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urce Code Pro" svg:font-family="'Source Code Pro'"/>
    <style:font-face style:name="Source Code Pro1" svg:font-family="'Source Code Pro'" style:font-pitch="fixed"/>
    <style:font-face style:name="Source Han Sans CN" svg:font-family="'Source Han Sans CN'" style:font-family-generic="system" style:font-pitch="variable"/>
    <style:font-face style:name="liberation serif" svg:font-family="'liberation serif'" style:font-family-generic="roman"/>
  </office:font-face-decls>
  <office:automatic-styles>
    <style:style style:name="P1" style:family="paragraph" style:parent-style-name="Footer">
      <style:paragraph-properties fo:text-align="center" style:justify-single-word="false"/>
      <style:text-properties officeooo:rsid="006afab5" officeooo:paragraph-rsid="006afab5"/>
    </style:style>
    <style:style style:name="P2" style:family="paragraph" style:parent-style-name="Standard">
      <style:text-properties officeooo:rsid="000d6d01" officeooo:paragraph-rsid="000d6d01"/>
    </style:style>
    <style:style style:name="P3" style:family="paragraph" style:parent-style-name="Standard">
      <style:text-properties officeooo:rsid="000d6d01" officeooo:paragraph-rsid="002e0215"/>
    </style:style>
    <style:style style:name="P4" style:family="paragraph" style:parent-style-name="Standard">
      <style:text-properties officeooo:rsid="000d6d01" officeooo:paragraph-rsid="009c0670"/>
    </style:style>
    <style:style style:name="P5" style:family="paragraph" style:parent-style-name="Standard">
      <style:text-properties officeooo:rsid="000d6d01" officeooo:paragraph-rsid="00bd9fbc"/>
    </style:style>
    <style:style style:name="P6" style:family="paragraph" style:parent-style-name="Standard">
      <style:text-properties officeooo:rsid="000d6d01" officeooo:paragraph-rsid="01205f6b"/>
    </style:style>
    <style:style style:name="P7" style:family="paragraph" style:parent-style-name="Standard">
      <style:text-properties officeooo:rsid="000f3559" officeooo:paragraph-rsid="000f3559"/>
    </style:style>
    <style:style style:name="P8" style:family="paragraph" style:parent-style-name="Standard">
      <style:text-properties officeooo:rsid="001053a8" officeooo:paragraph-rsid="001053a8"/>
    </style:style>
    <style:style style:name="P9" style:family="paragraph" style:parent-style-name="Standard">
      <style:text-properties officeooo:rsid="0010cf8b" officeooo:paragraph-rsid="0010cf8b"/>
    </style:style>
    <style:style style:name="P10" style:family="paragraph" style:parent-style-name="Standard">
      <style:text-properties officeooo:rsid="0010cf8b" officeooo:paragraph-rsid="0119ecf4"/>
    </style:style>
    <style:style style:name="P11" style:family="paragraph" style:parent-style-name="Standard">
      <style:text-properties officeooo:rsid="0041ee44" officeooo:paragraph-rsid="0041ee44"/>
    </style:style>
    <style:style style:name="P12" style:family="paragraph" style:parent-style-name="Standard">
      <style:text-properties officeooo:rsid="00126393" officeooo:paragraph-rsid="00126393"/>
    </style:style>
    <style:style style:name="P13" style:family="paragraph" style:parent-style-name="Standard">
      <style:text-properties officeooo:rsid="00126393" officeooo:paragraph-rsid="007d6dbc"/>
    </style:style>
    <style:style style:name="P14" style:family="paragraph" style:parent-style-name="Standard">
      <style:text-properties officeooo:rsid="00129d0d" officeooo:paragraph-rsid="00129d0d"/>
    </style:style>
    <style:style style:name="P15" style:family="paragraph" style:parent-style-name="Standard">
      <style:text-properties officeooo:rsid="00139b4c" officeooo:paragraph-rsid="00139b4c"/>
    </style:style>
    <style:style style:name="P16" style:family="paragraph" style:parent-style-name="Standard">
      <style:text-properties officeooo:rsid="001479b4" officeooo:paragraph-rsid="001479b4"/>
    </style:style>
    <style:style style:name="P17" style:family="paragraph" style:parent-style-name="Standard">
      <style:text-properties officeooo:rsid="0016a286" officeooo:paragraph-rsid="0016a286"/>
    </style:style>
    <style:style style:name="P18" style:family="paragraph" style:parent-style-name="Standard">
      <style:text-properties officeooo:rsid="0015e595" officeooo:paragraph-rsid="0015e595"/>
    </style:style>
    <style:style style:name="P19" style:family="paragraph" style:parent-style-name="Standard">
      <style:text-properties officeooo:rsid="0017a32e" officeooo:paragraph-rsid="0017a32e"/>
    </style:style>
    <style:style style:name="P20" style:family="paragraph" style:parent-style-name="Standard">
      <style:text-properties officeooo:rsid="0017a32e" officeooo:paragraph-rsid="00f05de2"/>
    </style:style>
    <style:style style:name="P21" style:family="paragraph" style:parent-style-name="Standard">
      <style:text-properties officeooo:rsid="0017a32e" officeooo:paragraph-rsid="00ff3c11"/>
    </style:style>
    <style:style style:name="P22" style:family="paragraph" style:parent-style-name="Standard">
      <style:text-properties officeooo:rsid="00188125" officeooo:paragraph-rsid="00188125"/>
    </style:style>
    <style:style style:name="P23" style:family="paragraph" style:parent-style-name="Standard">
      <style:text-properties officeooo:rsid="00188125" officeooo:paragraph-rsid="001bc379"/>
    </style:style>
    <style:style style:name="P24" style:family="paragraph" style:parent-style-name="Standard">
      <style:text-properties officeooo:rsid="001a49ab" officeooo:paragraph-rsid="001a49ab"/>
    </style:style>
    <style:style style:name="P25" style:family="paragraph" style:parent-style-name="Standard">
      <style:text-properties officeooo:rsid="0022225c" officeooo:paragraph-rsid="0022225c"/>
    </style:style>
    <style:style style:name="P26" style:family="paragraph" style:parent-style-name="Standard">
      <style:text-properties officeooo:rsid="00272754" officeooo:paragraph-rsid="00272754"/>
    </style:style>
    <style:style style:name="P27" style:family="paragraph" style:parent-style-name="Standard">
      <style:text-properties officeooo:rsid="00272754" officeooo:paragraph-rsid="0038dec6"/>
    </style:style>
    <style:style style:name="P28" style:family="paragraph" style:parent-style-name="Standard">
      <style:text-properties officeooo:rsid="00272754" officeooo:paragraph-rsid="00479022"/>
    </style:style>
    <style:style style:name="P29" style:family="paragraph" style:parent-style-name="Standard">
      <style:text-properties officeooo:rsid="00272754" officeooo:paragraph-rsid="00b4ec87"/>
    </style:style>
    <style:style style:name="P30" style:family="paragraph" style:parent-style-name="Standard">
      <style:paragraph-properties fo:text-align="center" style:justify-single-word="false"/>
      <style:text-properties officeooo:rsid="00272754" officeooo:paragraph-rsid="00911694"/>
    </style:style>
    <style:style style:name="P31" style:family="paragraph" style:parent-style-name="Standard">
      <style:text-properties officeooo:rsid="00265cfa" officeooo:paragraph-rsid="00265cfa"/>
    </style:style>
    <style:style style:name="P32" style:family="paragraph" style:parent-style-name="Standard">
      <style:text-properties officeooo:paragraph-rsid="003c1795"/>
    </style:style>
    <style:style style:name="P33" style:family="paragraph" style:parent-style-name="Standard">
      <style:text-properties officeooo:rsid="002aa451" officeooo:paragraph-rsid="002aa451"/>
    </style:style>
    <style:style style:name="P34" style:family="paragraph" style:parent-style-name="Standard">
      <style:text-properties officeooo:rsid="002e0215" officeooo:paragraph-rsid="002e0215"/>
    </style:style>
    <style:style style:name="P35" style:family="paragraph" style:parent-style-name="Standard">
      <style:text-properties officeooo:rsid="002e0215" officeooo:paragraph-rsid="009fd4ad"/>
    </style:style>
    <style:style style:name="P36" style:family="paragraph" style:parent-style-name="Standard">
      <style:text-properties officeooo:rsid="002e0215" officeooo:paragraph-rsid="00a27e32"/>
    </style:style>
    <style:style style:name="P37" style:family="paragraph" style:parent-style-name="Standard">
      <style:text-properties officeooo:rsid="002e0215" officeooo:paragraph-rsid="00a31b24"/>
    </style:style>
    <style:style style:name="P38" style:family="paragraph" style:parent-style-name="Standard">
      <style:text-properties officeooo:rsid="002e8817" officeooo:paragraph-rsid="002e8817"/>
    </style:style>
    <style:style style:name="P39" style:family="paragraph" style:parent-style-name="Standard">
      <style:text-properties officeooo:rsid="00345f1d" officeooo:paragraph-rsid="00345f1d"/>
    </style:style>
    <style:style style:name="P40" style:family="paragraph" style:parent-style-name="Standard">
      <style:text-properties officeooo:rsid="00479022" officeooo:paragraph-rsid="00479022"/>
    </style:style>
    <style:style style:name="P41" style:family="paragraph" style:parent-style-name="Standard">
      <style:text-properties fo:color="#000000" loext:opacity="100%" style:font-name="Liberation Serif" officeooo:rsid="0048683e" officeooo:paragraph-rsid="004bb7cf"/>
    </style:style>
    <style:style style:name="P42" style:family="paragraph" style:parent-style-name="Standard">
      <style:text-properties fo:color="#000000" loext:opacity="100%" style:font-name="Liberation Serif" officeooo:rsid="00768321" officeooo:paragraph-rsid="0048683e"/>
    </style:style>
    <style:style style:name="P43" style:family="paragraph" style:parent-style-name="Standard">
      <style:text-properties fo:color="#000000" loext:opacity="100%" style:font-name="Liberation Serif" officeooo:rsid="00768321" officeooo:paragraph-rsid="0049fa7f"/>
    </style:style>
    <style:style style:name="P44" style:family="paragraph" style:parent-style-name="Standard">
      <style:text-properties fo:color="#000000" loext:opacity="100%" style:font-name="Liberation Serif" officeooo:rsid="00768321" officeooo:paragraph-rsid="0051ecc2"/>
    </style:style>
    <style:style style:name="P45" style:family="paragraph" style:parent-style-name="Standard">
      <style:text-properties fo:color="#000000" loext:opacity="100%" style:font-name="Liberation Serif" officeooo:rsid="00768321" officeooo:paragraph-rsid="004bb7cf"/>
    </style:style>
    <style:style style:name="P46" style:family="paragraph" style:parent-style-name="Standard">
      <style:text-properties fo:color="#000000" loext:opacity="100%" style:font-name="Liberation Serif" officeooo:rsid="0049fa7f" officeooo:paragraph-rsid="0051ecc2"/>
    </style:style>
    <style:style style:name="P47" style:family="paragraph" style:parent-style-name="Standard">
      <style:text-properties fo:color="#000000" loext:opacity="100%" style:font-name="Liberation Serif" officeooo:rsid="00dee247" officeooo:paragraph-rsid="0051ecc2"/>
    </style:style>
    <style:style style:name="P48" style:family="paragraph" style:parent-style-name="Standard">
      <style:paragraph-properties fo:text-align="justify" style:justify-single-word="false"/>
      <style:text-properties fo:color="#000000" loext:opacity="100%" style:font-name="Liberation Serif" officeooo:rsid="00d86aab" officeooo:paragraph-rsid="0051ecc2"/>
    </style:style>
    <style:style style:name="P49" style:family="paragraph" style:parent-style-name="Standard">
      <style:paragraph-properties fo:text-align="justify" style:justify-single-word="false"/>
      <style:text-properties fo:color="#000000" loext:opacity="100%" style:font-name="Liberation Serif" officeooo:rsid="0053aa9e" officeooo:paragraph-rsid="0053aa9e"/>
    </style:style>
    <style:style style:name="P50" style:family="paragraph" style:parent-style-name="Standard" style:master-page-name="">
      <loext:graphic-properties draw:fill="none" draw:fill-gradient-name="gradient" draw:fill-hatch-name="hatch"/>
      <style:paragraph-properties fo:margin-left="0in" fo:margin-right="0in" fo:text-align="justify" style:justify-single-word="false" fo:text-indent="0in" style:auto-text-indent="false" style:page-number="auto" fo:background-color="transparent">
        <style:tab-stops>
          <style:tab-stop style:position="1.4972in" style:type="right"/>
          <style:tab-stop style:position="7.7472in"/>
        </style:tab-stops>
      </style:paragraph-properties>
      <style:text-properties fo:color="#000000" loext:opacity="100%" style:font-name="Liberation Serif" officeooo:rsid="0053aa9e" officeooo:paragraph-rsid="0053aa9e"/>
    </style:style>
    <style:style style:name="P51" style:family="paragraph" style:parent-style-name="Standard">
      <style:paragraph-properties fo:text-align="justify" style:justify-single-word="false"/>
      <style:text-properties fo:color="#000000" loext:opacity="100%" style:font-name="Liberation Serif" officeooo:rsid="0053aa9e" officeooo:paragraph-rsid="0105e022"/>
    </style:style>
    <style:style style:name="P52" style:family="paragraph" style:parent-style-name="Standard">
      <style:text-properties fo:color="#000000" loext:opacity="100%" style:font-name="Liberation Serif" officeooo:rsid="009ae987" officeooo:paragraph-rsid="009ae987"/>
    </style:style>
    <style:style style:name="P53" style:family="paragraph" style:parent-style-name="Standard">
      <style:text-properties fo:color="#000000" loext:opacity="100%" style:font-name="Liberation Serif" officeooo:rsid="0051ecc2" officeooo:paragraph-rsid="0051ecc2"/>
    </style:style>
    <style:style style:name="P54" style:family="paragraph" style:parent-style-name="Standard">
      <style:text-properties fo:color="#000000" loext:opacity="100%" style:font-name="Liberation Serif" fo:font-size="12pt" officeooo:rsid="005bd445" officeooo:paragraph-rsid="005bd445" style:font-size-asian="12pt" style:font-size-complex="12pt"/>
    </style:style>
    <style:style style:name="P55" style:family="paragraph" style:parent-style-name="Standard">
      <style:text-properties fo:color="#000000" loext:opacity="100%" style:font-name="Liberation Serif" fo:font-size="12pt" officeooo:rsid="005bd445" officeooo:paragraph-rsid="005c2b2e" style:font-size-asian="12pt" style:font-size-complex="12pt"/>
    </style:style>
    <style:style style:name="P56" style:family="paragraph" style:parent-style-name="Standard">
      <style:text-properties fo:color="#000000" loext:opacity="100%" style:font-name="Liberation Serif" fo:font-size="12pt" officeooo:rsid="005d420b" officeooo:paragraph-rsid="005e1989" style:font-size-asian="12pt" style:font-size-complex="12pt"/>
    </style:style>
    <style:style style:name="P57" style:family="paragraph" style:parent-style-name="Standard">
      <style:text-properties fo:color="#000000" loext:opacity="100%" style:font-name="Liberation Serif" fo:font-size="12pt" officeooo:rsid="001053a8" officeooo:paragraph-rsid="006c46f1" style:font-size-asian="12pt" style:font-size-complex="12pt"/>
    </style:style>
    <style:style style:name="P58" style:family="paragraph" style:parent-style-name="Standard">
      <style:text-properties fo:color="#000000" loext:opacity="100%" style:font-name="Liberation Serif" fo:font-size="12pt" officeooo:rsid="000d6d01" officeooo:paragraph-rsid="00648020" style:font-size-asian="12pt" style:font-size-complex="12pt"/>
    </style:style>
    <style:style style:name="P59" style:family="paragraph" style:parent-style-name="Standard">
      <loext:graphic-properties draw:fill-gradient-name="gradient" draw:fill-hatch-name="hatch"/>
      <style:paragraph-properties fo:margin-top="0in" fo:margin-bottom="0.0201in" style:contextual-spacing="false"/>
      <style:text-properties fo:color="#000000" loext:opacity="100%" style:font-name="Liberation Serif" fo:font-size="12pt" officeooo:rsid="0060c23a" officeooo:paragraph-rsid="00bb980a" style:font-size-asian="12pt" style:font-size-complex="12pt"/>
    </style:style>
    <style:style style:name="P60" style:family="paragraph" style:parent-style-name="Standard">
      <style:text-properties fo:color="#000000" loext:opacity="100%" style:font-name="Liberation Serif" fo:font-size="12pt" officeooo:rsid="00c05f43" officeooo:paragraph-rsid="00c05f43" style:font-size-asian="12pt" style:font-size-complex="12pt"/>
    </style:style>
    <style:style style:name="P61" style:family="paragraph" style:parent-style-name="Standard">
      <style:text-properties fo:color="#000000" loext:opacity="100%" style:font-name="Liberation Serif" fo:font-size="12pt" officeooo:rsid="00e508d1" officeooo:paragraph-rsid="00e508d1" style:font-size-asian="12pt" style:font-size-complex="12pt"/>
    </style:style>
    <style:style style:name="P62" style:family="paragraph" style:parent-style-name="Standard">
      <style:text-properties fo:color="#000000" loext:opacity="100%" style:font-name="Liberation Serif" fo:font-size="12pt" officeooo:rsid="00f05de2" officeooo:paragraph-rsid="00f1d6fa" style:font-size-asian="12pt" style:font-size-complex="12pt"/>
    </style:style>
    <style:style style:name="P63" style:family="paragraph" style:parent-style-name="Standard">
      <style:text-properties fo:color="#000000" loext:opacity="100%" style:font-name="Liberation Serif" fo:font-size="12pt" officeooo:rsid="012c6b88" officeooo:paragraph-rsid="012c6b88" style:font-size-asian="12pt" style:font-size-complex="12pt"/>
    </style:style>
    <style:style style:name="P64" style:family="paragraph" style:parent-style-name="Standard">
      <style:text-properties fo:color="#000000" loext:opacity="100%" style:font-name="Liberation Serif" fo:font-size="12pt" fo:font-style="normal" officeooo:rsid="0061622c" officeooo:paragraph-rsid="0048683e" style:font-size-asian="12pt" style:font-style-asian="normal" style:font-size-complex="12pt" style:font-style-complex="normal"/>
    </style:style>
    <style:style style:name="P65" style:family="paragraph" style:parent-style-name="Standard">
      <style:text-properties fo:color="#000000" loext:opacity="100%" style:font-name="Liberation Serif" fo:font-size="12pt" fo:font-style="normal" officeooo:rsid="002e0215" officeooo:paragraph-rsid="011eb446" style:font-size-asian="12pt" style:font-style-asian="normal" style:font-size-complex="12pt" style:font-style-complex="normal"/>
    </style:style>
    <style:style style:name="P66" style:family="paragraph" style:parent-style-name="Standard">
      <style:text-properties fo:color="#000000" loext:opacity="100%" style:font-name="Liberation Serif" officeooo:rsid="00e28aeb" officeooo:paragraph-rsid="0050f3a2"/>
    </style:style>
    <style:style style:name="P67" style:family="paragraph" style:parent-style-name="Standard">
      <style:text-properties fo:color="#000000" loext:opacity="100%" style:font-name="Liberation Serif" officeooo:rsid="00acb830" officeooo:paragraph-rsid="00acb830"/>
    </style:style>
    <style:style style:name="P68" style:family="paragraph" style:parent-style-name="Standard">
      <style:text-properties fo:color="#000000" loext:opacity="100%" style:font-name="Liberation Serif" officeooo:rsid="001e8a9f" officeooo:paragraph-rsid="00acb830"/>
    </style:style>
    <style:style style:name="P69" style:family="paragraph" style:parent-style-name="Standard">
      <style:text-properties fo:color="#000000" loext:opacity="100%" style:font-name="Liberation Serif" officeooo:rsid="001e8a9f" officeooo:paragraph-rsid="004bb7cf"/>
    </style:style>
    <style:style style:name="P70" style:family="paragraph" style:parent-style-name="Standard">
      <style:text-properties fo:color="#000000" loext:opacity="100%" style:font-name="Liberation Serif" officeooo:rsid="001ed2a9" officeooo:paragraph-rsid="004bb7cf"/>
    </style:style>
    <style:style style:name="P71" style:family="paragraph" style:parent-style-name="Standard">
      <style:text-properties fo:color="#000000" loext:opacity="100%" officeooo:rsid="00716545" officeooo:paragraph-rsid="004bb7cf"/>
    </style:style>
    <style:style style:name="P72" style:family="paragraph" style:parent-style-name="Standard">
      <style:text-properties fo:color="#000000" loext:opacity="100%" officeooo:rsid="00768321" officeooo:paragraph-rsid="0051ecc2"/>
    </style:style>
    <style:style style:name="P73" style:family="paragraph" style:parent-style-name="Standard">
      <style:paragraph-properties fo:text-align="start" style:justify-single-word="false"/>
      <style:text-properties fo:color="#000000" loext:opacity="100%" officeooo:rsid="00768321" officeooo:paragraph-rsid="00e2be92"/>
    </style:style>
    <style:style style:name="P74" style:family="paragraph" style:parent-style-name="Standard">
      <style:text-properties fo:color="#000000" loext:opacity="100%" officeooo:rsid="00dee247" officeooo:paragraph-rsid="0051ecc2"/>
    </style:style>
    <style:style style:name="P75" style:family="paragraph" style:parent-style-name="Standard">
      <style:text-properties fo:color="#000000" loext:opacity="100%" officeooo:rsid="0010cf8b" officeooo:paragraph-rsid="0010cf8b"/>
    </style:style>
    <style:style style:name="P76" style:family="paragraph" style:parent-style-name="Standard">
      <style:text-properties fo:color="#000000" loext:opacity="100%" officeooo:rsid="001e8a9f" officeooo:paragraph-rsid="00acb830"/>
    </style:style>
    <style:style style:name="P77" style:family="paragraph" style:parent-style-name="Standard">
      <style:text-properties fo:color="#000000" loext:opacity="100%" officeooo:rsid="001dfc2a" officeooo:paragraph-rsid="00acb830"/>
    </style:style>
    <style:style style:name="P78" style:family="paragraph" style:parent-style-name="Standard">
      <style:text-properties fo:color="#000000" loext:opacity="100%" style:font-name="liberation serif" fo:font-size="12pt" officeooo:rsid="0089b6ed" officeooo:paragraph-rsid="01205f6b" style:font-size-asian="12pt" style:font-size-complex="12pt"/>
    </style:style>
    <style:style style:name="P79" style:family="paragraph" style:parent-style-name="Standard">
      <style:text-properties style:font-name="Liberation Serif" officeooo:rsid="00679e75" officeooo:paragraph-rsid="00479022"/>
    </style:style>
    <style:style style:name="P80" style:family="paragraph" style:parent-style-name="Standard">
      <style:text-properties style:font-name="Liberation Serif" officeooo:rsid="00679e75" officeooo:paragraph-rsid="0048683e"/>
    </style:style>
    <style:style style:name="P81" style:family="paragraph" style:parent-style-name="Standard">
      <style:text-properties style:font-name="Liberation Serif" officeooo:rsid="006709da" officeooo:paragraph-rsid="00479022"/>
    </style:style>
    <style:style style:name="P82" style:family="paragraph" style:parent-style-name="Standard">
      <style:text-properties style:font-name="Liberation Serif" officeooo:rsid="0050f3a2" officeooo:paragraph-rsid="0050f3a2"/>
    </style:style>
    <style:style style:name="P83" style:family="paragraph" style:parent-style-name="Standard">
      <style:text-properties style:font-name="Liberation Serif" officeooo:rsid="0050f3a2" officeooo:paragraph-rsid="00479022"/>
    </style:style>
    <style:style style:name="P84" style:family="paragraph" style:parent-style-name="Standard">
      <style:text-properties style:font-name="Liberation Serif" officeooo:rsid="0053aa9e" officeooo:paragraph-rsid="0053aa9e"/>
    </style:style>
    <style:style style:name="P85" style:family="paragraph" style:parent-style-name="Standard">
      <style:text-properties style:font-name="Liberation Serif" officeooo:rsid="002593df" officeooo:paragraph-rsid="0051ecc2"/>
    </style:style>
    <style:style style:name="P86" style:family="paragraph" style:parent-style-name="Standard">
      <style:text-properties style:font-name="Liberation Serif" officeooo:paragraph-rsid="0048683e"/>
    </style:style>
    <style:style style:name="P87" style:family="paragraph" style:parent-style-name="Standard">
      <style:paragraph-properties fo:text-align="start" style:justify-single-word="false"/>
      <style:text-properties style:font-name="Liberation Serif" fo:font-size="12pt" officeooo:rsid="0027f1e8" officeooo:paragraph-rsid="00e2be92" style:font-size-asian="12pt" style:font-size-complex="12pt"/>
    </style:style>
    <style:style style:name="P88" style:family="paragraph" style:parent-style-name="Standard">
      <style:text-properties style:font-name="Liberation Serif" fo:font-style="normal" officeooo:rsid="00679e75" officeooo:paragraph-rsid="0048683e" style:font-style-asian="normal" style:font-style-complex="normal"/>
    </style:style>
    <style:style style:name="P89" style:family="paragraph" style:parent-style-name="Standard">
      <style:text-properties style:font-name="Liberation Serif" fo:font-style="normal" officeooo:rsid="0061622c" officeooo:paragraph-rsid="0048683e" style:font-style-asian="normal" style:font-style-complex="normal"/>
    </style:style>
    <style:style style:name="P90" style:family="paragraph" style:parent-style-name="Standard">
      <style:text-properties style:font-name="Liberation Serif" officeooo:rsid="0129e6c9" officeooo:paragraph-rsid="0129e6c9"/>
    </style:style>
    <style:style style:name="P91" style:family="paragraph" style:parent-style-name="Standard">
      <style:text-properties style:font-name="Liberation Serif" officeooo:rsid="012b4893" officeooo:paragraph-rsid="012b4893"/>
    </style:style>
    <style:style style:name="P92" style:family="paragraph" style:parent-style-name="Standard">
      <style:text-properties officeooo:rsid="0048683e" officeooo:paragraph-rsid="0048683e"/>
    </style:style>
    <style:style style:name="P93" style:family="paragraph" style:parent-style-name="Standard">
      <style:text-properties officeooo:rsid="00679e75" officeooo:paragraph-rsid="0048683e"/>
    </style:style>
    <style:style style:name="P94" style:family="paragraph" style:parent-style-name="Standard">
      <style:text-properties officeooo:paragraph-rsid="0050f3a2"/>
    </style:style>
    <style:style style:name="P95" style:family="paragraph" style:parent-style-name="Standard">
      <style:paragraph-properties fo:text-align="justify" style:justify-single-word="false"/>
      <style:text-properties officeooo:paragraph-rsid="0051ecc2"/>
    </style:style>
    <style:style style:name="P96" style:family="paragraph" style:parent-style-name="Standard">
      <style:paragraph-properties fo:text-align="justify" style:justify-single-word="false"/>
      <style:text-properties officeooo:paragraph-rsid="0053aa9e"/>
    </style:style>
    <style:style style:name="P97" style:family="paragraph" style:parent-style-name="Standard">
      <style:paragraph-properties fo:text-align="start" style:justify-single-word="false"/>
      <style:text-properties officeooo:paragraph-rsid="0053aa9e"/>
    </style:style>
    <style:style style:name="P98" style:family="paragraph" style:parent-style-name="Standard">
      <style:paragraph-properties fo:text-align="start" style:justify-single-word="false"/>
      <style:text-properties officeooo:paragraph-rsid="00aacddc"/>
    </style:style>
    <style:style style:name="P99" style:family="paragraph" style:parent-style-name="Standard">
      <style:paragraph-properties fo:text-align="start" style:justify-single-word="false"/>
      <style:text-properties officeooo:paragraph-rsid="00aefd73"/>
    </style:style>
    <style:style style:name="P100" style:family="paragraph" style:parent-style-name="Standard">
      <style:paragraph-properties fo:text-align="start" style:justify-single-word="false"/>
      <style:text-properties officeooo:paragraph-rsid="00cd9d93"/>
    </style:style>
    <style:style style:name="P101" style:family="paragraph" style:parent-style-name="Standard">
      <style:paragraph-properties fo:text-align="start" style:justify-single-word="false"/>
      <style:text-properties officeooo:paragraph-rsid="00ce3a90"/>
    </style:style>
    <style:style style:name="P102" style:family="paragraph" style:parent-style-name="Standard">
      <style:paragraph-properties fo:text-align="start" style:justify-single-word="false"/>
      <style:text-properties officeooo:paragraph-rsid="00e2be92"/>
    </style:style>
    <style:style style:name="P103" style:family="paragraph" style:parent-style-name="Standard">
      <style:text-properties officeooo:paragraph-rsid="00537643"/>
    </style:style>
    <style:style style:name="P104" style:family="paragraph" style:parent-style-name="Standard">
      <style:paragraph-properties fo:text-align="start" style:justify-single-word="false"/>
      <style:text-properties fo:font-variant="normal" fo:text-transform="none" fo:color="#222222" loext:opacity="100%" style:font-name="Liberation Serif" fo:font-size="12pt" fo:letter-spacing="normal" fo:font-style="normal" fo:font-weight="normal" officeooo:rsid="0103e07a" officeooo:paragraph-rsid="0053aa9e" style:font-size-asian="12pt" style:font-size-complex="12pt"/>
    </style:style>
    <style:style style:name="P105" style:family="paragraph" style:parent-style-name="Standard">
      <style:paragraph-properties fo:text-align="start" style:justify-single-word="false"/>
      <style:text-properties fo:font-variant="normal" fo:text-transform="none" fo:color="#222222" loext:opacity="100%" style:font-name="Liberation Serif" fo:font-size="12pt" fo:letter-spacing="normal" fo:font-style="normal" fo:font-weight="normal" officeooo:rsid="00aab786" officeooo:paragraph-rsid="0053aa9e" style:font-size-asian="12pt" style:font-size-complex="12pt"/>
    </style:style>
    <style:style style:name="P106" style:family="paragraph" style:parent-style-name="Standard">
      <style:paragraph-properties fo:text-align="start" style:justify-single-word="false"/>
      <style:text-properties fo:font-variant="normal" fo:text-transform="none" fo:color="#222222" loext:opacity="100%" style:font-name="Liberation Serif" fo:font-size="12pt" fo:letter-spacing="normal" fo:font-style="normal" fo:font-weight="normal" officeooo:rsid="00aab786" officeooo:paragraph-rsid="00983114" style:font-size-asian="12pt" style:font-size-complex="12pt"/>
    </style:style>
    <style:style style:name="P107" style:family="paragraph" style:parent-style-name="Standard">
      <style:paragraph-properties fo:text-align="start" style:justify-single-word="false"/>
      <style:text-properties fo:font-variant="normal" fo:text-transform="none" fo:color="#222222" loext:opacity="100%" style:font-name="Liberation Serif" fo:font-size="12pt" fo:letter-spacing="normal" fo:font-style="normal" fo:font-weight="normal" officeooo:rsid="00f5394f" officeooo:paragraph-rsid="0053aa9e" style:font-size-asian="12pt" style:font-size-complex="12pt"/>
    </style:style>
    <style:style style:name="P108" style:family="paragraph" style:parent-style-name="Standard">
      <style:paragraph-properties fo:text-align="start" style:justify-single-word="false"/>
      <style:text-properties fo:font-variant="normal" fo:text-transform="none" fo:color="#222222" loext:opacity="100%" style:font-name="Liberation Serif" fo:font-size="12pt" fo:letter-spacing="normal" fo:font-style="normal" fo:font-weight="normal" officeooo:rsid="00f5394f" officeooo:paragraph-rsid="00aacddc" style:font-size-asian="12pt" style:font-size-complex="12pt"/>
    </style:style>
    <style:style style:name="P109" style:family="paragraph" style:parent-style-name="Standard">
      <style:paragraph-properties fo:text-align="start" style:justify-single-word="false"/>
      <style:text-properties fo:font-variant="normal" fo:text-transform="none" fo:color="#222222" loext:opacity="100%" style:font-name="Liberation Serif" fo:font-size="12pt" fo:letter-spacing="normal" fo:font-style="normal" fo:font-weight="normal" officeooo:rsid="00f5e086" officeooo:paragraph-rsid="0053aa9e" style:font-size-asian="12pt" style:font-size-complex="12pt"/>
    </style:style>
    <style:style style:name="P110" style:family="paragraph" style:parent-style-name="Standard">
      <style:paragraph-properties fo:text-align="start" style:justify-single-word="false"/>
      <style:text-properties fo:font-variant="normal" fo:text-transform="none" fo:color="#222222" loext:opacity="100%" style:font-name="Liberation Serif" fo:font-size="12pt" fo:letter-spacing="normal" fo:font-style="normal" fo:font-weight="normal" officeooo:rsid="00f5e086" officeooo:paragraph-rsid="00aefd73" style:font-size-asian="12pt" style:font-size-complex="12pt"/>
    </style:style>
    <style:style style:name="P111" style:family="paragraph" style:parent-style-name="Standard">
      <style:paragraph-properties fo:text-align="start" style:justify-single-word="false"/>
      <style:text-properties fo:font-variant="normal" fo:text-transform="none" fo:color="#222222" loext:opacity="100%" style:font-name="Liberation Serif" fo:font-size="12pt" fo:letter-spacing="normal" fo:font-style="normal" fo:font-weight="normal" officeooo:rsid="00f681de" officeooo:paragraph-rsid="0053aa9e" style:font-size-asian="12pt" style:font-size-complex="12pt"/>
    </style:style>
    <style:style style:name="P112" style:family="paragraph" style:parent-style-name="Standard">
      <style:paragraph-properties fo:text-align="start" style:justify-single-word="false"/>
      <style:text-properties fo:font-variant="normal" fo:text-transform="none" fo:color="#222222" loext:opacity="100%" style:font-name="Liberation Serif" fo:font-size="12pt" fo:letter-spacing="normal" fo:font-style="normal" fo:font-weight="normal" officeooo:rsid="0027f1e8" officeooo:paragraph-rsid="0053aa9e" style:font-size-asian="12pt" style:font-size-complex="12pt"/>
    </style:style>
    <style:style style:name="P113" style:family="paragraph" style:parent-style-name="Standard">
      <style:paragraph-properties fo:text-align="start" style:justify-single-word="false"/>
      <style:text-properties fo:font-variant="normal" fo:text-transform="none" fo:color="#222222" loext:opacity="100%" style:font-name="Liberation Serif" fo:font-size="12pt" fo:letter-spacing="normal" fo:font-style="normal" fo:font-weight="normal" officeooo:rsid="0027f1e8" officeooo:paragraph-rsid="00e2be92" style:font-size-asian="12pt" style:font-size-complex="12pt"/>
    </style:style>
    <style:style style:name="P114" style:family="paragraph" style:parent-style-name="Standard">
      <style:paragraph-properties fo:text-align="start" style:justify-single-word="false"/>
      <style:text-properties fo:font-variant="normal" fo:text-transform="none" fo:color="#222222" loext:opacity="100%" style:font-name="Liberation Serif" fo:font-size="12pt" fo:letter-spacing="normal" fo:font-style="normal" fo:font-weight="normal" officeooo:rsid="00e2be92" officeooo:paragraph-rsid="00e2be92" style:font-size-asian="12pt" style:font-size-complex="12pt"/>
    </style:style>
    <style:style style:name="P115" style:family="paragraph" style:parent-style-name="Standard">
      <style:paragraph-properties fo:text-align="start" style:justify-single-word="false"/>
      <style:text-properties fo:font-variant="normal" fo:text-transform="none" fo:color="#222222" loext:opacity="100%" style:font-name="Liberation Serif" fo:font-size="12pt" fo:letter-spacing="normal" fo:font-style="normal" fo:font-weight="normal" officeooo:rsid="0027f1e8" officeooo:paragraph-rsid="00e2be92" style:font-size-asian="12pt" style:font-style-asian="italic" style:font-size-complex="12pt" style:font-style-complex="italic"/>
    </style:style>
    <style:style style:name="P116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font-style="normal" fo:font-weight="normal" officeooo:rsid="0096e444" officeooo:paragraph-rsid="0096e444" style:font-size-asian="12pt" style:font-size-complex="12pt"/>
    </style:style>
    <style:style style:name="P117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font-style="normal" fo:font-weight="normal" officeooo:rsid="00fee563" officeooo:paragraph-rsid="0053aa9e" style:font-size-asian="12pt" style:font-size-complex="12pt"/>
    </style:style>
    <style:style style:name="P118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font-style="normal" fo:font-weight="normal" officeooo:rsid="00fee563" officeooo:paragraph-rsid="00aacddc" style:font-size-asian="12pt" style:font-size-complex="12pt"/>
    </style:style>
    <style:style style:name="P119" style:family="paragraph" style:parent-style-name="Standard">
      <style:text-properties fo:font-variant="normal" fo:text-transform="none" fo:color="#000000" loext:opacity="100%" style:font-name="Liberation Serif" fo:font-size="12pt" fo:letter-spacing="normal" fo:font-style="normal" fo:font-weight="normal" officeooo:rsid="005bd445" officeooo:paragraph-rsid="005c2b2e" style:font-size-asian="12pt" style:font-size-complex="12pt"/>
    </style:style>
    <style:style style:name="P120" style:family="paragraph" style:parent-style-name="Standard">
      <style:text-properties fo:font-variant="normal" fo:text-transform="none" fo:color="#000000" loext:opacity="100%" style:font-name="Liberation Serif" fo:font-size="12pt" fo:letter-spacing="normal" fo:font-style="normal" fo:font-weight="normal" officeooo:rsid="005bd445" officeooo:paragraph-rsid="005bd445" style:font-size-asian="12pt" style:font-size-complex="12pt"/>
    </style:style>
    <style:style style:name="P121" style:family="paragraph" style:parent-style-name="Standard">
      <style:text-properties fo:font-variant="normal" fo:text-transform="none" fo:color="#000000" loext:opacity="100%" style:font-name="Liberation Serif" fo:font-size="12pt" fo:letter-spacing="normal" fo:font-style="normal" fo:font-weight="normal" officeooo:rsid="005e1989" officeooo:paragraph-rsid="005e1989" style:font-size-asian="12pt" style:font-size-complex="12pt"/>
    </style:style>
    <style:style style:name="P122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font-style="normal" fo:font-weight="normal" officeooo:rsid="00ce3a90" officeooo:paragraph-rsid="00ce3a90" style:font-size-asian="12pt" style:font-size-complex="12pt"/>
    </style:style>
    <style:style style:name="P123" style:family="paragraph" style:parent-style-name="Standard">
      <style:text-properties fo:font-variant="normal" fo:text-transform="none" fo:color="#000000" loext:opacity="100%" style:font-name="Liberation Serif" fo:font-size="12pt" fo:letter-spacing="normal" fo:font-style="normal" fo:font-weight="normal" officeooo:rsid="00e2be92" officeooo:paragraph-rsid="005fa666" style:font-size-asian="12pt" style:font-size-complex="12pt"/>
    </style:style>
    <style:style style:name="P124" style:family="paragraph" style:parent-style-name="Standard">
      <style:text-properties fo:font-variant="normal" fo:text-transform="none" fo:color="#000000" loext:opacity="100%" style:font-name="Liberation Serif" fo:font-size="12pt" fo:letter-spacing="normal" fo:font-style="normal" fo:font-weight="normal" officeooo:rsid="00e2be92" officeooo:paragraph-rsid="00e2be92" style:font-size-asian="12pt" style:font-size-complex="12pt"/>
    </style:style>
    <style:style style:name="P125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font-style="normal" fo:font-weight="normal" officeooo:rsid="00cd9d93" officeooo:paragraph-rsid="00cd9d93" style:font-size-asian="10.5pt" style:font-style-asian="normal" style:font-weight-asian="normal" style:font-size-complex="12pt" style:font-style-complex="normal" style:font-weight-complex="normal"/>
    </style:style>
    <style:style style:name="P126" style:family="paragraph" style:parent-style-name="Standard">
      <style:paragraph-properties fo:text-align="center" style:justify-single-word="false"/>
      <style:text-properties fo:font-variant="normal" fo:text-transform="none" fo:color="#000000" loext:opacity="100%" style:font-name="Liberation Serif" fo:font-size="12pt" fo:letter-spacing="normal" fo:font-style="normal" fo:font-weight="normal" officeooo:rsid="00cd9d93" officeooo:paragraph-rsid="00cd9d93" style:font-size-asian="10.5pt" style:font-style-asian="normal" style:font-weight-asian="normal" style:font-size-complex="12pt" style:font-style-complex="normal" style:font-weight-complex="normal"/>
    </style:style>
    <style:style style:name="P127" style:family="paragraph" style:parent-style-name="Standard">
      <style:text-properties fo:font-variant="normal" fo:text-transform="none" fo:color="#861141" loext:opacity="100%" style:font-name="Source Code Pro1" fo:font-size="10pt" fo:letter-spacing="normal" fo:font-style="normal" fo:font-weight="normal" officeooo:rsid="009fd4ad" officeooo:paragraph-rsid="0051ecc2" style:font-size-asian="10pt" style:font-style-asian="normal" style:font-size-complex="10pt" style:font-style-complex="normal"/>
    </style:style>
    <style:style style:name="P128" style:family="paragraph" style:parent-style-name="Standard">
      <style:text-properties fo:font-variant="normal" fo:text-transform="none" fo:color="#861141" loext:opacity="100%" style:font-name="Source Code Pro1" fo:font-size="10pt" fo:letter-spacing="normal" fo:font-style="normal" fo:font-weight="normal" officeooo:rsid="009fd4ad" officeooo:paragraph-rsid="009ae987" style:font-size-asian="10pt" style:font-style-asian="normal" style:font-size-complex="10pt" style:font-style-complex="normal"/>
    </style:style>
    <style:style style:name="P129" style:family="paragraph" style:parent-style-name="Standard">
      <style:paragraph-properties fo:text-align="start" style:justify-single-word="false"/>
      <style:text-properties fo:font-variant="normal" fo:text-transform="none" fo:color="#c9211e" loext:opacity="100%" style:font-name="Source Code Pro1" fo:font-size="10pt" fo:letter-spacing="normal" fo:font-style="normal" fo:font-weight="normal" officeooo:rsid="00aab786" officeooo:paragraph-rsid="0053aa9e" style:font-size-asian="10pt" style:font-size-complex="10pt"/>
    </style:style>
    <style:style style:name="P130" style:family="paragraph" style:parent-style-name="Standard">
      <style:paragraph-properties fo:text-align="start" style:justify-single-word="false"/>
      <style:text-properties fo:font-variant="normal" fo:text-transform="none" fo:color="#c9211e" loext:opacity="100%" style:font-name="Source Code Pro1" fo:font-size="10pt" fo:letter-spacing="normal" fo:font-style="normal" fo:font-weight="normal" officeooo:rsid="00aab786" officeooo:paragraph-rsid="0096e444" style:font-size-asian="10pt" style:font-size-complex="10pt"/>
    </style:style>
    <style:style style:name="P131" style:family="paragraph" style:parent-style-name="Standard">
      <style:paragraph-properties fo:text-align="start" style:justify-single-word="false"/>
      <style:text-properties officeooo:rsid="00fee563" officeooo:paragraph-rsid="0053aa9e"/>
    </style:style>
    <style:style style:name="P132" style:family="paragraph" style:parent-style-name="Standard">
      <style:text-properties officeooo:rsid="005e1989" officeooo:paragraph-rsid="005fa666"/>
    </style:style>
    <style:style style:name="P133" style:family="paragraph" style:parent-style-name="Standard">
      <style:text-properties fo:color="#861141" loext:opacity="100%" style:font-name="Source Code Pro1" fo:font-size="10pt" officeooo:rsid="000d6d01" officeooo:paragraph-rsid="000d6d01" style:font-size-asian="10pt" style:font-size-complex="10pt"/>
    </style:style>
    <style:style style:name="P134" style:family="paragraph" style:parent-style-name="Standard">
      <style:text-properties fo:color="#861141" loext:opacity="100%" style:font-name="Source Code Pro1" fo:font-size="10pt" officeooo:rsid="000d6d01" officeooo:paragraph-rsid="000f3559" style:font-size-asian="10pt" style:font-size-complex="10pt"/>
    </style:style>
    <style:style style:name="P135" style:family="paragraph" style:parent-style-name="Standard">
      <style:text-properties fo:color="#861141" loext:opacity="100%" style:font-name="Source Code Pro1" fo:font-size="10pt" officeooo:rsid="000d6d01" officeooo:paragraph-rsid="001053a8" style:font-size-asian="10pt" style:font-size-complex="10pt"/>
    </style:style>
    <style:style style:name="P136" style:family="paragraph" style:parent-style-name="Standard">
      <style:text-properties fo:color="#861141" loext:opacity="100%" style:font-name="Source Code Pro1" fo:font-size="10pt" officeooo:rsid="000d6d01" officeooo:paragraph-rsid="006bd3c6" style:font-size-asian="10pt" style:font-size-complex="10pt"/>
    </style:style>
    <style:style style:name="P137" style:family="paragraph" style:parent-style-name="Standard">
      <style:text-properties fo:color="#861141" loext:opacity="100%" style:font-name="Source Code Pro1" fo:font-size="10pt" officeooo:rsid="000d6d01" officeooo:paragraph-rsid="0010cf8b" style:font-size-asian="10pt" style:font-size-complex="10pt"/>
    </style:style>
    <style:style style:name="P138" style:family="paragraph" style:parent-style-name="Standard">
      <style:text-properties fo:color="#861141" loext:opacity="100%" style:font-name="Source Code Pro1" fo:font-size="10pt" officeooo:rsid="000d6d01" officeooo:paragraph-rsid="00126393" style:font-size-asian="10pt" style:font-size-complex="10pt"/>
    </style:style>
    <style:style style:name="P139" style:family="paragraph" style:parent-style-name="Standard">
      <style:text-properties fo:color="#861141" loext:opacity="100%" style:font-name="Source Code Pro1" fo:font-size="10pt" officeooo:rsid="000d6d01" officeooo:paragraph-rsid="00129d0d" style:font-size-asian="10pt" style:font-size-complex="10pt"/>
    </style:style>
    <style:style style:name="P140" style:family="paragraph" style:parent-style-name="Standard">
      <style:text-properties fo:color="#861141" loext:opacity="100%" style:font-name="Source Code Pro1" fo:font-size="10pt" officeooo:rsid="000d6d01" officeooo:paragraph-rsid="00139b4c" style:font-size-asian="10pt" style:font-size-complex="10pt"/>
    </style:style>
    <style:style style:name="P141" style:family="paragraph" style:parent-style-name="Standard">
      <style:text-properties fo:color="#861141" loext:opacity="100%" style:font-name="Source Code Pro1" fo:font-size="10pt" officeooo:rsid="000d6d01" officeooo:paragraph-rsid="001479b4" style:font-size-asian="10pt" style:font-size-complex="10pt"/>
    </style:style>
    <style:style style:name="P142" style:family="paragraph" style:parent-style-name="Standard">
      <style:text-properties fo:color="#861141" loext:opacity="100%" style:font-name="Source Code Pro1" fo:font-size="10pt" officeooo:rsid="000d6d01" officeooo:paragraph-rsid="0015e595" style:font-size-asian="10pt" style:font-size-complex="10pt"/>
    </style:style>
    <style:style style:name="P143" style:family="paragraph" style:parent-style-name="Standard">
      <style:text-properties fo:color="#861141" loext:opacity="100%" style:font-name="Source Code Pro1" fo:font-size="10pt" officeooo:rsid="000d6d01" officeooo:paragraph-rsid="00188125" style:font-size-asian="10pt" style:font-size-complex="10pt"/>
    </style:style>
    <style:style style:name="P144" style:family="paragraph" style:parent-style-name="Standard">
      <style:text-properties fo:color="#861141" loext:opacity="100%" style:font-name="Source Code Pro1" fo:font-size="10pt" officeooo:rsid="000d6d01" officeooo:paragraph-rsid="001a49ab" style:font-size-asian="10pt" style:font-size-complex="10pt"/>
    </style:style>
    <style:style style:name="P145" style:family="paragraph" style:parent-style-name="Standard">
      <style:text-properties fo:color="#861141" loext:opacity="100%" style:font-name="Source Code Pro1" fo:font-size="10pt" officeooo:rsid="000d6d01" officeooo:paragraph-rsid="0022225c" style:font-size-asian="10pt" style:font-size-complex="10pt"/>
    </style:style>
    <style:style style:name="P146" style:family="paragraph" style:parent-style-name="Standard">
      <style:text-properties fo:color="#861141" loext:opacity="100%" style:font-name="Source Code Pro1" fo:font-size="10pt" officeooo:rsid="000d6d01" officeooo:paragraph-rsid="00272754" style:font-size-asian="10pt" style:font-size-complex="10pt"/>
    </style:style>
    <style:style style:name="P147" style:family="paragraph" style:parent-style-name="Standard">
      <style:text-properties fo:color="#861141" loext:opacity="100%" style:font-name="Source Code Pro1" fo:font-size="10pt" officeooo:rsid="000d6d01" officeooo:paragraph-rsid="0038dec6" style:font-size-asian="10pt" style:font-size-complex="10pt"/>
    </style:style>
    <style:style style:name="P148" style:family="paragraph" style:parent-style-name="Standard">
      <style:text-properties fo:color="#861141" loext:opacity="100%" style:font-name="Source Code Pro1" fo:font-size="10pt" officeooo:rsid="000d6d01" officeooo:paragraph-rsid="002e0215" style:font-size-asian="10pt" style:font-size-complex="10pt"/>
    </style:style>
    <style:style style:name="P149" style:family="paragraph" style:parent-style-name="Standard">
      <style:text-properties fo:color="#861141" loext:opacity="100%" style:font-name="Source Code Pro1" fo:font-size="10pt" officeooo:rsid="000d6d01" officeooo:paragraph-rsid="0041ee44" style:font-size-asian="10pt" style:font-size-complex="10pt"/>
    </style:style>
    <style:style style:name="P150" style:family="paragraph" style:parent-style-name="Standard">
      <style:text-properties fo:color="#861141" loext:opacity="100%" style:font-name="Source Code Pro1" fo:font-size="10pt" officeooo:rsid="000d6d01" officeooo:paragraph-rsid="00c05f43" style:font-size-asian="10pt" style:font-size-complex="10pt"/>
    </style:style>
    <style:style style:name="P151" style:family="paragraph" style:parent-style-name="Standard">
      <style:text-properties fo:color="#861141" loext:opacity="100%" style:font-name="Source Code Pro1" fo:font-size="10pt" officeooo:rsid="000d6d01" officeooo:paragraph-rsid="00bd9fbc" style:font-size-asian="10pt" style:font-size-complex="10pt"/>
    </style:style>
    <style:style style:name="P152" style:family="paragraph" style:parent-style-name="Standard">
      <style:text-properties fo:color="#861141" loext:opacity="100%" style:font-name="Source Code Pro1" fo:font-size="10pt" officeooo:rsid="000d6d01" officeooo:paragraph-rsid="0016a286" style:font-size-asian="10pt" style:font-size-complex="10pt"/>
    </style:style>
    <style:style style:name="P153" style:family="paragraph" style:parent-style-name="Standard">
      <style:text-properties fo:color="#861141" loext:opacity="100%" style:font-name="Source Code Pro1" fo:font-size="10pt" officeooo:rsid="000d6d01" officeooo:paragraph-rsid="00f05de2" style:font-size-asian="10pt" style:font-size-complex="10pt"/>
    </style:style>
    <style:style style:name="P154" style:family="paragraph" style:parent-style-name="Standard">
      <style:text-properties fo:color="#861141" loext:opacity="100%" style:font-name="Source Code Pro1" fo:font-size="10pt" officeooo:rsid="000d6d01" officeooo:paragraph-rsid="010175b3" style:font-size-asian="10pt" style:font-size-complex="10pt"/>
    </style:style>
    <style:style style:name="P155" style:family="paragraph" style:parent-style-name="Standard">
      <style:text-properties fo:color="#861141" loext:opacity="100%" style:font-name="Source Code Pro1" fo:font-size="10pt" officeooo:rsid="000d6d01" officeooo:paragraph-rsid="008cc77e" style:font-size-asian="10pt" style:font-size-complex="10pt"/>
    </style:style>
    <style:style style:name="P156" style:family="paragraph" style:parent-style-name="Standard">
      <style:text-properties fo:color="#861141" loext:opacity="100%" style:font-name="Source Code Pro1" fo:font-size="10pt" officeooo:rsid="000d6d01" officeooo:paragraph-rsid="010d8d4a" style:font-size-asian="10pt" style:font-size-complex="10pt"/>
    </style:style>
    <style:style style:name="P157" style:family="paragraph" style:parent-style-name="Standard">
      <style:text-properties fo:color="#861141" loext:opacity="100%" style:font-name="Source Code Pro1" fo:font-size="10pt" officeooo:rsid="000d6d01" officeooo:paragraph-rsid="0116c7ff" style:font-size-asian="10pt" style:font-size-complex="10pt"/>
    </style:style>
    <style:style style:name="P158" style:family="paragraph" style:parent-style-name="Standard">
      <style:text-properties fo:color="#861141" loext:opacity="100%" style:font-name="Source Code Pro1" fo:font-size="10pt" officeooo:rsid="000d6d01" officeooo:paragraph-rsid="0128de9f" style:font-size-asian="10pt" style:font-size-complex="10pt"/>
    </style:style>
    <style:style style:name="P159" style:family="paragraph" style:parent-style-name="Standard">
      <style:text-properties fo:color="#861141" loext:opacity="100%" style:font-name="Source Code Pro1" fo:font-size="10pt" officeooo:rsid="000d6d01" officeooo:paragraph-rsid="012c6b88" style:font-size-asian="10pt" style:font-size-complex="10pt"/>
    </style:style>
    <style:style style:name="P160" style:family="paragraph" style:parent-style-name="Standard">
      <style:text-properties fo:color="#861141" loext:opacity="100%" style:font-name="Source Code Pro1" fo:font-size="10pt" officeooo:rsid="000d6d01" officeooo:paragraph-rsid="01319a32" style:font-size-asian="10pt" style:font-size-complex="10pt"/>
    </style:style>
    <style:style style:name="P161" style:family="paragraph" style:parent-style-name="Standard">
      <style:text-properties fo:color="#861141" loext:opacity="100%" style:font-name="Source Code Pro1" fo:font-size="10pt" officeooo:rsid="000d6d01" officeooo:paragraph-rsid="01345028" style:font-size-asian="10pt" style:font-size-complex="10pt"/>
    </style:style>
    <style:style style:name="P162" style:family="paragraph" style:parent-style-name="Standard">
      <style:text-properties fo:color="#861141" loext:opacity="100%" style:font-name="Source Code Pro1" fo:font-size="10pt" officeooo:rsid="008a2e65" officeooo:paragraph-rsid="01205f6b" style:font-size-asian="10pt" style:font-size-complex="10pt"/>
    </style:style>
    <style:style style:name="P163" style:family="paragraph" style:parent-style-name="Standard">
      <style:text-properties fo:color="#861141" loext:opacity="100%" style:font-name="Source Code Pro1" fo:font-size="10pt" officeooo:rsid="008a2e65" officeooo:paragraph-rsid="0123cb0f" style:font-size-asian="10pt" style:font-size-complex="10pt"/>
    </style:style>
    <style:style style:name="P164" style:family="paragraph" style:parent-style-name="Standard">
      <style:text-properties fo:color="#861141" loext:opacity="100%" style:font-name="Source Code Pro1" fo:font-size="10pt" fo:font-style="italic" officeooo:rsid="000d6d01" officeooo:paragraph-rsid="009fd4ad" style:font-size-asian="10pt" style:font-style-asian="italic" style:font-size-complex="10pt" style:font-style-complex="italic"/>
    </style:style>
    <style:style style:name="P165" style:family="paragraph" style:parent-style-name="Standard">
      <style:text-properties fo:color="#861141" loext:opacity="100%" style:font-name="Source Code Pro1" fo:font-size="10pt" fo:font-style="italic" officeooo:rsid="000d6d01" officeooo:paragraph-rsid="011eb446" style:font-size-asian="10pt" style:font-style-asian="italic" style:font-size-complex="10pt" style:font-style-complex="italic"/>
    </style:style>
    <style:style style:name="P166" style:family="paragraph" style:parent-style-name="Standard">
      <style:text-properties fo:color="#861141" loext:opacity="100%" style:font-name="Source Code Pro1" fo:font-size="10pt" fo:font-style="italic" officeooo:rsid="009fd4ad" officeooo:paragraph-rsid="0048683e" style:font-size-asian="10pt" style:font-style-asian="italic" style:font-size-complex="10pt" style:font-style-complex="italic"/>
    </style:style>
    <style:style style:name="P167" style:family="paragraph" style:parent-style-name="Standard">
      <style:text-properties fo:color="#861141" loext:opacity="100%" style:font-name="Source Code Pro1" fo:font-size="10pt" fo:font-style="normal" officeooo:rsid="009fd4ad" officeooo:paragraph-rsid="0048683e" style:font-size-asian="10pt" style:font-style-asian="normal" style:font-size-complex="10pt" style:font-style-complex="normal"/>
    </style:style>
    <style:style style:name="P168" style:family="paragraph" style:parent-style-name="Standard">
      <style:text-properties fo:color="#861141" loext:opacity="100%" style:font-name="Source Code Pro1" fo:font-size="10pt" fo:font-style="normal" officeooo:rsid="009ae987" officeooo:paragraph-rsid="011eb446" style:font-size-asian="10pt" style:font-style-asian="normal" style:font-size-complex="10pt" style:font-style-complex="normal"/>
    </style:style>
    <style:style style:name="P169" style:family="paragraph" style:parent-style-name="Standard">
      <style:text-properties officeooo:paragraph-rsid="001053a8"/>
    </style:style>
    <style:style style:name="P170" style:family="paragraph" style:parent-style-name="Standard">
      <style:text-properties fo:color="#dddddd" loext:opacity="100%" officeooo:rsid="0010cf8b" officeooo:paragraph-rsid="0010cf8b"/>
    </style:style>
    <style:style style:name="P171" style:family="paragraph" style:parent-style-name="Standard">
      <style:text-properties officeooo:rsid="0082abb9" officeooo:paragraph-rsid="0082abb9"/>
    </style:style>
    <style:style style:name="P172" style:family="paragraph" style:parent-style-name="Standard">
      <style:text-properties officeooo:rsid="0089b6ed" officeooo:paragraph-rsid="0089b6ed"/>
    </style:style>
    <style:style style:name="P173" style:family="paragraph" style:parent-style-name="Standard">
      <style:text-properties officeooo:rsid="0089b6ed" officeooo:paragraph-rsid="01205f6b"/>
    </style:style>
    <style:style style:name="P174" style:family="paragraph" style:parent-style-name="Standard">
      <style:text-properties fo:font-size="11pt" fo:font-style="italic" officeooo:rsid="00265cfa" officeooo:paragraph-rsid="00265cfa" style:font-size-asian="11pt" style:font-style-asian="italic" style:font-size-complex="11pt" style:font-style-complex="italic"/>
    </style:style>
    <style:style style:name="P175" style:family="paragraph" style:parent-style-name="Standard">
      <style:text-properties fo:font-size="11pt" fo:font-style="italic" officeooo:rsid="0022225c" officeooo:paragraph-rsid="0022225c" style:font-size-asian="11pt" style:font-style-asian="italic" style:font-size-complex="11pt" style:font-style-complex="italic"/>
    </style:style>
    <style:style style:name="P176" style:family="paragraph" style:parent-style-name="Standard">
      <style:text-properties officeooo:rsid="0060c23a" officeooo:paragraph-rsid="00684b19"/>
    </style:style>
    <style:style style:name="P177" style:family="paragraph" style:parent-style-name="Standard">
      <style:text-properties officeooo:paragraph-rsid="004bb7cf"/>
    </style:style>
    <style:style style:name="P178" style:family="paragraph" style:parent-style-name="Standard">
      <style:paragraph-properties fo:text-align="center" style:justify-single-word="false"/>
      <style:text-properties fo:font-variant="small-caps" fo:font-size="20pt" fo:font-weight="bold" officeooo:rsid="0068ee6d" officeooo:paragraph-rsid="0068ee6d" style:font-size-asian="20pt" style:font-weight-asian="bold" style:font-size-complex="20pt" style:font-weight-complex="bold"/>
    </style:style>
    <style:style style:name="P179" style:family="paragraph" style:parent-style-name="Standard">
      <style:paragraph-properties fo:text-align="center" style:justify-single-word="false" fo:break-before="page"/>
      <style:text-properties fo:font-variant="small-caps" fo:font-size="20pt" fo:font-style="normal" fo:font-weight="bold" officeooo:rsid="0068ee6d" officeooo:paragraph-rsid="000d6d01" style:font-size-asian="20pt" style:font-style-asian="normal" style:font-weight-asian="bold" style:font-size-complex="20pt" style:font-style-complex="normal" style:font-weight-complex="bold"/>
    </style:style>
    <style:style style:name="P180" style:family="paragraph" style:parent-style-name="Standard">
      <style:paragraph-properties fo:text-align="center" style:justify-single-word="false" fo:break-before="page"/>
      <style:text-properties fo:font-variant="small-caps" fo:font-size="20pt" fo:font-style="normal" fo:font-weight="bold" officeooo:rsid="0068ee6d" officeooo:paragraph-rsid="001053a8" style:font-size-asian="20pt" style:font-style-asian="normal" style:font-weight-asian="bold" style:font-size-complex="20pt" style:font-style-complex="normal" style:font-weight-complex="bold"/>
    </style:style>
    <style:style style:name="P181" style:family="paragraph" style:parent-style-name="Standard">
      <style:paragraph-properties fo:text-align="center" style:justify-single-word="false" fo:break-before="page"/>
      <style:text-properties fo:font-variant="small-caps" fo:font-size="20pt" fo:font-style="normal" fo:font-weight="bold" officeooo:rsid="0068ee6d" officeooo:paragraph-rsid="00126393" style:font-size-asian="20pt" style:font-style-asian="normal" style:font-weight-asian="bold" style:font-size-complex="20pt" style:font-style-complex="normal" style:font-weight-complex="bold"/>
    </style:style>
    <style:style style:name="P182" style:family="paragraph" style:parent-style-name="Standard">
      <style:paragraph-properties fo:text-align="center" style:justify-single-word="false" fo:break-before="page"/>
      <style:text-properties fo:font-variant="small-caps" fo:font-size="20pt" fo:font-style="normal" fo:font-weight="bold" officeooo:rsid="0068ee6d" officeooo:paragraph-rsid="001bc379" style:font-size-asian="20pt" style:font-style-asian="normal" style:font-weight-asian="bold" style:font-size-complex="20pt" style:font-style-complex="normal" style:font-weight-complex="bold"/>
    </style:style>
    <style:style style:name="P183" style:family="paragraph" style:parent-style-name="Standard">
      <style:paragraph-properties fo:text-align="center" style:justify-single-word="false" fo:break-before="page"/>
      <style:text-properties fo:font-variant="small-caps" fo:font-size="20pt" fo:font-style="normal" fo:font-weight="bold" officeooo:rsid="0068ee6d" officeooo:paragraph-rsid="0016a286" style:font-size-asian="20pt" style:font-style-asian="normal" style:font-weight-asian="bold" style:font-size-complex="20pt" style:font-style-complex="normal" style:font-weight-complex="bold"/>
    </style:style>
    <style:style style:name="P184" style:family="paragraph" style:parent-style-name="Standard">
      <style:paragraph-properties fo:text-align="center" style:justify-single-word="false" fo:break-before="page"/>
      <style:text-properties fo:font-variant="small-caps" fo:font-size="20pt" fo:font-style="normal" fo:font-weight="bold" officeooo:rsid="0068ee6d" officeooo:paragraph-rsid="0065ecb5" style:font-size-asian="20pt" style:font-style-asian="normal" style:font-weight-asian="bold" style:font-size-complex="20pt" style:font-style-complex="normal" style:font-weight-complex="bold"/>
    </style:style>
    <style:style style:name="P185" style:family="paragraph" style:parent-style-name="Standard">
      <style:paragraph-properties fo:text-align="center" style:justify-single-word="false" fo:break-before="page"/>
      <style:text-properties fo:font-variant="small-caps" fo:font-size="20pt" fo:font-style="normal" fo:font-weight="bold" officeooo:rsid="0068ee6d" officeooo:paragraph-rsid="00911694" style:font-size-asian="20pt" style:font-style-asian="normal" style:font-weight-asian="bold" style:font-size-complex="20pt" style:font-style-complex="normal" style:font-weight-complex="bold"/>
    </style:style>
    <style:style style:name="P186" style:family="paragraph" style:parent-style-name="Standard">
      <style:paragraph-properties fo:text-align="center" style:justify-single-word="false" fo:break-before="page"/>
      <style:text-properties fo:font-variant="small-caps" fo:font-size="20pt" fo:font-style="normal" fo:font-weight="bold" officeooo:rsid="0068ee6d" officeooo:paragraph-rsid="002aa451" style:font-size-asian="20pt" style:font-style-asian="normal" style:font-weight-asian="bold" style:font-size-complex="20pt" style:font-style-complex="normal" style:font-weight-complex="bold"/>
    </style:style>
    <style:style style:name="P187" style:family="paragraph" style:parent-style-name="Standard">
      <style:paragraph-properties fo:text-align="center" style:justify-single-word="false" fo:break-before="page"/>
      <style:text-properties fo:font-variant="small-caps" fo:font-size="20pt" fo:font-style="normal" fo:font-weight="bold" officeooo:rsid="0068ee6d" officeooo:paragraph-rsid="002e0215" style:font-size-asian="20pt" style:font-style-asian="normal" style:font-weight-asian="bold" style:font-size-complex="20pt" style:font-style-complex="normal" style:font-weight-complex="bold"/>
    </style:style>
    <style:style style:name="P188" style:family="paragraph" style:parent-style-name="Standard">
      <style:paragraph-properties fo:text-align="center" style:justify-single-word="false" fo:break-before="page"/>
      <style:text-properties fo:font-variant="small-caps" fo:font-size="20pt" fo:font-style="normal" fo:font-weight="bold" officeooo:rsid="0068ee6d" officeooo:paragraph-rsid="002e8817" style:font-size-asian="20pt" style:font-style-asian="normal" style:font-weight-asian="bold" style:font-size-complex="20pt" style:font-style-complex="normal" style:font-weight-complex="bold"/>
    </style:style>
    <style:style style:name="P189" style:family="paragraph" style:parent-style-name="Standard">
      <style:paragraph-properties fo:text-align="center" style:justify-single-word="false" fo:break-before="page"/>
      <style:text-properties fo:font-variant="small-caps" fo:font-size="20pt" fo:font-style="normal" fo:font-weight="bold" officeooo:rsid="0068ee6d" officeooo:paragraph-rsid="00b4ec87" style:font-size-asian="20pt" style:font-style-asian="normal" style:font-weight-asian="bold" style:font-size-complex="20pt" style:font-style-complex="normal" style:font-weight-complex="bold"/>
    </style:style>
    <style:style style:name="P190" style:family="paragraph" style:parent-style-name="Standard">
      <style:text-properties fo:font-variant="small-caps" fo:font-size="20pt" fo:font-style="normal" fo:font-weight="bold" officeooo:rsid="0068ee6d" officeooo:paragraph-rsid="00b4ec87" style:font-size-asian="20pt" style:font-style-asian="normal" style:font-weight-asian="bold" style:font-size-complex="20pt" style:font-style-complex="normal" style:font-weight-complex="bold"/>
    </style:style>
    <style:style style:name="P191" style:family="paragraph" style:parent-style-name="Standard">
      <style:paragraph-properties fo:text-align="center" style:justify-single-word="false" fo:break-before="page"/>
      <style:text-properties fo:font-variant="small-caps" fo:color="#000000" loext:opacity="100%" style:font-name="Liberation Serif" fo:font-size="20pt" fo:font-style="normal" fo:font-weight="bold" officeooo:rsid="0068ee6d" officeooo:paragraph-rsid="0051ecc2" style:font-size-asian="20pt" style:font-style-asian="normal" style:font-weight-asian="bold" style:font-size-complex="20pt" style:font-style-complex="normal" style:font-weight-complex="bold"/>
    </style:style>
    <style:style style:name="P192" style:family="paragraph" style:parent-style-name="Standard">
      <style:paragraph-properties fo:text-align="center" style:justify-single-word="false" fo:break-before="page"/>
      <style:text-properties fo:font-variant="small-caps" fo:color="#000000" loext:opacity="100%" style:font-name="Liberation Serif" fo:font-size="20pt" fo:font-style="normal" fo:font-weight="bold" officeooo:rsid="0068ee6d" officeooo:paragraph-rsid="002e8817" style:font-size-asian="20pt" style:font-style-asian="normal" style:font-weight-asian="bold" style:font-size-complex="20pt" style:font-style-complex="normal" style:font-weight-complex="bold"/>
    </style:style>
    <style:style style:name="P193" style:family="paragraph" style:parent-style-name="Standard">
      <style:paragraph-properties fo:text-align="center" style:justify-single-word="false" fo:break-before="page"/>
      <style:text-properties fo:font-variant="small-caps" fo:color="#000000" loext:opacity="100%" style:font-name="Liberation Serif" fo:font-size="20pt" fo:font-style="normal" fo:font-weight="bold" officeooo:rsid="0068ee6d" officeooo:paragraph-rsid="00479022" style:font-size-asian="20pt" style:font-style-asian="normal" style:font-weight-asian="bold" style:font-size-complex="20pt" style:font-style-complex="normal" style:font-weight-complex="bold"/>
    </style:style>
    <style:style style:name="P194" style:family="paragraph" style:parent-style-name="Standard">
      <style:paragraph-properties fo:text-align="center" style:justify-single-word="false" fo:break-before="page"/>
      <style:text-properties fo:font-variant="small-caps" fo:color="#000000" loext:opacity="100%" style:font-name="Liberation Serif" fo:font-size="20pt" fo:font-style="normal" fo:font-weight="bold" officeooo:rsid="0068ee6d" officeooo:paragraph-rsid="0053aa9e" style:font-size-asian="20pt" style:font-style-asian="normal" style:font-weight-asian="bold" style:font-size-complex="20pt" style:font-style-complex="normal" style:font-weight-complex="bold"/>
    </style:style>
    <style:style style:name="P195" style:family="paragraph" style:parent-style-name="Standard">
      <style:paragraph-properties fo:text-align="center" style:justify-single-word="false" fo:break-before="page"/>
      <style:text-properties fo:font-variant="small-caps" fo:color="#000000" loext:opacity="100%" style:font-name="Liberation Serif" fo:font-size="20pt" fo:letter-spacing="normal" fo:font-style="normal" fo:font-weight="bold" officeooo:rsid="0068ee6d" officeooo:paragraph-rsid="005bd445" style:font-size-asian="20pt" style:font-style-asian="normal" style:font-weight-asian="bold" style:font-size-complex="20pt" style:font-style-complex="normal" style:font-weight-complex="bold"/>
    </style:style>
    <style:style style:name="P196" style:family="paragraph" style:parent-style-name="Standard">
      <style:paragraph-properties fo:text-align="center" style:justify-single-word="false" fo:break-before="page"/>
      <style:text-properties fo:font-variant="small-caps" fo:color="#000000" loext:opacity="100%" style:font-name="Liberation Serif" fo:font-size="20pt" fo:letter-spacing="normal" fo:font-style="normal" fo:font-weight="bold" officeooo:rsid="0068ee6d" officeooo:paragraph-rsid="004bb7cf" style:font-size-asian="20pt" style:font-style-asian="normal" style:font-weight-asian="bold" style:font-size-complex="20pt" style:font-style-complex="normal" style:font-weight-complex="bold"/>
    </style:style>
    <style:style style:name="P197" style:family="paragraph" style:parent-style-name="Standard">
      <style:paragraph-properties fo:break-before="page"/>
      <style:text-properties fo:font-variant="small-caps" fo:color="#000000" loext:opacity="100%" style:font-name="Liberation Serif" fo:font-size="20pt" fo:letter-spacing="normal" fo:font-style="normal" fo:font-weight="bold" officeooo:rsid="0068ee6d" officeooo:paragraph-rsid="00b4ec87" style:font-size-asian="20pt" style:font-style-asian="normal" style:font-weight-asian="bold" style:font-size-complex="20pt" style:font-style-complex="normal" style:font-weight-complex="bold"/>
    </style:style>
    <style:style style:name="P198" style:family="paragraph" style:parent-style-name="Standard">
      <style:paragraph-properties fo:text-align="center" style:justify-single-word="false" fo:break-before="page"/>
      <style:text-properties fo:font-variant="small-caps" fo:color="#000000" loext:opacity="100%" style:font-name="Liberation Serif" fo:font-size="20pt" fo:letter-spacing="normal" fo:font-style="normal" fo:font-weight="bold" officeooo:rsid="00cd9d93" officeooo:paragraph-rsid="00cd9d93" style:font-size-asian="20pt" style:font-style-asian="normal" style:font-weight-asian="bold" style:font-size-complex="20pt" style:font-style-complex="normal" style:font-weight-complex="bold"/>
    </style:style>
    <style:style style:name="P199" style:family="paragraph" style:parent-style-name="Standard">
      <style:paragraph-properties fo:text-align="center" style:justify-single-word="false"/>
      <style:text-properties fo:font-variant="small-caps" fo:color="#000000" loext:opacity="100%" style:font-name="Liberation Serif" fo:font-size="12pt" fo:letter-spacing="normal" fo:font-style="normal" fo:font-weight="bold" officeooo:rsid="00cd9d93" officeooo:paragraph-rsid="00cd9d93" style:font-size-asian="10.5pt" style:font-style-asian="normal" style:font-weight-asian="bold" style:font-size-complex="12pt" style:font-style-complex="normal" style:font-weight-complex="bold"/>
    </style:style>
    <style:style style:name="P200" style:family="paragraph" style:parent-style-name="Standard">
      <style:paragraph-properties fo:text-align="center" style:justify-single-word="false"/>
      <style:text-properties fo:font-variant="small-caps" fo:font-size="10pt" fo:font-style="normal" fo:font-weight="bold" officeooo:rsid="00436609" officeooo:paragraph-rsid="00ba20ed" style:font-size-asian="10pt" style:font-style-asian="normal" style:font-weight-asian="bold" style:font-size-complex="10pt" style:font-style-complex="normal" style:font-weight-complex="bold"/>
    </style:style>
    <style:style style:name="P201" style:family="paragraph" style:parent-style-name="Standard">
      <style:text-properties fo:font-variant="small-caps" fo:font-size="16pt" officeooo:rsid="000d6d01" officeooo:paragraph-rsid="00bd9fbc" style:font-size-asian="16pt" style:font-size-complex="16pt"/>
    </style:style>
    <style:style style:name="P202" style:family="paragraph" style:parent-style-name="Standard">
      <style:paragraph-properties fo:text-align="center" style:justify-single-word="false" fo:break-before="page"/>
      <style:text-properties officeooo:paragraph-rsid="0053aa9e"/>
    </style:style>
    <style:style style:name="P203" style:family="paragraph" style:parent-style-name="Standard">
      <style:text-properties fo:font-style="italic" officeooo:rsid="00272754" officeooo:paragraph-rsid="00b4ec87" style:font-style-asian="italic" style:font-style-complex="italic"/>
    </style:style>
    <style:style style:name="P204" style:family="paragraph" style:parent-style-name="Standard">
      <style:text-properties officeooo:rsid="0051ecc2" officeooo:paragraph-rsid="00b4ec87"/>
    </style:style>
    <style:style style:name="P205" style:family="paragraph" style:parent-style-name="Standard">
      <style:text-properties officeooo:paragraph-rsid="00b4ec87"/>
    </style:style>
    <style:style style:name="P206" style:family="paragraph" style:parent-style-name="Standard">
      <style:text-properties officeooo:rsid="00436609" officeooo:paragraph-rsid="0010cf8b"/>
    </style:style>
    <style:style style:name="P207" style:family="paragraph" style:parent-style-name="Standard">
      <style:paragraph-properties fo:text-align="center" style:justify-single-word="false"/>
      <style:text-properties fo:text-transform="capitalize" officeooo:rsid="000d6d01" officeooo:paragraph-rsid="00bd9fbc"/>
    </style:style>
    <style:style style:name="P208" style:family="paragraph" style:parent-style-name="Standard">
      <style:paragraph-properties fo:text-align="center" style:justify-single-word="false"/>
      <style:text-properties fo:text-transform="capitalize" style:font-name="Liberation Serif" fo:font-size="16pt" officeooo:rsid="000d6d01" officeooo:paragraph-rsid="00bd9fbc" style:font-size-asian="16pt" style:font-size-complex="16pt"/>
    </style:style>
    <style:style style:name="P209" style:family="paragraph" style:parent-style-name="Standard">
      <style:paragraph-properties fo:text-align="start" style:justify-single-word="false"/>
      <style:text-properties officeooo:rsid="00fab854" officeooo:paragraph-rsid="00aefd73"/>
    </style:style>
    <style:style style:name="P210" style:family="paragraph" style:parent-style-name="Standard">
      <style:text-properties officeooo:rsid="00768321" officeooo:paragraph-rsid="00e2be92"/>
    </style:style>
    <style:style style:name="P211" style:family="paragraph" style:parent-style-name="Standard">
      <style:paragraph-properties fo:text-align="center" style:justify-single-word="false" fo:break-before="page"/>
      <style:text-properties fo:font-size="13pt" officeooo:rsid="00e2be92" officeooo:paragraph-rsid="00e2be92" style:font-size-asian="13pt" style:font-size-complex="13pt"/>
    </style:style>
    <style:style style:name="P212" style:family="paragraph" style:parent-style-name="Standard">
      <loext:graphic-properties draw:fill-gradient-name="gradient" draw:fill-hatch-name="hatch"/>
      <style:paragraph-properties fo:margin-top="0in" fo:margin-bottom="0.0201in" style:contextual-spacing="false"/>
      <style:text-properties officeooo:paragraph-rsid="00e2be92"/>
    </style:style>
    <style:style style:name="P213" style:family="paragraph" style:parent-style-name="Standard">
      <style:text-properties officeooo:paragraph-rsid="0010cf8b"/>
    </style:style>
    <style:style style:name="P214" style:family="paragraph" style:parent-style-name="Standard">
      <style:text-properties officeooo:paragraph-rsid="007d6dbc"/>
    </style:style>
    <style:style style:name="P215" style:family="paragraph" style:parent-style-name="Standard">
      <style:text-properties officeooo:paragraph-rsid="00cbdb09"/>
    </style:style>
    <style:style style:name="P216" style:family="paragraph" style:parent-style-name="Standard">
      <style:text-properties style:text-underline-style="solid" style:text-underline-type="double" style:text-underline-width="auto" style:text-underline-color="font-color" officeooo:rsid="0022225c" officeooo:paragraph-rsid="0022225c"/>
    </style:style>
    <style:style style:name="P217" style:family="paragraph" style:parent-style-name="Standard">
      <style:text-properties officeooo:rsid="00ff3c11" officeooo:paragraph-rsid="00ff3c11"/>
    </style:style>
    <style:style style:name="P218" style:family="paragraph" style:parent-style-name="Standard">
      <style:text-properties officeooo:rsid="010d8d4a" officeooo:paragraph-rsid="010d8d4a"/>
    </style:style>
    <style:style style:name="P219" style:family="paragraph" style:parent-style-name="Standard">
      <style:text-properties officeooo:rsid="010e785f" officeooo:paragraph-rsid="010e785f"/>
    </style:style>
    <style:style style:name="P220" style:family="paragraph" style:parent-style-name="Standard">
      <style:text-properties officeooo:rsid="0116c7ff" officeooo:paragraph-rsid="0116c7ff"/>
    </style:style>
    <style:style style:name="P221" style:family="paragraph" style:parent-style-name="Standard">
      <style:text-properties officeooo:paragraph-rsid="010175b3"/>
    </style:style>
    <style:style style:name="P222" style:family="paragraph" style:parent-style-name="Standard">
      <style:text-properties officeooo:rsid="0128de9f" officeooo:paragraph-rsid="0128de9f"/>
    </style:style>
    <style:style style:name="P223" style:family="paragraph" style:parent-style-name="Standard">
      <style:text-properties officeooo:paragraph-rsid="0128de9f"/>
    </style:style>
    <style:style style:name="P224" style:family="paragraph" style:parent-style-name="Standard" style:list-style-name="L1">
      <loext:graphic-properties draw:fill-gradient-name="gradient" draw:fill-hatch-name="hatch"/>
      <style:paragraph-properties fo:margin-top="0in" fo:margin-bottom="0.0201in" style:contextual-spacing="false"/>
      <style:text-properties officeooo:rsid="0060c23a" officeooo:paragraph-rsid="00684b19"/>
    </style:style>
    <style:style style:name="P225" style:family="paragraph" style:parent-style-name="Standard" style:list-style-name="L1">
      <loext:graphic-properties draw:fill-gradient-name="gradient" draw:fill-hatch-name="hatch"/>
      <style:paragraph-properties fo:margin-top="0in" fo:margin-bottom="0.0201in" style:contextual-spacing="false"/>
      <style:text-properties officeooo:rsid="0060c23a" officeooo:paragraph-rsid="0068ee6d"/>
    </style:style>
    <style:style style:name="P226" style:family="paragraph" style:parent-style-name="Standard" style:list-style-name="L1">
      <loext:graphic-properties draw:fill-gradient-name="gradient" draw:fill-hatch-name="hatch"/>
      <style:paragraph-properties fo:margin-top="0in" fo:margin-bottom="0.0201in" style:contextual-spacing="false"/>
      <style:text-properties officeooo:rsid="00b4738c" officeooo:paragraph-rsid="00b4738c"/>
    </style:style>
    <style:style style:name="P227" style:family="paragraph" style:parent-style-name="Standard" style:list-style-name="L1">
      <loext:graphic-properties draw:fill-gradient-name="gradient" draw:fill-hatch-name="hatch"/>
      <style:paragraph-properties fo:margin-top="0in" fo:margin-bottom="0.0201in" style:contextual-spacing="false"/>
      <style:text-properties officeooo:rsid="0068ee6d" officeooo:paragraph-rsid="0068ee6d"/>
    </style:style>
    <style:style style:name="P228" style:family="paragraph" style:parent-style-name="Standard" style:list-style-name="L1">
      <loext:graphic-properties draw:fill-gradient-name="gradient" draw:fill-hatch-name="hatch"/>
      <style:paragraph-properties fo:margin-top="0in" fo:margin-bottom="0.0201in" style:contextual-spacing="false"/>
      <style:text-properties fo:color="#000000" loext:opacity="100%" style:font-name="Liberation Serif" fo:font-size="12pt" officeooo:rsid="005bd445" officeooo:paragraph-rsid="0068ee6d" style:font-size-asian="12pt" style:font-size-complex="12pt"/>
    </style:style>
    <style:style style:name="P229" style:family="paragraph" style:parent-style-name="Standard" style:list-style-name="L1">
      <loext:graphic-properties draw:fill-gradient-name="gradient" draw:fill-hatch-name="hatch"/>
      <style:paragraph-properties fo:margin-top="0in" fo:margin-bottom="0.0201in" style:contextual-spacing="false"/>
      <style:text-properties fo:color="#000000" loext:opacity="100%" style:font-name="Liberation Serif" fo:font-size="12pt" officeooo:rsid="0060c23a" officeooo:paragraph-rsid="00bb980a" style:font-size-asian="12pt" style:font-size-complex="12pt"/>
    </style:style>
    <style:style style:name="P230" style:family="paragraph" style:parent-style-name="Standard">
      <style:text-properties fo:color="#000000" loext:opacity="100%" style:font-name="Liberation Serif" fo:font-size="8pt" officeooo:rsid="005bd445" officeooo:paragraph-rsid="0135f9eb" style:font-size-asian="8pt" style:font-size-complex="8pt"/>
    </style:style>
    <style:style style:name="P231" style:family="paragraph" style:parent-style-name="Standard">
      <style:text-properties fo:color="#000000" loext:opacity="100%" style:font-name="Liberation Serif" fo:font-size="8pt" officeooo:paragraph-rsid="0136c615" style:font-size-asian="8pt" style:font-size-complex="8pt"/>
    </style:style>
    <style:style style:name="P232" style:family="paragraph" style:parent-style-name="Standard" style:list-style-name="L2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font-style="normal" fo:font-weight="normal" officeooo:rsid="00cd9d93" officeooo:paragraph-rsid="00cd9d93" style:font-size-asian="10.5pt" style:font-style-asian="normal" style:font-weight-asian="normal" style:font-size-complex="12pt" style:font-style-complex="normal" style:font-weight-complex="normal"/>
    </style:style>
    <style:style style:name="P233" style:family="paragraph" style:parent-style-name="Standard" style:list-style-name="L2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font-style="normal" fo:font-weight="normal" officeooo:rsid="00cd9d93" officeooo:paragraph-rsid="00cd9d93" style:font-size-asian="12pt" style:font-style-asian="normal" style:font-weight-asian="normal" style:font-size-complex="12pt" style:font-style-complex="normal" style:font-weight-complex="normal"/>
    </style:style>
    <style:style style:name="P234" style:family="paragraph" style:parent-style-name="Standard" style:list-style-name="L2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font-style="normal" fo:font-weight="normal" officeooo:rsid="00d0816b" officeooo:paragraph-rsid="00d0816b" style:font-size-asian="12pt" style:font-style-asian="normal" style:font-weight-asian="normal" style:font-size-complex="12pt" style:font-style-complex="normal" style:font-weight-complex="normal"/>
    </style:style>
    <style:style style:name="P235" style:family="paragraph" style:parent-style-name="Standard" style:list-style-name="L2">
      <style:paragraph-properties fo:text-align="start" style:justify-single-word="false"/>
      <style:text-properties fo:font-variant="normal" fo:text-transform="none" fo:color="#000000" loext:opacity="100%" style:font-name="Liberation Serif" fo:font-size="10pt" fo:letter-spacing="normal" fo:font-style="normal" fo:font-weight="normal" officeooo:rsid="00df309c" officeooo:paragraph-rsid="00df309c" style:font-size-asian="10pt" style:font-style-asian="normal" style:font-weight-asian="normal" style:font-size-complex="10pt" style:font-style-complex="normal" style:font-weight-complex="normal"/>
    </style:style>
    <style:style style:name="P236" style:family="paragraph" style:parent-style-name="Standard" style:list-style-name="L2">
      <style:paragraph-properties fo:text-align="start" style:justify-single-word="false"/>
      <style:text-properties fo:font-variant="normal" fo:text-transform="none" fo:color="#000000" loext:opacity="100%" style:font-name="Liberation Serif" fo:font-size="10pt" fo:letter-spacing="normal" fo:font-style="normal" fo:font-weight="normal" officeooo:rsid="00cd9d93" officeooo:paragraph-rsid="00cd9d93" style:font-size-asian="10pt" style:font-style-asian="normal" style:font-weight-asian="normal" style:font-size-complex="10pt" style:font-style-complex="normal" style:font-weight-complex="normal"/>
    </style:style>
    <style:style style:name="P237" style:family="paragraph" style:parent-style-name="Standard" style:list-style-name="L2">
      <loext:graphic-properties draw:fill-gradient-name="gradient" draw:fill-hatch-name="hatch"/>
      <style:paragraph-properties fo:margin-top="0in" fo:margin-bottom="0.05in" style:contextual-spacing="false" fo:text-align="start" style:justify-single-word="false"/>
      <style:text-properties fo:font-variant="normal" fo:text-transform="none" fo:color="#000000" loext:opacity="100%" style:font-name="Liberation Serif" fo:font-size="10pt" fo:letter-spacing="normal" fo:font-style="normal" fo:font-weight="normal" officeooo:rsid="00cd9d93" officeooo:paragraph-rsid="00cd9d93" style:font-size-asian="10pt" style:font-style-asian="normal" style:font-weight-asian="normal" style:font-size-complex="10pt" style:font-style-complex="normal" style:font-weight-complex="normal"/>
    </style:style>
    <style:style style:name="P238" style:family="paragraph" style:parent-style-name="Standard" style:list-style-name="L2">
      <style:paragraph-properties fo:text-align="start" style:justify-single-word="false"/>
      <style:text-properties officeooo:paragraph-rsid="00d0816b"/>
    </style:style>
    <style:style style:name="P239" style:family="paragraph" style:parent-style-name="Standard" style:list-style-name="L2">
      <style:paragraph-properties fo:text-align="start" style:justify-single-word="false"/>
      <style:text-properties fo:font-size="10pt" officeooo:rsid="00d0816b" officeooo:paragraph-rsid="00d0816b" style:font-size-asian="10pt" style:font-size-complex="10pt"/>
    </style:style>
    <style:style style:name="T1" style:family="text">
      <style:text-properties officeooo:rsid="0015e595"/>
    </style:style>
    <style:style style:name="T2" style:family="text">
      <style:text-properties officeooo:rsid="00165658"/>
    </style:style>
    <style:style style:name="T3" style:family="text">
      <style:text-properties officeooo:rsid="002458b2"/>
    </style:style>
    <style:style style:name="T4" style:family="text">
      <style:text-properties officeooo:rsid="00290dbe"/>
    </style:style>
    <style:style style:name="T5" style:family="text">
      <style:text-properties officeooo:rsid="002c50f0"/>
    </style:style>
    <style:style style:name="T6" style:family="text">
      <style:text-properties officeooo:rsid="003c1795"/>
    </style:style>
    <style:style style:name="T7" style:family="text">
      <style:text-properties officeooo:rsid="003f9b27"/>
    </style:style>
    <style:style style:name="T8" style:family="text">
      <style:text-properties officeooo:rsid="0041d113"/>
    </style:style>
    <style:style style:name="T9" style:family="text">
      <style:text-properties officeooo:rsid="00436609"/>
    </style:style>
    <style:style style:name="T10" style:family="text">
      <style:text-properties officeooo:rsid="00454ceb"/>
    </style:style>
    <style:style style:name="T11" style:family="text">
      <style:text-properties officeooo:rsid="00466b20"/>
    </style:style>
    <style:style style:name="T12" style:family="text">
      <style:text-properties officeooo:rsid="00479022"/>
    </style:style>
    <style:style style:name="T13" style:family="text">
      <style:text-properties style:font-name="Liberation Serif"/>
    </style:style>
    <style:style style:name="T14" style:family="text">
      <style:text-properties style:font-name="Liberation Serif" officeooo:rsid="00da0fb2"/>
    </style:style>
    <style:style style:name="T15" style:family="text">
      <style:text-properties style:font-name="Liberation Serif" officeooo:rsid="00d756d6"/>
    </style:style>
    <style:style style:name="T16" style:family="text">
      <style:text-properties style:font-name="Liberation Serif" officeooo:rsid="00d7ef6e"/>
    </style:style>
    <style:style style:name="T17" style:family="text">
      <style:text-properties style:font-name="Liberation Serif" officeooo:rsid="00dee247"/>
    </style:style>
    <style:style style:name="T18" style:family="text">
      <style:text-properties style:font-name="Liberation Serif" officeooo:rsid="0024ab00"/>
    </style:style>
    <style:style style:name="T19" style:family="text">
      <style:text-properties style:font-name="Liberation Serif" officeooo:rsid="00537643"/>
    </style:style>
    <style:style style:name="T20" style:family="text">
      <style:text-properties officeooo:rsid="00d438b4"/>
    </style:style>
    <style:style style:name="T21" style:family="text">
      <style:text-properties fo:color="#000000" loext:opacity="100%"/>
    </style:style>
    <style:style style:name="T22" style:family="text">
      <style:text-properties fo:color="#000000" loext:opacity="100%" style:font-name="Liberation Serif"/>
    </style:style>
    <style:style style:name="T23" style:family="text">
      <style:text-properties fo:color="#000000" loext:opacity="100%" style:font-name="Liberation Serif" officeooo:rsid="00d86aab"/>
    </style:style>
    <style:style style:name="T24" style:family="text">
      <style:text-properties fo:color="#000000" loext:opacity="100%" style:font-name="Liberation Serif" officeooo:rsid="0050f3a2"/>
    </style:style>
    <style:style style:name="T25" style:family="text">
      <style:text-properties fo:color="#000000" loext:opacity="100%" style:font-name="Liberation Serif" officeooo:rsid="00ddaf29"/>
    </style:style>
    <style:style style:name="T26" style:family="text">
      <style:text-properties fo:color="#000000" loext:opacity="100%" style:font-name="Liberation Serif" officeooo:rsid="0049fa7f"/>
    </style:style>
    <style:style style:name="T27" style:family="text">
      <style:text-properties fo:color="#000000" loext:opacity="100%" style:font-name="Liberation Serif" officeooo:rsid="004bb7cf"/>
    </style:style>
    <style:style style:name="T28" style:family="text">
      <style:text-properties fo:color="#000000" loext:opacity="100%" style:font-name="Liberation Serif" officeooo:rsid="00a84590"/>
    </style:style>
    <style:style style:name="T29" style:family="text">
      <style:text-properties fo:color="#000000" loext:opacity="100%" style:font-name="Liberation Serif" fo:font-size="12pt" style:font-size-asian="12pt" style:font-size-complex="12pt"/>
    </style:style>
    <style:style style:name="T30" style:family="text">
      <style:text-properties fo:color="#000000" loext:opacity="100%" style:font-name="Liberation Serif" fo:font-size="12pt" officeooo:rsid="001053a8" style:font-size-asian="12pt" style:font-size-complex="12pt"/>
    </style:style>
    <style:style style:name="T31" style:family="text">
      <style:text-properties fo:color="#000000" loext:opacity="100%" style:font-name="Liberation Serif" fo:font-size="12pt" officeooo:rsid="00c05f43" style:font-size-asian="12pt" style:font-size-complex="12pt"/>
    </style:style>
    <style:style style:name="T32" style:family="text">
      <style:text-properties fo:color="#000000" loext:opacity="100%" style:font-name="Liberation Serif" fo:font-size="12pt" officeooo:rsid="00e2be92" style:font-size-asian="12pt" style:font-size-complex="12pt"/>
    </style:style>
    <style:style style:name="T33" style:family="text">
      <style:text-properties fo:color="#000000" loext:opacity="100%" style:font-name="Liberation Serif" fo:font-size="12pt" officeooo:rsid="00e36491" style:font-size-asian="12pt" style:font-size-complex="12pt"/>
    </style:style>
    <style:style style:name="T34" style:family="text">
      <style:text-properties fo:color="#000000" loext:opacity="100%" style:font-name="Liberation Serif" fo:font-size="12pt" fo:font-style="italic" officeooo:rsid="001053a8" style:font-size-asian="12pt" style:font-style-asian="italic" style:font-size-complex="12pt" style:font-style-complex="italic"/>
    </style:style>
    <style:style style:name="T35" style:family="text">
      <style:text-properties fo:color="#000000" loext:opacity="100%" style:font-name="Liberation Serif" fo:font-size="12pt" fo:font-style="normal" officeooo:rsid="002e0215" style:font-size-asian="12pt" style:font-style-asian="normal" style:font-size-complex="12pt" style:font-style-complex="normal"/>
    </style:style>
    <style:style style:name="T36" style:family="text">
      <style:text-properties fo:color="#000000" loext:opacity="100%" style:font-name="Liberation Serif" fo:font-size="16pt" officeooo:rsid="0079448a" style:font-name-asian="Source Code Pro" style:font-size-asian="16pt" style:font-name-complex="Source Code Pro" style:font-size-complex="16pt"/>
    </style:style>
    <style:style style:name="T37" style:family="text">
      <style:text-properties fo:color="#000000" loext:opacity="100%" style:font-name="Liberation Serif" fo:font-size="20pt" officeooo:rsid="007e98fb" style:font-name-asian="Source Code Pro" style:font-size-asian="20pt" style:font-name-complex="Source Code Pro" style:font-size-complex="20pt"/>
    </style:style>
    <style:style style:name="T38" style:family="text">
      <style:text-properties fo:color="#000000" loext:opacity="100%" style:font-name="Liberation Serif" officeooo:rsid="001e8a9f"/>
    </style:style>
    <style:style style:name="T39" style:family="text">
      <style:text-properties fo:color="#000000" loext:opacity="100%" style:font-name="Liberation Serif" officeooo:rsid="00acb830"/>
    </style:style>
    <style:style style:name="T40" style:family="text">
      <style:text-properties fo:color="#000000" loext:opacity="100%" style:font-name="Liberation Serif" officeooo:rsid="00bbe16c"/>
    </style:style>
    <style:style style:name="T41" style:family="text">
      <style:text-properties fo:color="#000000" loext:opacity="100%" officeooo:rsid="00e28aeb"/>
    </style:style>
    <style:style style:name="T42" style:family="text">
      <style:text-properties fo:color="#000000" loext:opacity="100%" officeooo:rsid="0011f3f0"/>
    </style:style>
    <style:style style:name="T43" style:family="text">
      <style:text-properties fo:color="#000000" loext:opacity="100%" style:font-name="Source Code Pro1" fo:font-size="10pt" style:font-size-asian="10pt" style:font-size-complex="10pt"/>
    </style:style>
    <style:style style:name="T44" style:family="text">
      <style:text-properties fo:color="#000000" loext:opacity="100%" fo:font-size="12pt" officeooo:rsid="0061622c" style:font-size-asian="12pt" style:font-size-complex="12pt"/>
    </style:style>
    <style:style style:name="T45" style:family="text">
      <style:text-properties fo:color="#000000" loext:opacity="100%" style:font-name="liberation serif" fo:font-size="12pt" style:font-size-asian="12pt" style:font-size-complex="12pt"/>
    </style:style>
    <style:style style:name="T46" style:family="text">
      <style:text-properties fo:color="#000000" loext:opacity="100%" style:font-name="liberation serif" fo:font-size="12pt" officeooo:rsid="0089b6ed" style:font-size-asian="12pt" style:font-size-complex="12pt"/>
    </style:style>
    <style:style style:name="T47" style:family="text">
      <style:text-properties officeooo:rsid="004bb7cf"/>
    </style:style>
    <style:style style:name="T48" style:family="text">
      <style:text-properties officeooo:rsid="0050f3a2"/>
    </style:style>
    <style:style style:name="T49" style:family="text">
      <style:text-properties fo:font-variant="normal" fo:text-transform="none" fo:color="#222222" loext:opacity="100%" style:font-name="Liberation Serif" fo:font-size="12pt" fo:letter-spacing="normal" fo:font-style="normal" fo:font-weight="normal" officeooo:rsid="00ae069b" style:font-size-asian="12pt" style:font-size-complex="12pt"/>
    </style:style>
    <style:style style:name="T50" style:family="text">
      <style:text-properties fo:font-variant="normal" fo:text-transform="none" fo:color="#222222" loext:opacity="100%" style:font-name="Liberation Serif" fo:font-size="12pt" fo:letter-spacing="normal" fo:font-style="normal" fo:font-weight="normal" officeooo:rsid="00f5a018" style:font-size-asian="12pt" style:font-size-complex="12pt"/>
    </style:style>
    <style:style style:name="T51" style:family="text">
      <style:text-properties fo:font-variant="normal" fo:text-transform="none" fo:color="#222222" loext:opacity="100%" style:font-name="Liberation Serif" fo:font-size="12pt" fo:letter-spacing="normal" fo:font-style="normal" fo:font-weight="normal" officeooo:rsid="00f7187d" style:font-size-asian="12pt" style:font-size-complex="12pt"/>
    </style:style>
    <style:style style:name="T52" style:family="text">
      <style:text-properties fo:font-variant="normal" fo:text-transform="none" fo:color="#222222" loext:opacity="100%" style:font-name="Liberation Serif" fo:font-size="12pt" fo:letter-spacing="normal" fo:font-style="normal" fo:font-weight="normal" officeooo:rsid="0053aa9e" style:font-size-asian="12pt" style:font-size-complex="12pt"/>
    </style:style>
    <style:style style:name="T53" style:family="text">
      <style:text-properties fo:font-variant="normal" fo:text-transform="none" fo:color="#222222" loext:opacity="100%" style:font-name="Liberation Serif" fo:font-size="12pt" fo:letter-spacing="normal" fo:font-style="normal" fo:font-weight="normal" officeooo:rsid="00e2be92" style:font-size-asian="12pt" style:font-size-complex="12pt"/>
    </style:style>
    <style:style style:name="T54" style:family="text">
      <style:text-properties fo:font-variant="normal" fo:text-transform="none" fo:color="#222222" loext:opacity="100%" fo:letter-spacing="normal" fo:font-style="normal" fo:font-weight="normal"/>
    </style:style>
    <style:style style:name="T55" style:family="text">
      <style:text-properties fo:font-variant="normal" fo:text-transform="none" fo:color="#222222" loext:opacity="100%" fo:letter-spacing="normal" fo:font-style="normal" fo:font-weight="normal" officeooo:rsid="00f0fc96"/>
    </style:style>
    <style:style style:name="T56" style:family="text">
      <style:text-properties fo:font-variant="normal" fo:text-transform="none" fo:letter-spacing="normal" fo:font-style="normal" fo:font-weight="normal"/>
    </style:style>
    <style:style style:name="T57" style:family="text">
      <style:text-properties fo:font-variant="normal" fo:text-transform="none" fo:letter-spacing="normal" fo:font-style="normal" fo:font-weight="normal" officeooo:rsid="005e1989"/>
    </style:style>
    <style:style style:name="T58" style:family="text">
      <style:text-properties fo:font-variant="normal" fo:text-transform="none" fo:color="#1c1c1c" loext:opacity="100%" style:font-name="Source Code Pro1" fo:font-size="8pt" fo:letter-spacing="normal" fo:font-style="normal" fo:font-weight="normal" style:font-size-asian="8pt" style:font-size-complex="8pt"/>
    </style:style>
    <style:style style:name="T59" style:family="text">
      <style:text-properties fo:font-variant="normal" fo:text-transform="none" fo:color="#1c1c1c" loext:opacity="100%" style:font-name="Source Code Pro1" fo:font-size="8pt" fo:letter-spacing="normal" fo:font-style="normal" fo:font-weight="normal" officeooo:rsid="005c2b2e" style:font-size-asian="8pt" style:font-size-complex="8pt"/>
    </style:style>
    <style:style style:name="T60" style:family="text">
      <style:text-properties fo:font-variant="normal" fo:text-transform="none" fo:color="#1c1c1c" loext:opacity="100%" style:font-name="Source Code Pro1" fo:font-size="8pt" fo:letter-spacing="normal" fo:font-style="normal" fo:font-weight="normal" officeooo:rsid="00b515ab" style:font-size-asian="8pt" style:font-size-complex="8pt"/>
    </style:style>
    <style:style style:name="T61" style:family="text">
      <style:text-properties fo:font-variant="normal" fo:text-transform="none" fo:color="#1c1c1c" loext:opacity="100%" style:font-name="Source Code Pro1" fo:letter-spacing="normal" fo:font-style="normal" fo:font-weight="normal" officeooo:rsid="005c2b2e"/>
    </style:style>
    <style:style style:name="T62" style:family="text">
      <style:text-properties fo:font-variant="normal" fo:text-transform="none" fo:color="#bf0041" loext:opacity="100%" style:font-name="Source Code Pro1" fo:letter-spacing="normal" fo:font-style="normal" fo:font-weight="normal"/>
    </style:style>
    <style:style style:name="T63" style:family="text">
      <style:text-properties fo:font-variant="normal" fo:text-transform="none" fo:color="#bf0041" loext:opacity="100%" style:font-name="Source Code Pro1" fo:letter-spacing="normal" fo:font-style="normal" fo:font-weight="normal" officeooo:rsid="005c2b2e"/>
    </style:style>
    <style:style style:name="T64" style:family="text">
      <style:text-properties fo:font-variant="normal" fo:text-transform="none" fo:color="#bf0041" loext:opacity="100%" style:font-name="Source Code Pro1" fo:letter-spacing="normal" fo:font-style="normal" fo:font-weight="normal" officeooo:rsid="01242a61"/>
    </style:style>
    <style:style style:name="T65" style:family="text">
      <style:text-properties fo:font-variant="normal" fo:text-transform="none" fo:color="#bf0041" loext:opacity="100%" style:font-name="Source Code Pro1" fo:letter-spacing="normal" fo:font-style="normal" fo:font-weight="normal" officeooo:rsid="0135f9eb"/>
    </style:style>
    <style:style style:name="T66" style:family="text">
      <style:text-properties fo:font-variant="normal" fo:text-transform="none" fo:color="#bf0041" loext:opacity="100%" style:font-name="Source Code Pro1" fo:letter-spacing="normal" fo:font-style="normal" fo:font-weight="normal" officeooo:rsid="005bd445"/>
    </style:style>
    <style:style style:name="T67" style:family="text">
      <style:text-properties fo:font-variant="normal" fo:text-transform="none" fo:color="#bf0041" loext:opacity="100%" style:font-name="Source Code Pro1" fo:letter-spacing="normal" fo:font-style="normal" fo:font-weight="normal" officeooo:rsid="0136c615"/>
    </style:style>
    <style:style style:name="T68" style:family="text">
      <style:text-properties fo:font-variant="normal" fo:text-transform="none" fo:color="#000000" loext:opacity="100%" style:font-name="Liberation Serif" fo:font-size="12pt" fo:letter-spacing="normal" fo:font-style="normal" fo:font-weight="normal" style:font-size-asian="12pt" style:font-size-complex="12pt"/>
    </style:style>
    <style:style style:name="T69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16a286" style:font-size-asian="12pt" style:font-size-complex="12pt"/>
    </style:style>
    <style:style style:name="T70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5fa666" style:font-size-asian="12pt" style:font-size-complex="12pt"/>
    </style:style>
    <style:style style:name="T71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bbe16c" style:font-size-asian="12pt" style:font-size-complex="12pt"/>
    </style:style>
    <style:style style:name="T72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96e444" style:font-size-asian="12pt" style:font-size-complex="12pt"/>
    </style:style>
    <style:style style:name="T73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ce3a90" style:font-size-asian="12pt" style:font-size-complex="12pt"/>
    </style:style>
    <style:style style:name="T74" style:family="text">
      <style:text-properties fo:font-variant="normal" fo:text-transform="none" fo:color="#000000" loext:opacity="100%" style:font-name="Liberation Serif" fo:font-size="10pt" fo:letter-spacing="normal" fo:font-style="normal" fo:font-weight="normal" officeooo:rsid="00d0816b" style:font-size-asian="10pt" style:font-style-asian="normal" style:font-weight-asian="normal" style:font-size-complex="10pt" style:font-style-complex="normal" style:font-weight-complex="normal"/>
    </style:style>
    <style:style style:name="T75" style:family="text">
      <style:text-properties fo:font-variant="normal" fo:text-transform="none" fo:color="#000000" loext:opacity="100%" style:font-name="Liberation Serif" fo:letter-spacing="normal" fo:font-style="normal" fo:font-weight="normal"/>
    </style:style>
    <style:style style:name="T76" style:family="text">
      <style:text-properties fo:font-variant="normal" fo:text-transform="none" fo:color="#000000" loext:opacity="100%" style:font-name="Liberation Serif" fo:letter-spacing="normal" fo:font-style="normal" fo:font-weight="normal" officeooo:rsid="00bbe16c"/>
    </style:style>
    <style:style style:name="T77" style:family="text">
      <style:text-properties fo:font-variant="normal" fo:text-transform="none" fo:color="#861141" loext:opacity="100%" style:font-name="Source Code Pro1" fo:font-size="10pt" fo:letter-spacing="normal" fo:font-style="normal" fo:font-weight="normal" officeooo:rsid="009fd4ad" style:font-size-asian="10pt" style:font-style-asian="normal" style:font-size-complex="10pt" style:font-style-complex="normal"/>
    </style:style>
    <style:style style:name="T78" style:family="text">
      <style:text-properties fo:font-variant="normal" fo:text-transform="none" fo:color="#861141" loext:opacity="100%" style:font-name="Source Code Pro1" fo:font-size="10pt" fo:letter-spacing="normal" fo:font-style="normal" fo:font-weight="normal" officeooo:rsid="009fd4ad" style:font-size-asian="10pt" style:font-style-asian="normal" style:font-weight-asian="normal" style:font-size-complex="10pt" style:font-style-complex="normal" style:font-weight-complex="normal"/>
    </style:style>
    <style:style style:name="T79" style:family="text">
      <style:text-properties fo:font-variant="normal" fo:text-transform="none" fo:color="#861141" loext:opacity="100%" style:font-name="Source Code Pro1" fo:font-size="10pt" fo:letter-spacing="normal" fo:font-style="normal" fo:font-weight="normal" officeooo:rsid="000d6d01" style:font-size-asian="10pt" style:font-style-asian="normal" style:font-weight-asian="normal" style:font-size-complex="10pt" style:font-style-complex="normal" style:font-weight-complex="normal"/>
    </style:style>
    <style:style style:name="T80" style:family="text">
      <style:text-properties fo:font-variant="normal" fo:text-transform="none" fo:font-weight="normal" style:font-weight-asian="normal" style:font-weight-complex="normal"/>
    </style:style>
    <style:style style:name="T81" style:family="text">
      <style:text-properties fo:font-variant="normal" fo:text-transform="none" fo:font-weight="normal" officeooo:rsid="00ba20ed" style:font-weight-asian="normal" style:font-weight-complex="normal"/>
    </style:style>
    <style:style style:name="T82" style:family="text">
      <style:text-properties fo:font-variant="normal" fo:text-transform="none" fo:font-size="12pt" fo:letter-spacing="normal" fo:language="zxx" fo:country="none" fo:font-style="normal" style:text-underline-style="none" fo:font-weight="normal" officeooo:rsid="0050f3a2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T83" style:family="text">
      <style:text-properties fo:font-variant="normal" fo:text-transform="none" fo:font-size="12pt" fo:letter-spacing="normal" fo:language="zxx" fo:country="none" fo:font-style="normal" style:text-underline-style="none" fo:font-weight="normal" officeooo:rsid="0105e022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T84" style:family="text">
      <style:text-properties officeooo:rsid="00679e75"/>
    </style:style>
    <style:style style:name="T85" style:family="text">
      <style:text-properties fo:color="#c9211e" loext:opacity="100%" style:font-name="Source Code Pro1" fo:font-size="10pt" style:font-size-asian="10pt" style:font-size-complex="10pt"/>
    </style:style>
    <style:style style:name="T86" style:family="text">
      <style:text-properties fo:color="#c9211e" loext:opacity="100%" style:font-name="Source Code Pro1" fo:font-size="10pt" officeooo:rsid="00aab786" style:font-size-asian="10pt" style:font-size-complex="10pt"/>
    </style:style>
    <style:style style:name="T87" style:family="text">
      <style:text-properties officeooo:rsid="00f5e086"/>
    </style:style>
    <style:style style:name="T88" style:family="text">
      <style:text-properties officeooo:rsid="00f8bfbd"/>
    </style:style>
    <style:style style:name="T89" style:family="text">
      <style:text-properties officeooo:rsid="00fa5d01"/>
    </style:style>
    <style:style style:name="T90" style:family="text">
      <style:text-properties officeooo:rsid="0056e2ce"/>
    </style:style>
    <style:style style:name="T91" style:family="text">
      <style:text-properties officeooo:rsid="005bd445"/>
    </style:style>
    <style:style style:name="T92" style:family="text">
      <style:text-properties fo:font-size="10pt" fo:font-style="italic" officeooo:rsid="00165658" style:font-size-asian="10pt" style:font-style-asian="italic" style:font-size-complex="10pt" style:font-style-complex="italic"/>
    </style:style>
    <style:style style:name="T93" style:family="text">
      <style:text-properties officeooo:rsid="005d420b"/>
    </style:style>
    <style:style style:name="T94" style:family="text">
      <style:text-properties officeooo:rsid="0068ee6d"/>
    </style:style>
    <style:style style:name="T95" style:family="text">
      <style:text-properties fo:color="#861141" loext:opacity="100%" style:font-name="Source Code Pro1" fo:font-size="10pt" style:font-size-asian="10pt" style:font-size-complex="10pt"/>
    </style:style>
    <style:style style:name="T96" style:family="text">
      <style:text-properties fo:color="#861141" loext:opacity="100%" style:font-name="Source Code Pro1" fo:font-size="10pt" officeooo:rsid="000d6d01" style:font-size-asian="10pt" style:font-size-complex="10pt"/>
    </style:style>
    <style:style style:name="T97" style:family="text">
      <style:text-properties fo:color="#861141" loext:opacity="100%" style:font-name="Source Code Pro1" fo:font-size="10pt" officeooo:rsid="009ae987" style:font-size-asian="10pt" style:font-size-complex="10pt"/>
    </style:style>
    <style:style style:name="T98" style:family="text">
      <style:text-properties fo:color="#861141" loext:opacity="100%" style:font-name="Source Code Pro1" fo:font-size="10pt" officeooo:rsid="009c0670" style:font-size-asian="10pt" style:font-size-complex="10pt"/>
    </style:style>
    <style:style style:name="T99" style:family="text">
      <style:text-properties fo:color="#861141" loext:opacity="100%" style:font-name="Source Code Pro1" fo:font-size="10pt" officeooo:rsid="009fd4ad" style:font-size-asian="10pt" style:font-size-complex="10pt"/>
    </style:style>
    <style:style style:name="T100" style:family="text">
      <style:text-properties fo:color="#861141" loext:opacity="100%" style:font-name="Source Code Pro1" fo:font-size="10pt" officeooo:rsid="00f0fc96" style:font-size-asian="10pt" style:font-size-complex="10pt"/>
    </style:style>
    <style:style style:name="T101" style:family="text">
      <style:text-properties fo:color="#861141" loext:opacity="100%" style:font-name="Source Code Pro1" fo:font-size="10pt" officeooo:rsid="00f1d6fa" style:font-size-asian="10pt" style:font-size-complex="10pt"/>
    </style:style>
    <style:style style:name="T102" style:family="text">
      <style:text-properties fo:color="#861141" loext:opacity="100%" style:font-name="Source Code Pro1" fo:font-size="10pt" officeooo:rsid="01095bc5" style:font-size-asian="10pt" style:font-size-complex="10pt"/>
    </style:style>
    <style:style style:name="T103" style:family="text">
      <style:text-properties fo:color="#861141" loext:opacity="100%" style:font-name="Source Code Pro1" fo:font-size="10pt" officeooo:rsid="01110e2a" style:font-size-asian="10pt" style:font-size-complex="10pt"/>
    </style:style>
    <style:style style:name="T104" style:family="text">
      <style:text-properties fo:color="#861141" loext:opacity="100%" style:font-name="Source Code Pro1" fo:font-size="10pt" officeooo:rsid="010175b3" style:font-size-asian="10pt" style:font-size-complex="10pt"/>
    </style:style>
    <style:style style:name="T105" style:family="text">
      <style:text-properties fo:color="#861141" loext:opacity="100%" style:font-name="Source Code Pro1" fo:font-size="10pt" officeooo:rsid="00f773d8" style:font-size-asian="10pt" style:font-size-complex="10pt"/>
    </style:style>
    <style:style style:name="T106" style:family="text">
      <style:text-properties fo:color="#861141" loext:opacity="100%" style:font-name="Source Code Pro1" fo:font-size="10pt" officeooo:rsid="00fd8731" style:font-size-asian="10pt" style:font-size-complex="10pt"/>
    </style:style>
    <style:style style:name="T107" style:family="text">
      <style:text-properties fo:color="#861141" loext:opacity="100%" style:font-name="Source Code Pro1" fo:font-size="10pt" officeooo:rsid="01184bda" style:font-size-asian="10pt" style:font-size-complex="10pt"/>
    </style:style>
    <style:style style:name="T108" style:family="text">
      <style:text-properties fo:color="#861141" loext:opacity="100%" style:font-name="Source Code Pro1" fo:font-size="10pt" officeooo:rsid="008a2e65" style:font-size-asian="10pt" style:font-size-complex="10pt"/>
    </style:style>
    <style:style style:name="T109" style:family="text">
      <style:text-properties fo:color="#861141" loext:opacity="100%" style:font-name="Source Code Pro1" fo:font-size="10pt" officeooo:rsid="009fd4ad" style:font-size-asian="10pt" style:font-style-asian="normal" style:font-size-complex="10pt" style:font-style-complex="normal"/>
    </style:style>
    <style:style style:name="T110" style:family="text">
      <style:text-properties fo:color="#861141" loext:opacity="100%" style:font-name="Source Code Pro1" fo:font-size="10pt" fo:font-style="italic" officeooo:rsid="000d6d01" style:font-size-asian="10pt" style:font-style-asian="italic" style:font-size-complex="10pt" style:font-style-complex="italic"/>
    </style:style>
    <style:style style:name="T111" style:family="text">
      <style:text-properties fo:color="#861141" loext:opacity="100%" style:font-name="Source Code Pro1" fo:font-size="10pt" fo:font-weight="normal" officeooo:rsid="009fd4ad" style:font-size-asian="10pt" style:font-style-asian="normal" style:font-weight-asian="normal" style:font-size-complex="10pt" style:font-style-complex="normal" style:font-weight-complex="normal"/>
    </style:style>
    <style:style style:name="T112" style:family="text">
      <style:text-properties fo:color="#861141" loext:opacity="100%" style:font-name="Source Code Pro1" fo:font-size="10pt" fo:font-weight="normal" officeooo:rsid="009fd4ad" style:font-size-asian="10pt" style:font-weight-asian="normal" style:font-size-complex="10pt" style:font-weight-complex="normal"/>
    </style:style>
    <style:style style:name="T113" style:family="text">
      <style:text-properties fo:font-size="14pt" style:font-size-asian="14pt" style:font-size-complex="14pt"/>
    </style:style>
    <style:style style:name="T114" style:family="text">
      <style:text-properties fo:font-size="14pt" style:font-name-asian="Source Code Pro" style:font-size-asian="14pt" style:font-name-complex="Source Code Pro" style:font-size-complex="14pt"/>
    </style:style>
    <style:style style:name="T115" style:family="text">
      <style:text-properties officeooo:rsid="007d6dbc"/>
    </style:style>
    <style:style style:name="T116" style:family="text">
      <style:text-properties officeooo:rsid="007f13b2"/>
    </style:style>
    <style:style style:name="T117" style:family="text">
      <style:text-properties officeooo:rsid="009c0670"/>
    </style:style>
    <style:style style:name="T118" style:family="text">
      <style:text-properties officeooo:rsid="009fd4ad"/>
    </style:style>
    <style:style style:name="T119" style:family="text">
      <style:text-properties officeooo:rsid="00a25a03"/>
    </style:style>
    <style:style style:name="T120" style:family="text">
      <style:text-properties officeooo:rsid="00a31b24"/>
    </style:style>
    <style:style style:name="T121" style:family="text">
      <style:text-properties officeooo:rsid="00a41b86"/>
    </style:style>
    <style:style style:name="T122" style:family="text">
      <style:text-properties officeooo:rsid="00a6411c"/>
    </style:style>
    <style:style style:name="T123" style:family="text">
      <style:text-properties officeooo:rsid="00acb830"/>
    </style:style>
    <style:style style:name="T124" style:family="text">
      <style:text-properties fo:font-variant="small-caps" fo:color="#000000" loext:opacity="100%" style:font-name="Liberation Serif" fo:font-size="20pt" fo:letter-spacing="normal" fo:font-style="normal" fo:font-weight="bold" officeooo:rsid="0068ee6d" style:font-size-asian="20pt" style:font-style-asian="normal" style:font-weight-asian="bold" style:font-size-complex="20pt" style:font-style-complex="normal" style:font-weight-complex="bold"/>
    </style:style>
    <style:style style:name="T125" style:family="text">
      <style:text-properties style:font-name="Source Code Pro1" fo:font-size="10pt" officeooo:rsid="00aab786" style:font-size-asian="10pt" style:font-size-complex="10pt"/>
    </style:style>
    <style:style style:name="T126" style:family="text">
      <style:text-properties officeooo:rsid="00aefd73"/>
    </style:style>
    <style:style style:name="T127" style:family="text">
      <style:text-properties officeooo:rsid="00b4ec87"/>
    </style:style>
    <style:style style:name="T128" style:family="text">
      <style:text-properties officeooo:rsid="00b56d13"/>
    </style:style>
    <style:style style:name="T129" style:family="text">
      <style:text-properties officeooo:rsid="00b6c5bf"/>
    </style:style>
    <style:style style:name="T130" style:family="text">
      <style:text-properties officeooo:rsid="00bd9fbc"/>
    </style:style>
    <style:style style:name="T131" style:family="text">
      <style:text-properties fo:font-size="16pt" style:font-size-asian="16pt" style:font-size-complex="16pt"/>
    </style:style>
    <style:style style:name="T132" style:family="text">
      <style:text-properties fo:font-size="16pt" officeooo:rsid="00bd9fbc" style:font-size-asian="16pt" style:font-size-complex="16pt"/>
    </style:style>
    <style:style style:name="T133" style:family="text">
      <style:text-properties officeooo:rsid="00c43760"/>
    </style:style>
    <style:style style:name="T134" style:family="text">
      <style:text-properties fo:font-weight="bold" style:font-weight-asian="bold" style:font-weight-complex="bold"/>
    </style:style>
    <style:style style:name="T135" style:family="text">
      <style:text-properties officeooo:rsid="00cb0aa7"/>
    </style:style>
    <style:style style:name="T136" style:family="text">
      <style:text-properties officeooo:rsid="00cb94ef"/>
    </style:style>
    <style:style style:name="T137" style:family="text">
      <style:text-properties officeooo:rsid="00cbdb09"/>
    </style:style>
    <style:style style:name="T138" style:family="text">
      <style:text-properties officeooo:rsid="00cee55e"/>
    </style:style>
    <style:style style:name="T139" style:family="text">
      <style:text-properties officeooo:rsid="00d247c4"/>
    </style:style>
    <style:style style:name="T140" style:family="text">
      <style:text-properties officeooo:rsid="00d3b3a2"/>
    </style:style>
    <style:style style:name="T141" style:family="text">
      <style:text-properties officeooo:rsid="00d9daea"/>
    </style:style>
    <style:style style:name="T142" style:family="text">
      <style:text-properties officeooo:rsid="00e0c06f"/>
    </style:style>
    <style:style style:name="T143" style:family="text">
      <style:text-properties officeooo:rsid="00e508d1"/>
    </style:style>
    <style:style style:name="T144" style:family="text">
      <style:text-properties officeooo:rsid="00e6b7e9"/>
    </style:style>
    <style:style style:name="T145" style:family="text">
      <style:text-properties officeooo:rsid="00e76c3a"/>
    </style:style>
    <style:style style:name="T146" style:family="text">
      <style:text-properties officeooo:rsid="00e98632"/>
    </style:style>
    <style:style style:name="T147" style:family="text">
      <style:text-properties officeooo:rsid="00f33161"/>
    </style:style>
    <style:style style:name="T148" style:family="text">
      <style:text-properties fo:font-size="9pt" officeooo:rsid="00f33161" style:font-size-asian="9pt" style:font-size-complex="9pt"/>
    </style:style>
    <style:style style:name="T149" style:family="text">
      <style:text-properties officeooo:rsid="00f5eb7f"/>
    </style:style>
    <style:style style:name="T150" style:family="text">
      <style:text-properties officeooo:rsid="00f773d8"/>
    </style:style>
    <style:style style:name="T151" style:family="text">
      <style:text-properties officeooo:rsid="00ff3c11"/>
    </style:style>
    <style:style style:name="T152" style:family="text">
      <style:text-properties officeooo:rsid="010175b3"/>
    </style:style>
    <style:style style:name="T153" style:family="text">
      <style:text-properties officeooo:rsid="01095bc5"/>
    </style:style>
    <style:style style:name="T154" style:family="text">
      <style:text-properties style:text-position="0% 100%" officeooo:rsid="01095bc5"/>
    </style:style>
    <style:style style:name="T155" style:family="text">
      <style:text-properties officeooo:rsid="012b4893"/>
    </style:style>
    <style:style style:name="T156" style:family="text">
      <style:text-properties officeooo:rsid="012b5c86"/>
    </style:style>
    <style:style style:name="T157" style:family="text">
      <style:text-properties officeooo:rsid="012c6b88"/>
    </style:style>
    <style:style style:name="T158" style:family="text">
      <style:text-properties officeooo:rsid="008a2e65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8"><text:bookmark-start text:name="Quick navigation"/>Quick navigation<text:bookmark-end text:name="Quick navigation"/></text:p>
      <text:p text:style-name="P176"/>
      <text:list xml:id="list2160184197" text:style-name="L1">
        <text:list-item>
          <text:p text:style-name="P224"><text:bookmark-ref text:reference-format="text" text:ref-name="1. Basic install">Basic install</text:bookmark-ref></text:p>
        </text:list-item>
        <text:list-item>
          <text:p text:style-name="P226"><text:bookmark-ref text:reference-format="text" text:ref-name="1.5 Partitioning">Partitioning</text:bookmark-ref></text:p>
        </text:list-item>
        <text:list-item>
          <text:p text:style-name="P224"><text:bookmark-ref text:reference-format="text" text:ref-name="2. Installing packages onto the system">Installing packages onto the system</text:bookmark-ref></text:p>
        </text:list-item>
        <text:list-item>
          <text:p text:style-name="P224"><text:bookmark-ref text:reference-format="text" text:ref-name="3. Continuing the install from the system">Continuing the install from the system</text:bookmark-ref></text:p>
        </text:list-item>
        <text:list-item>
          <text:p text:style-name="P225"><text:span text:style-name="T94">P</text:span>ost install</text:p>
          <text:list>
            <text:list-item>
              <text:p text:style-name="P225"><text:bookmark-ref text:reference-format="text" text:ref-name="4.1 Optimalization before installing apps">Optimalization before installing apps</text:bookmark-ref></text:p>
            </text:list-item>
            <text:list-item>
              <text:p text:style-name="P225"><text:bookmark-ref text:reference-format="text" text:ref-name="4.2 Installing apps of choice">Installing apps of choice</text:bookmark-ref></text:p>
            </text:list-item>
            <text:list-item>
              <text:p text:style-name="P225"><text:bookmark-ref text:reference-format="text" text:ref-name="4.3 Enabling services">Enabling services</text:bookmark-ref></text:p>
            </text:list-item>
            <text:list-item>
              <text:p text:style-name="P227">Kernel</text:p>
              <text:list>
                <text:list-item>
                  <text:p text:style-name="P225"><text:bookmark-ref text:reference-format="text" text:ref-name="4.4.1 Tweak kernel settings">Tweak kernel settings</text:bookmark-ref></text:p>
                </text:list-item>
                <text:list-item>
                  <text:p text:style-name="P225"><text:bookmark-ref text:reference-format="text" text:ref-name="4.4.2 Using different kernels">Using different kernels</text:bookmark-ref></text:p>
                </text:list-item>
              </text:list>
            </text:list-item>
            <text:list-item>
              <text:p text:style-name="P225"><text:bookmark-ref text:reference-format="text" text:ref-name="4.5 Modify GRUB settings">Modify GRUB settings</text:bookmark-ref></text:p>
            </text:list-item>
            <text:list-item>
              <text:p text:style-name="P225"><text:bookmark-ref text:reference-format="text" text:ref-name="4.6 Customizing .bashrc">Customizing .bashrc</text:bookmark-ref></text:p>
            </text:list-item>
            <text:list-item>
              <text:p text:style-name="P225"><text:bookmark-ref text:reference-format="text" text:ref-name="4.7 Comfort zone &amp; setting the look">Comfort zone &amp; setting the look</text:bookmark-ref></text:p>
            </text:list-item>
            <text:list-item>
              <text:p text:style-name="P225"><text:bookmark-ref text:reference-format="text" text:ref-name="4.8 Custom scripts">Custom scripts</text:bookmark-ref></text:p>
            </text:list-item>
            <text:list-item>
              <text:p text:style-name="P225"><text:bookmark-ref text:reference-format="text" text:ref-name="4.9 System maintaining">System maintaining</text:bookmark-ref></text:p>
            </text:list-item>
            <text:list-item>
              <text:p text:style-name="P225"><text:bookmark-ref text:reference-format="text" text:ref-name="4.10 Troubleshooting">Troubleshooting</text:bookmark-ref></text:p>
            </text:list-item>
          </text:list>
        </text:list-item>
        <text:list-item>
          <text:p text:style-name="P225"><text:bookmark-ref text:reference-format="text" text:ref-name="5. Useful commands">Useful commands</text:bookmark-ref></text:p>
        </text:list-item>
        <text:list-item>
          <text:p text:style-name="P225"><text:bookmark-ref text:reference-format="text" text:ref-name="5.1 Unsafe commands">Unsafe commands</text:bookmark-ref></text:p>
        </text:list-item>
        <text:list-item>
          <text:p text:style-name="P225"><text:bookmark-ref text:reference-format="text" text:ref-name="6. Gaming">Gaming</text:bookmark-ref></text:p>
        </text:list-item>
        <text:list-item>
          <text:p text:style-name="P225"><text:bookmark-ref text:reference-format="text" text:ref-name="7. Security">Security</text:bookmark-ref></text:p>
        </text:list-item>
        <text:list-item>
          <text:p text:style-name="P228"><text:bookmark-ref text:reference-format="text" text:ref-name="9. Saving &amp; reloading the system">Saving &amp; reloading the system</text:bookmark-ref></text:p>
        </text:list-item>
        <text:list-item>
          <text:p text:style-name="P229"><text:bookmark-ref text:reference-format="text" text:ref-name="8. Extra productiveness">Extra productiveness</text:bookmark-ref></text:p>
        </text:list-item>
      </text:list>
      <text:p text:style-name="P59"/>
      <text:p text:style-name="P59"/>
      <text:p text:style-name="P212"><text:span text:style-name="T32">Before updating or upgrading the system, check </text:span><text:a xlink:type="simple" xlink:href="https://archlinux.org/news/" text:style-name="Internet_20_link" text:visited-style-name="Visited_20_Internet_20_Link">the arch news</text:a><text:span text:style-name="T32"> </text:span><text:span text:style-name="T33">(could save your system)</text:span><text:span text:style-name="T32">!</text:span></text:p>
      <text:p text:style-name="P179"><text:bookmark-start text:name="1. Basic install"/>Basic install<text:bookmark-end text:name="1. Basic install"/></text:p>
      <text:p text:style-name="P2"/>
      <text:p text:style-name="P2">Setting keymap</text:p>
      <text:p text:style-name="P2"><text:tab/><text:span text:style-name="T95">loadkeys hu</text:span></text:p>
      <text:p text:style-name="P2"/>
      <text:p text:style-name="P2">Enable and connect to wifi (Optional)</text:p>
      <text:p text:style-name="P2"><text:tab/><text:span text:style-name="T95">rfkill unblock wifi</text:span></text:p>
      <text:p text:style-name="P133"><text:tab/>iwctl</text:p>
      <text:p text:style-name="P133"><text:tab/>device list</text:p>
      <text:p text:style-name="P133"><text:tab/>station **device** scan</text:p>
      <text:p text:style-name="P133"><text:tab/>station **device** get-networks</text:p>
      <text:p text:style-name="P133"><text:tab/>station **device** connect **SSID**</text:p>
      <text:p text:style-name="P2"/>
      <text:p text:style-name="P2">Sync time</text:p>
      <text:p text:style-name="P2"><text:tab/><text:span text:style-name="T95">pacman -Syyy</text:span></text:p>
      <text:p text:style-name="P133"><text:tab/>timedatectl set-ntp true</text:p>
      <text:p text:style-name="P2"/>
      <text:p text:style-name="P2">Set fastest mirrorlist</text:p>
      <text:p text:style-name="P2"><text:tab/><text:span text:style-name="T95">pacman -Syyy</text:span></text:p>
      <text:p text:style-name="P133"><text:tab/>pacman -S reflector</text:p>
      <text:p text:style-name="P133"><text:tab/>reflector -c Hungary -a 10 --sort rate --save /etc/pacman.d/mirrorlist</text:p>
      <text:p text:style-name="P133"><text:tab/>pacman -Syyy</text:p>
      <text:p text:style-name="P133"/>
      <text:p text:style-name="P2"/>
      <text:p text:style-name="P179"><text:bookmark-start text:name="1.5 Partitioning"/>Partitioning<text:bookmark-end text:name="1.5 Partitioning"/></text:p>
      <text:p text:style-name="P2"/>
      <text:p text:style-name="P2"><text:a xlink:type="simple" xlink:href="https://wiki.archlinux.org/title/installation_guide#Verify_the_boot_mode" text:style-name="Internet_20_link" text:visited-style-name="Visited_20_Internet_20_Link">Check if running UEFI or BIOS</text:a></text:p>
      <text:p text:style-name="P2"><text:tab/><text:span text:style-name="T95">ls /sys/firmware/efi/efivars</text:span></text:p>
      <text:p text:style-name="P2"><text:tab/><text:tab/>If writes what’s inside the folder: UEFI</text:p>
      <text:p text:style-name="P5"><text:tab/><text:tab/>If folder doesn’t exist: BIOS</text:p>
      <text:p text:style-name="P201"/>
      <text:p text:style-name="P201"/>
      <text:p text:style-name="P201"/>
      <text:p text:style-name="P201"/>
      <text:p text:style-name="P207"><text:span text:style-name="T131">UEFI </text:span><text:span text:style-name="T132">INSTALL</text:span></text:p>
      <text:p text:style-name="P7"/>
      <text:p text:style-name="P7"><text:a xlink:type="simple" xlink:href="https://wiki.archlinux.org/title/installation_guide#Partition_the_disks" text:style-name="Internet_20_link" text:visited-style-name="Visited_20_Internet_20_Link">Creating partitions</text:a></text:p>
      <text:p text:style-name="P133">fdisk /dev/sda</text:p>
      <text:p text:style-name="P2"/>
      <text:p text:style-name="P2">EFI<text:tab/><text:tab/>g → n → ENTER → ENTER → +5<text:span text:style-name="T10">1</text:span><text:span text:style-name="T11">2</text:span>M → t → 1</text:p>
      <text:p text:style-name="P2"><text:span text:style-name="T8">ROOT</text:span><text:tab/><text:tab/>n → ENTER → ENTER → ENTER → w</text:p>
      <text:p text:style-name="P2"><text:tab/><text:tab/></text:p>
      <text:p text:style-name="P2"/>
      <text:p text:style-name="P2"><text:a xlink:type="simple" xlink:href="https://wiki.archlinux.org/title/installation_guide#Format_the_partitions" text:style-name="Internet_20_link" text:visited-style-name="Visited_20_Internet_20_Link">Formatting the created partitions</text:a></text:p>
      <text:p text:style-name="P2"><text:tab/><text:span text:style-name="T95">mkfs.fat -F32 /dev/sda1</text:span></text:p>
      <text:p text:style-name="P133"><text:tab/>mkfs.ext4 /dev/sda2</text:p>
      <text:p text:style-name="P2"/>
      <text:p text:style-name="P2"><text:a xlink:type="simple" xlink:href="https://wiki.archlinux.org/title/installation_guide#Mount_the_file_systems" text:style-name="Internet_20_link" text:visited-style-name="Visited_20_Internet_20_Link">Mounting formatted partitions</text:a></text:p>
      <text:p text:style-name="P2"><text:tab/><text:span text:style-name="T95">mount /dev/sda2 /mnt</text:span></text:p>
      <text:p text:style-name="P133"><text:tab/>mkdir /mnt/boot</text:p>
      <text:p text:style-name="P151"><text:tab/>mount /dev/sda1 /mnt/boot</text:p>
      <text:p text:style-name="P151"/>
      <text:p text:style-name="P151"/>
      <text:p text:style-name="P151"/>
      <text:p text:style-name="P5"/>
      <text:p text:style-name="P5"/>
      <text:p text:style-name="P208">BIOS <text:span text:style-name="T130">INSTALL</text:span></text:p>
      <text:p text:style-name="P7"/>
      <text:p text:style-name="P7"><text:a xlink:type="simple" xlink:href="https://wiki.archlinux.org/title/installation_guide#Partition_the_disks" text:style-name="Internet_20_link" text:visited-style-name="Visited_20_Internet_20_Link">Creating partition</text:a></text:p>
      <text:p text:style-name="P134">fdisk /dev/sda</text:p>
      <text:p text:style-name="P7"><text:tab/>n → <text:span text:style-name="T90">ENTER </text:span>→ ENTER → ENTER → ENTER → w</text:p>
      <text:p text:style-name="P7"/>
      <text:p text:style-name="P7"><text:a xlink:type="simple" xlink:href="https://wiki.archlinux.org/title/installation_guide#Format_the_partitions" text:style-name="Internet_20_link" text:visited-style-name="Visited_20_Internet_20_Link">Formatting the created partitions</text:a></text:p>
      <text:p text:style-name="P7"><text:tab/><text:span text:style-name="T96">mkfs.ext4 /dev/sda1</text:span></text:p>
      <text:p text:style-name="P7"><text:tab/></text:p>
      <text:p text:style-name="P7"><text:a xlink:type="simple" xlink:href="https://wiki.archlinux.org/title/installation_guide#Mount_the_file_systems" text:style-name="Internet_20_link" text:visited-style-name="Visited_20_Internet_20_Link">Mounting formatted partitions</text:a></text:p>
      <text:p text:style-name="P7"><text:tab/><text:span text:style-name="T96">mount /dev/sda1 /mnt</text:span></text:p>
      <text:p text:style-name="P180"><text:bookmark-start text:name="2. Installing packages onto the system"/>Installing packages onto the system<text:bookmark-end text:name="2. Installing packages onto the system"/></text:p>
      <text:p text:style-name="P8"/>
      <text:p text:style-name="P8"><text:a xlink:type="simple" xlink:href="https://wiki.archlinux.org/title/installation_guide#Install_essential_packages" text:style-name="Internet_20_link" text:visited-style-name="Visited_20_Internet_20_Link">Basic packages</text:a></text:p>
      <text:p text:style-name="P8"><text:tab/><text:span text:style-name="T96">pacstrap /mnt base linux linux-firmware</text:span></text:p>
      <text:p text:style-name="P8"/>
      <text:p text:style-name="P8"><text:a xlink:type="simple" xlink:href="https://wiki.archlinux.org/title/installation_guide#Fstab" text:style-name="Internet_20_link" text:visited-style-name="Visited_20_Internet_20_Link">Fstab</text:a></text:p>
      <text:p text:style-name="P8"><text:tab/><text:span text:style-name="T96">genfstab -U /mnt &gt;&gt; /mnt/etc/fstab</text:span></text:p>
      <text:p text:style-name="P135"/>
      <text:p text:style-name="P8"><text:a xlink:type="simple" xlink:href="https://wiki.archlinux.org/title/installation_guide#Chroot" text:style-name="Internet_20_link" text:visited-style-name="Visited_20_Internet_20_Link">Configuring the system</text:a></text:p>
      <text:p text:style-name="P8"><text:tab/><text:span text:style-name="T96">arch-chroot /mnt</text:span></text:p>
      <text:p text:style-name="P135"/>
      <text:p text:style-name="P169"><text:a xlink:type="simple" xlink:href="https://wiki.archlinux.org/title/installation_guide#Time_zone" text:style-name="Internet_20_link" text:visited-style-name="Visited_20_Internet_20_Link"><text:span text:style-name="T143">Time zone</text:span></text:a></text:p>
      <text:p text:style-name="P8"><text:tab/><text:span text:style-name="T96">ln -sf /usr/share/zoneinfo/Europe/Budapest /etc/localetime</text:span></text:p>
      <text:p text:style-name="P8"><text:tab/><text:span text:style-name="T96">hwclock –systohc</text:span></text:p>
      <text:p text:style-name="P135"><text:tab/><text:tab/></text:p>
      <text:p text:style-name="P61"><text:a xlink:type="simple" xlink:href="https://wiki.archlinux.org/title/installation_guide#Localization" text:style-name="Internet_20_link" text:visited-style-name="Visited_20_Internet_20_Link"/></text:p>
      <text:p text:style-name="P61"><text:a xlink:type="simple" xlink:href="https://wiki.archlinux.org/title/installation_guide#Localization" text:style-name="Internet_20_link" text:visited-style-name="Visited_20_Internet_20_Link">Localization</text:a></text:p>
      <text:p text:style-name="P136"><text:tab/><text:tab/>nano /etc/locale.gen</text:p>
      <text:p text:style-name="P135"><text:tab/><text:tab/><text:span text:style-name="T30">uncomment </text:span><text:span text:style-name="T34">en_US.UTF-8 UTF-8</text:span></text:p>
      <text:p text:style-name="P57"><text:tab/><text:tab/><text:tab/><text:tab/> <text:span text:style-name="T113"><text:s/></text:span><text:span text:style-name="T114">↕</text:span></text:p>
      <text:p text:style-name="P135"><text:tab/> <text:tab/>sed -i '177s/^#//' /etc/locale.gen</text:p>
      <text:p text:style-name="P135"/>
      <text:p text:style-name="P135"><text:tab/>locale-gen</text:p>
      <text:p text:style-name="P135"><text:tab/>nano /etc/locale.conf</text:p>
      <text:p text:style-name="P135"><text:tab/><text:tab/><text:span text:style-name="T29">LANG=en_US.UTF-8</text:span></text:p>
      <text:p text:style-name="P135"><text:tab/>nano /etc/vconsole.conf</text:p>
      <text:p text:style-name="P135"><text:tab/><text:tab/><text:span text:style-name="T29">KEYMAP=hu</text:span></text:p>
      <text:p text:style-name="P58"><text:tab/><text:tab/>localectl set-keymap --no-convert hu</text:p>
      <text:p text:style-name="P135"/>
      <text:p text:style-name="P9"><text:a xlink:type="simple" xlink:href="https://wiki.archlinux.org/title/installation_guide#Network_configuration" text:style-name="Internet_20_link" text:visited-style-name="Visited_20_Internet_20_Link">Setting the system hostname</text:a></text:p>
      <text:p text:style-name="P169"><text:tab/><text:span text:style-name="T96">nano /etc/hostname</text:span></text:p>
      <text:p text:style-name="P9"><text:tab/><text:tab/>arch</text:p>
      <text:p text:style-name="P9"/>
      <text:p text:style-name="P9"><text:tab/><text:span text:style-name="T96">nano /etc/hosts</text:span></text:p>
      <text:p text:style-name="P9"><text:tab/><text:tab/>127.0.0.1<text:tab/>localhost</text:p>
      <text:p text:style-name="P9"><text:tab/><text:tab/>::1<text:tab/><text:tab/>localhost</text:p>
      <text:p text:style-name="P9"><text:tab/><text:tab/>127.0.1.1<text:tab/>arch.localdomain<text:tab/>arch</text:p>
      <text:p text:style-name="P9"/>
      <text:p text:style-name="P9"><text:a xlink:type="simple" xlink:href="https://wiki.archlinux.org/title/installation_guide#Root_password" text:style-name="Internet_20_link" text:visited-style-name="Visited_20_Internet_20_Link">Setting the root password</text:a></text:p>
      <text:p text:style-name="P9"><text:tab/><text:span text:style-name="T96">passwd</text:span></text:p>
      <text:p text:style-name="P9"/>
      <text:p text:style-name="P9">Installing packages</text:p>
      <text:p text:style-name="P9"><text:tab/><text:span text:style-name="T96">pacman -S grub efibootmgr networkmanager network-manager-applet wireless_tools wpa_supplicant dialog os-prober base-devel linux-headers reflector git bluez bluez-utils xdg-utils xdg-user-dirs</text:span></text:p>
      <text:p text:style-name="P9"/>
      <text:p text:style-name="P9">Enable SSH connection (optional)</text:p>
      <text:p text:style-name="P10"><text:tab/><text:span text:style-name="T96">pacman -S openssh </text:span><text:span text:style-name="T103">sshpass </text:span><text:span text:style-name="T96">openssl</text:span></text:p>
      <text:p text:style-name="P137"><text:tab/>systemctl enable sshd</text:p>
      <text:p text:style-name="P9"/>
      <text:p text:style-name="P9"><text:a xlink:type="simple" xlink:href="https://wiki.archlinux.org/title/Arch_boot_process#Boot_loader" text:style-name="Internet_20_link" text:visited-style-name="Visited_20_Internet_20_Link">Setting up GRUB </text:a><text:a xlink:type="simple" xlink:href="https://wiki.archlinux.org/title/Arch_boot_process#Boot_loader" text:style-name="Internet_20_link" text:visited-style-name="Visited_20_Internet_20_Link"><text:span text:style-name="T7">(UEFI)</text:span></text:a></text:p>
      <text:p text:style-name="P9"><text:tab/><text:span text:style-name="T96">grub-install --target=x86_64-efi --efi-directory=/boot --bootloader-id=GRUB</text:span></text:p>
      <text:p text:style-name="P137"><text:tab/>grub-mkconfig -o /boot/grub/grub.cfg</text:p>
      <text:p text:style-name="P137"/>
      <text:p text:style-name="P11"><text:a xlink:type="simple" xlink:href="https://wiki.archlinux.org/title/Arch_boot_process#Boot_loader" text:style-name="Internet_20_link" text:visited-style-name="Visited_20_Internet_20_Link">Setting up GRUB (BIOS)</text:a></text:p>
      <text:p text:style-name="P11"><text:tab/><text:span text:style-name="T96">grub-install --target=i386-pc /dev/sda</text:span></text:p>
      <text:p text:style-name="P149"><text:tab/>grub-mkconfig -o /boot/grub/grub.cfg</text:p>
      <text:p text:style-name="P9"/>
      <text:p text:style-name="P9">Enabling internet</text:p>
      <text:p text:style-name="P9"><text:tab/><text:span text:style-name="T96">systemctl enable NetworkManager</text:span></text:p>
      <text:p text:style-name="P9"/>
      <text:p text:style-name="P9">Enabling bluetooth <text:span text:style-name="T9">(optional)</text:span></text:p>
      <text:p text:style-name="P9"><text:tab/><text:span text:style-name="T96">systemctl enable bluetooth</text:span></text:p>
      <text:p text:style-name="P9"/>
      <text:p text:style-name="P213"><text:a xlink:type="simple" xlink:href="https://wiki.archlinux.org/title/Users_and_groups#User_management" text:style-name="Internet_20_link" text:visited-style-name="Visited_20_Internet_20_Link"><text:span text:style-name="T144">Adding a new user</text:span></text:a></text:p>
      <text:p text:style-name="P9"><text:tab/><text:span text:style-name="T96">useradd -mG wheel hakszi</text:span></text:p>
      <text:p text:style-name="P137"><text:tab/>passwd hakszi</text:p>
      <text:p text:style-name="P9"/>
      <text:p text:style-name="P9"><text:tab/><text:span text:style-name="T96">EDITOR=nano visudo</text:span><text:span text:style-name="T21">, </text:span><text:span text:style-name="T42">and uncomment:</text:span></text:p>
      <text:p text:style-name="P75"><text:tab/>%wheel ALL=(ALL:ALL) ALL </text:p>
      <text:p text:style-name="P170"><text:tab/><text:tab/><text:tab/><text:tab/><text:span text:style-name="T36">↕</text:span></text:p>
      <text:p text:style-name="P9"><text:tab/><text:span text:style-name="T96">sudo sed -i '/%wheel ALL=(ALL:ALL) ALL/s/^#//g' /etc/sudoers</text:span></text:p>
      <text:p text:style-name="P137"/>
      <text:p text:style-name="P9"/>
      <text:p text:style-name="P12">Finish initial setup</text:p>
      <text:p text:style-name="P12"><text:tab/><text:span text:style-name="T96">exit</text:span></text:p>
      <text:p text:style-name="P138"><text:tab/>umount -a</text:p>
      <text:p text:style-name="P138"><text:tab/>reboot</text:p>
      <text:p text:style-name="P181"><text:bookmark-start text:name="3. Continuing the install from the system"/>Continuing the install from the system<text:bookmark-end text:name="3. Continuing the install from the system"/></text:p>
      <text:p text:style-name="P200"><text:span text:style-name="T80">(unplu</text:span><text:span text:style-name="T81">g USB)</text:span></text:p>
      <text:p text:style-name="P206"/>
      <text:p text:style-name="P12">Setting up wifi <text:span text:style-name="T9">(optional)</text:span></text:p>
      <text:p text:style-name="P12"><text:tab/><text:span text:style-name="T96">sudo nmtui</text:span></text:p>
      <text:p text:style-name="P12"/>
      <text:p text:style-name="P12">Installing graphics drivers</text:p>
      <text:p text:style-name="P12"/>
      <text:p text:style-name="P12"><text:tab/><text:a xlink:type="simple" xlink:href="https://wiki.archlinux.org/title/AMDGPU" text:style-name="Internet_20_link" text:visited-style-name="Visited_20_Internet_20_Link">For AMD</text:a></text:p>
      <text:p text:style-name="P12"><text:tab/><text:span text:style-name="T96">sudo pacman -S xf86-video-amdgpu</text:span></text:p>
      <text:p text:style-name="P12"/>
      <text:p text:style-name="P12"/>
      <text:p text:style-name="P12"><text:tab/><text:a xlink:type="simple" xlink:href="https://wiki.archlinux.org/title/nouveau" text:style-name="Internet_20_link" text:visited-style-name="Visited_20_Internet_20_Link">For NVIDIA (open source) (</text:a><text:a xlink:type="simple" xlink:href="https://wiki.archlinux.org/title/nouveau" text:style-name="Internet_20_link" text:visited-style-name="Visited_20_Internet_20_Link"><text:span text:style-name="T134">recommended</text:span></text:a><text:a xlink:type="simple" xlink:href="https://wiki.archlinux.org/title/nouveau" text:style-name="Internet_20_link" text:visited-style-name="Visited_20_Internet_20_Link">)</text:a></text:p>
      <text:p text:style-name="P12"><text:tab/><text:span text:style-name="T96">sudo pacman -S xf86-video-nouveau</text:span></text:p>
      <text:p text:style-name="P12"/>
      <text:p text:style-name="P12"/>
      <text:p text:style-name="P12"/>
      <text:p text:style-name="P13"><text:tab/><text:a xlink:type="simple" xlink:href="https://wiki.archlinux.org/title/NVIDIA" text:style-name="Internet_20_link" text:visited-style-name="Visited_20_Internet_20_Link">NVS 310, GT </text:a><text:a xlink:type="simple" xlink:href="https://wiki.archlinux.org/title/NVIDIA" text:style-name="Internet_20_link" text:visited-style-name="Visited_20_Internet_20_Link"><text:span text:style-name="T145">&amp; </text:span></text:a><text:a xlink:type="simple" xlink:href="https://wiki.archlinux.org/title/NVIDIA" text:style-name="Internet_20_link" text:visited-style-name="Visited_20_Internet_20_Link">GTX 3xx 4xx 5xx series </text:a><text:a xlink:type="simple" xlink:href="https://wiki.archlinux.org/title/NVIDIA" text:style-name="Internet_20_link" text:visited-style-name="Visited_20_Internet_20_Link"><text:span text:style-name="T115">(</text:span></text:a><text:a xlink:type="simple" xlink:href="https://wiki.archlinux.org/title/NVIDIA" text:style-name="Internet_20_link" text:visited-style-name="Visited_20_Internet_20_Link">proprietary</text:a><text:a xlink:type="simple" xlink:href="https://wiki.archlinux.org/title/NVIDIA" text:style-name="Internet_20_link" text:visited-style-name="Visited_20_Internet_20_Link"><text:span text:style-name="T115">)</text:span></text:a></text:p>
      <text:p text:style-name="P12"><text:tab/><text:span text:style-name="T96">yay -S nvidia-340xx </text:span></text:p>
      <text:p text:style-name="P12"/>
      <text:p text:style-name="P13"><text:tab/><text:a xlink:type="simple" xlink:href="https://wiki.archlinux.org/title/NVIDIA" text:style-name="Internet_20_link" text:visited-style-name="Visited_20_Internet_20_Link">GTX 6xx 7xx 9xx </text:a><text:a xlink:type="simple" xlink:href="https://wiki.archlinux.org/title/NVIDIA" text:style-name="Internet_20_link" text:visited-style-name="Visited_20_Internet_20_Link"><text:span text:style-name="T115">series (</text:span></text:a><text:a xlink:type="simple" xlink:href="https://wiki.archlinux.org/title/NVIDIA" text:style-name="Internet_20_link" text:visited-style-name="Visited_20_Internet_20_Link">proprietary</text:a><text:a xlink:type="simple" xlink:href="https://wiki.archlinux.org/title/NVIDIA" text:style-name="Internet_20_link" text:visited-style-name="Visited_20_Internet_20_Link"><text:span text:style-name="T115">)</text:span></text:a></text:p>
      <text:p text:style-name="P12"><text:tab/><text:span text:style-name="T96">yay -S nvidia-390xx </text:span><text:tab/></text:p>
      <text:p text:style-name="P12"/>
      <text:p text:style-name="P214"><text:tab/><text:a xlink:type="simple" xlink:href="https://wiki.archlinux.org/title/NVIDIA" text:style-name="Internet_20_link" text:visited-style-name="Visited_20_Internet_20_Link">RTX 2060, </text:a><text:a xlink:type="simple" xlink:href="https://wiki.archlinux.org/title/NVIDIA" text:style-name="Internet_20_link" text:visited-style-name="Visited_20_Internet_20_Link"><text:span text:style-name="T146">GTX</text:span></text:a><text:a xlink:type="simple" xlink:href="https://wiki.archlinux.org/title/NVIDIA" text:style-name="Internet_20_link" text:visited-style-name="Visited_20_Internet_20_Link"> 10xx series </text:a><text:a xlink:type="simple" xlink:href="https://wiki.archlinux.org/title/NVIDIA" text:style-name="Internet_20_link" text:visited-style-name="Visited_20_Internet_20_Link"><text:span text:style-name="T115">(</text:span></text:a><text:a xlink:type="simple" xlink:href="https://wiki.archlinux.org/title/NVIDIA" text:style-name="Internet_20_link" text:visited-style-name="Visited_20_Internet_20_Link">proprietary</text:a><text:a xlink:type="simple" xlink:href="https://wiki.archlinux.org/title/NVIDIA" text:style-name="Internet_20_link" text:visited-style-name="Visited_20_Internet_20_Link"><text:span text:style-name="T115">)</text:span></text:a></text:p>
      <text:p text:style-name="P12"><text:tab/><text:span text:style-name="T96">yay -S nvidia-418xx</text:span></text:p>
      <text:p text:style-name="P138"/>
      <text:p text:style-name="P12"><text:tab/>*<text:bookmark-ref text:reference-format="text" text:ref-name="AUR">Setting up an AUR</text:bookmark-ref>*</text:p>
      <text:p text:style-name="P12"/>
      <text:p text:style-name="P14"><text:a xlink:type="simple" xlink:href="https://wiki.archlinux.org/title/General_recommendations#Display_drivers" text:style-name="Internet_20_link" text:visited-style-name="Visited_20_Internet_20_Link">Install display driver</text:a></text:p>
      <text:p text:style-name="P14"><text:tab/><text:span text:style-name="T96">sudo pacman -S xorg xorg-drivers</text:span></text:p>
      <text:p text:style-name="P14"/>
      <text:p text:style-name="P14"><text:a xlink:type="simple" xlink:href="https://wiki.archlinux.org/title/General_recommendations#Desktop_environments" text:style-name="Internet_20_link" text:visited-style-name="Visited_20_Internet_20_Link">Install desktop enviroment</text:a><text:tab/><text:a xlink:type="simple" xlink:href="https://www.slant.co/topics/14976/~desktop-environments-for-arch-linux" text:style-name="Internet_20_link" text:visited-style-name="Visited_20_Internet_20_Link"><text:span text:style-name="T116">(of personal choice)</text:span></text:a></text:p>
      <text:p text:style-name="P14"><text:tab/>XFCE</text:p>
      <text:p text:style-name="P14"><text:tab/><text:tab/><text:span text:style-name="T96">sudo pacman -Syu</text:span></text:p>
      <text:p text:style-name="P139"><text:tab/><text:tab/>sudo pacman -S xfce4 xfce4-goodies</text:p>
      <text:p text:style-name="P139"><text:tab/></text:p>
      <text:p text:style-name="P139"><text:tab/><text:span text:style-name="T37">↕</text:span></text:p>
      <text:p text:style-name="P139"/>
      <text:p text:style-name="P14"><text:tab/>Cinnamon</text:p>
      <text:p text:style-name="P14"><text:tab/><text:tab/><text:span text:style-name="T96">sudo pacman -Syu</text:span></text:p>
      <text:p text:style-name="P139"><text:tab/><text:tab/>sudo pacman -S cinnamon gnome-terminal nemo-fileroller</text:p>
      <text:p text:style-name="P150"><text:tab/></text:p>
      <text:p text:style-name="P60"><text:tab/>#Note that the firewall, no-disturb toggle and auto-login script will only work with XFCE</text:p>
      <text:p text:style-name="P150"><text:span text:style-name="T31"><text:tab/>See here: </text:span><text:span text:style-name="T31"><text:bookmark-ref text:reference-format="text" text:ref-name="Firewall">Firewall, no disturb mode and auto-login quick settings</text:bookmark-ref></text:span></text:p>
      <text:p text:style-name="P139"/>
      <text:p text:style-name="P15"><text:a xlink:type="simple" xlink:href="https://wiki.archlinux.org/title/LightDM" text:style-name="Internet_20_link" text:visited-style-name="Visited_20_Internet_20_Link">Installing login manager</text:a></text:p>
      <text:p text:style-name="P15"><text:tab/><text:span text:style-name="T96">sudo pacman -S lightdm lightdm-gtk-greeter lightdm-gtk-greeter-settings</text:span></text:p>
      <text:p text:style-name="P140"><text:tab/>sudo systemctl enable lightdm</text:p>
      <text:p text:style-name="P140"/>
      <text:p text:style-name="P16">Set <text:span text:style-name="T135">extra keyboard settings </text:span></text:p>
      <text:p text:style-name="P16"><text:tab/><text:span text:style-name="T96">localectl set-x11-keymap hu $USER</text:span></text:p>
      <text:p text:style-name="P141"><text:tab/>reboot</text:p>
      <text:p text:style-name="P183"><text:bookmark-start text:name="4.1 Optimalization before installing apps"/><text:bookmark text:name="4. Post install"/>Optimalization before installing apps<text:bookmark-end text:name="4.1 Optimalization before installing apps"/></text:p>
      <text:p text:style-name="P17"/>
      <text:p text:style-name="P220">Mount NTFS hard disk</text:p>
      <text:p text:style-name="P220"><text:tab/><text:span text:style-name="T96">su</text:span></text:p>
      <text:p text:style-name="P157"><text:tab/>pacman -S ntfs-3g</text:p>
      <text:p text:style-name="P152"><text:tab/>ntfs-3g /dev/your_NTFS_partition /mount/point<text:tab/></text:p>
      <text:p text:style-name="P17"/>
      <text:p text:style-name="P18"><text:a xlink:type="simple" xlink:href="https://wiki.archlinux.org/title/Official_repositories#multilib" text:style-name="Internet_20_link" text:visited-style-name="Visited_20_Internet_20_Link">Enable 32-bit applications (recommended)</text:a></text:p>
      <text:p text:style-name="P18"><text:tab/><text:span text:style-name="T96">sudo sed -i '93s/^#//' /etc/pacman.conf</text:span></text:p>
      <text:p text:style-name="P142"><text:tab/>sudo sed -i '94s/^#//' /etc/pacman.conf</text:p>
      <text:p text:style-name="P142"><text:tab/>pacman -Sy</text:p>
      <text:p text:style-name="P171"/>
      <text:p text:style-name="P18"><text:tab/><text:span text:style-name="T2">Check </text:span><text:span text:style-name="T136">to make sure</text:span><text:span text:style-name="T2"> </text:span><text:span text:style-name="T92">[multilib] </text:span><text:span text:style-name="T2">and </text:span><text:span text:style-name="T92">include = /etc/pacman.d/mirrorlist</text:span><text:span text:style-name="T2"> are uncommented</text:span></text:p>
      <text:p text:style-name="P18"><text:tab/><text:tab/><text:span text:style-name="T96">cat /etc/pacman.conf</text:span></text:p>
      <text:p text:style-name="P18"/>
      <text:p text:style-name="P215"><text:a xlink:type="simple" xlink:href="https://www.reddit.com/r/archlinux/comments/494c84/speed_up_compiling_of_aur_packages/" text:style-name="Internet_20_link" text:visited-style-name="Visited_20_Internet_20_Link"><text:span text:style-name="T149">Optimize package making (caching, using all cores, compression, etc...)</text:span></text:a></text:p>
      <text:p text:style-name="P17"><text:tab/><text:span text:style-name="T96">su</text:span><text:tab/><text:line-break/><text:tab/><text:span text:style-name="T96">cd /etc</text:span></text:p>
      <text:p text:style-name="P62"><text:span text:style-name="T96"><text:tab/></text:span><text:span text:style-name="T101">rm -rf </text:span><text:span text:style-name="T96">makepkg.conf</text:span></text:p>
      <text:p text:style-name="P152"><text:tab/>wget https://pastebin.com/raw/9KVnvpbQ</text:p>
      <text:p text:style-name="P153"><text:tab/>mv 9KVnvpbQ makepkg.conf</text:p>
      <text:p text:style-name="P20"><text:tab/>*<text:span text:style-name="T147">Note: Comment </text:span><text:span text:style-name="T148">BUILDDIR=/tmp/makepkg </text:span><text:span text:style-name="T147">on older computers with &lt;8 GB of ram</text:span></text:p>
      <text:p text:style-name="P20"/>
      <text:p text:style-name="P217">Restore the original makepkg.conf file:</text:p>
      <text:p text:style-name="P217"><text:tab/>su</text:p>
      <text:p text:style-name="P217"><text:tab/>cd /etc</text:p>
      <text:p text:style-name="P217"><text:tab/>rm -rf makepkg.conf</text:p>
      <text:p text:style-name="P217"><text:tab/>wget https://pastebin.com/raw/RYEuK9ND</text:p>
      <text:p text:style-name="P21"><text:tab/><text:span text:style-name="T151">mv RYEuK9ND makepkg.conf</text:span></text:p>
      <text:p text:style-name="P21"><text:line-break/>Enable parallel downloads <text:span text:style-name="T1">(recommended)</text:span></text:p>
      <text:p text:style-name="P19"><text:tab/><text:span text:style-name="T96">sudo sed -i '/ParallelDownloads/s/^#//g' /etc/pacman.conf</text:span></text:p>
      <text:p text:style-name="P22"/>
      <text:p text:style-name="P22"><text:bookmark-start text:name="AUR"/>Setting up <text:span text:style-name="T137">an </text:span>AUR<text:bookmark-end text:name="AUR"/> <text:span text:style-name="T3">manager</text:span></text:p>
      <text:p text:style-name="P22"><text:tab/><text:span text:style-name="T96">git clone https://aur.archlinux.org/yay-git</text:span></text:p>
      <text:p text:style-name="P143"><text:tab/>cd yay-git</text:p>
      <text:p text:style-name="P143"><text:tab/>makepkg -si</text:p>
      <text:p text:style-name="P143"><text:tab/>cd ~</text:p>
      <text:p text:style-name="P143"><text:tab/>sudo rm -rf yay-git</text:p>
      <text:p text:style-name="P22"/>
      <text:p text:style-name="P22">Setting up SNAP</text:p>
      <text:p text:style-name="P22"><text:tab/><text:span text:style-name="T96">yay -S snapd</text:span></text:p>
      <text:p text:style-name="P143"><text:tab/>sudo systemctl enable --now snapd.socket </text:p>
      <text:p text:style-name="P143"><text:tab/>sudo ln -s /var/lib/snapd/snap/snap</text:p>
      <text:p text:style-name="P22"/>
      <text:p text:style-name="P22">Installing GUI package manager:</text:p>
      <text:p text:style-name="P22"><text:tab/><text:span text:style-name="T96">yay -S octopi</text:span></text:p>
      <text:p text:style-name="P22"/>
      <text:p text:style-name="P24">Clean system &amp; update &amp; upgrade &amp; reboot before installing apps</text:p>
      <text:p text:style-name="P24"><text:tab/><text:span text:style-name="T96">sudo pacman -Syu --noconfirm -q</text:span></text:p>
      <text:p text:style-name="P144"><text:tab/>sudo pacman -Syyu --noconfirm -q</text:p>
      <text:p text:style-name="P144"><text:tab/>paccache -rvk<text:span text:style-name="T156">1</text:span></text:p>
      <text:p text:style-name="P144"><text:tab/>yay -Syu --noconfirm</text:p>
      <text:p text:style-name="P144"><text:tab/>yay --clean -Sc --noconfirm</text:p>
      <text:p text:style-name="P144"><text:tab/>sudo snap refresh</text:p>
      <text:p text:style-name="P144"><text:tab/><text:span text:style-name="T157">rm -rf /tmp/*</text:span></text:p>
      <text:p text:style-name="P144"><text:tab/>reboot</text:p>
      <text:p text:style-name="P182"><text:bookmark-start text:name="4.2 Installing apps of choice"/>Installing apps of choice<text:bookmark-end text:name="4.2 Installing apps of choice"/></text:p>
      <text:p text:style-name="P23"/>
      <text:p text:style-name="P25">Essentials:</text:p>
      <text:p text:style-name="P221"><text:span text:style-name="T104">sudo </text:span><text:span text:style-name="T96">pacman -S pavucontrol alsa-firmware alsa-utils alsa-plugins pulseaudio-alsa pulseaudio libcanberra a52dec dvdauthor dvgrab faac faad2 gst-libav libdca libdvdcss libdvdnav libmad libmpeg2 exfat-utils fuse-exfat wget ifplugd python tar rsync zip unzip fdupes bat curl youtube-dl bc htop pciutils xfce4-whiskermenu-plugin xf86-input-synaptics viewnio</text:span><text:span text:style-name="T105">r ccache </text:span><text:span text:style-name="T96">neofetch </text:span><text:span text:style-name="T106">rus</text:span><text:span text:style-name="T107">t</text:span></text:p>
      <text:p text:style-name="P216"/>
      <text:p text:style-name="P145">yay -S update-grub timeshift zramswap xfce4-mixer etcher-bin woeusb-ng safe-rm mkinitcpio-numlock</text:p>
      <text:p text:style-name="P25"/>
      <text:p text:style-name="P25"/>
      <text:p text:style-name="P25">Most used apps:</text:p>
      <text:p text:style-name="P161"><text:span text:style-name="T152">sudo </text:span>pacman -S virtualbox virtualbox-sdk virtualbox-host-dkms virtualbox-guest-iso kdeconnect redshift libreoffice gnome-disk-utility gparted clamav krit<text:span text:style-name="T150">a</text:span> qbittorrent vlc ufw ufw-extras okular firefox engrampa torbrowser-launcher putty obs-studio <text:s/>discord</text:p>
      <text:p text:style-name="P25"/>
      <text:p text:style-name="P154">yay -S rider podman docker dotnet-sdk-5.0-bin spotify qdirstat electronmail github-desktop-bin pyakm stacer</text:p>
      <text:p text:style-name="P145"/>
      <text:p text:style-name="P146">snap install teams-for-linux jpg2pdf pdfmixtool</text:p>
      <text:p text:style-name="P145"/>
      <text:p text:style-name="P25"><text:span text:style-name="T133">Laptop-only</text:span>:</text:p>
      <text:p text:style-name="P145">yay -S slimbookbattery auto-cpufreq</text:p>
      <text:p text:style-name="P25"/>
      <text:p text:style-name="P25">For gaming:</text:p>
      <text:p text:style-name="P145">yay -S dxvk-bin mesa vulkan-radeon mesa-libgl ttf-ms-fonts</text:p>
      <text:p text:style-name="P145"/>
      <text:p text:style-name="P145">pacman -S dotnet-runtime jre-openjdk lib32-alsa-plugins lib32-dbus lib32-freetype2 lib32-gnutls lib32-libgcrypt lib32-libgpg-error lib32-libldap lib32-libxml2 lib32-mesa lib32-sdl2 lib32-vulkan-radeon libgcrypt lutris steam vulkan-icd-loader wine wine-gecko wine-mono winetricks </text:p>
      <text:p text:style-name="P25"/>
      <text:p text:style-name="P172">Wallpapers</text:p>
      <text:p text:style-name="P172"><text:tab/><text:span text:style-name="T102">curl </text:span><text:span text:style-name="T96">ttps://pastebin.com/raw/0EScRV8M</text:span></text:p>
      <text:p text:style-name="P155"><text:tab/></text:p>
      <text:p text:style-name="P155"/>
      <text:p text:style-name="P25"><text:bookmark-start text:name="Themes"/>Themes<text:bookmark-end text:name="Themes"/><text:span text:style-name="T96"> </text:span></text:p>
      <text:p text:style-name="P160"><text:tab/>yay -S papirus-maia-icon-theme-git matcha-gtk-theme cantarell-static-fonts <text:s/><text:span text:style-name="T158">capitaine-cursors</text:span></text:p>
      <text:p text:style-name="P163"><text:tab/>pacman -S noto-fonts-emoji adobe-source-code-pro-fonts adobe-source-han-sans-hk-fonts adobe-source-han-sans-jp-fonts adobe-source-han-sans-kr-fonts adobe-source-han-sans-otc-fonts adobe-source-han-sans-tw-fonts adobe-source-han-sans-cn-fonts ttf-carlito ttf-droid gsfonts ttf-liberation xorg-fonts-misc</text:p>
      <text:p text:style-name="P162"/>
      <text:p text:style-name="P6"><text:span text:style-name="T108"><text:tab/></text:span><text:span text:style-name="T46">Theme:<text:tab/><text:tab/>Matcha-dark-aliz [GTK2/3] </text:span></text:p>
      <text:p text:style-name="P78"><text:tab/>Cursor theme:<text:tab/><text:tab/>Capitaine Cursors</text:p>
      <text:p text:style-name="P78"><text:tab/>Icons:<text:tab/><text:tab/><text:tab/>Papirus-Adapta-Maia [GTK2]</text:p>
      <text:p text:style-name="P78"><text:tab/>Font: <text:tab/><text:tab/><text:tab/>Cantarell Bold 10</text:p>
      <text:p text:style-name="P78"><text:tab/>Terminal font:<text:tab/><text:tab/>Source Code Pro Medium 14</text:p>
      <text:p text:style-name="P173"><text:span text:style-name="T95"><text:tab/><text:tab/><text:tab/></text:span><text:span text:style-name="T45">See downloaded looks here: Themes</text:span></text:p>
      <text:p text:style-name="P25"/>
      <text:p text:style-name="P31">Other apps:</text:p>
      <text:p text:style-name="P174">ncdu<text:tab/><text:tab/><text:tab/><text:tab/>-<text:tab/>Disk usage analyzer</text:p>
      <text:p text:style-name="P174">lyx-git<text:tab/><text:tab/><text:tab/><text:tab/>-<text:tab/>LaTeX editor</text:p>
      <text:p text:style-name="P174">vim neovim<text:tab/><text:tab/><text:tab/>-<text:tab/>Nano alternative for text <text:span text:style-name="T150">editing</text:span></text:p>
      <text:p text:style-name="P175"/>
      <text:p text:style-name="P175"><text:span text:style-name="T150">p</text:span>kgbuild-watch<text:tab/><text:tab/><text:tab/>-<text:tab/>Monitor upstream for updates</text:p>
      <text:p text:style-name="P175">firejail firetools<text:tab/><text:tab/><text:tab/>-<text:tab/>Linux namespaces sandbox program &amp; GUI</text:p>
      <text:p text:style-name="P175">calibre<text:tab/><text:tab/><text:tab/><text:tab/>-<text:tab/>Ebook management application</text:p>
      <text:p text:style-name="P175">transmission-makepkg<text:tab/><text:tab/>-<text:tab/>makepkg download agent for magnet URIs</text:p>
      <text:p text:style-name="P175">aur-out-of-date<text:tab/><text:tab/><text:tab/>-<text:tab/>Determines out-of-date AUR packages<text:tab/></text:p>
      <text:p text:style-name="P175">net-tools<text:tab/><text:tab/><text:tab/>-<text:tab/>Configuration tools for Linux networking</text:p>
      <text:p text:style-name="P175">nmap<text:tab/><text:tab/><text:tab/><text:tab/>-<text:tab/>Utility for network discovery and security auditing</text:p>
      <text:p text:style-name="P175">ntop<text:tab/><text:tab/><text:tab/><text:tab/>-<text:tab/>A network traffic probe that shows the network usage.</text:p>
      <text:p text:style-name="P175">archlinux-contrib<text:tab/><text:tab/>-<text:tab/>useful scripts<text:tab/><text:tab/><text:tab/><text:tab/><text:tab/><text:tab/></text:p>
      <text:p text:style-name="P175">pacman-contrib<text:tab/><text:tab/><text:tab/>-<text:tab/>useful scripts</text:p>
      <text:p text:style-name="P26"/>
      <text:p text:style-name="P26"/>
      <text:p text:style-name="P184"><text:bookmark-start text:name="4.3 Enabling services"/>Enabling services<text:bookmark-end text:name="4.3 Enabling services"/></text:p>
      <text:p text:style-name="P26"/>
      <text:p text:style-name="P26">Start and enable RAM swap at boot</text:p>
      <text:p text:style-name="P26"><text:tab/><text:span text:style-name="T96">sudo systemctl enable zramswap.service</text:span></text:p>
      <text:p text:style-name="P146"><text:tab/>sudo systemctl start zramswap.service</text:p>
      <text:p text:style-name="P26"/>
      <text:p text:style-name="P28">Start and enable CPU frequency <text:span text:style-name="T12">modifying</text:span></text:p>
      <text:p text:style-name="P26"><text:tab/><text:span text:style-name="T96">sudo systemctl enable auto-cpufreq.service</text:span></text:p>
      <text:p text:style-name="P146"><text:tab/>sudo systemctl start auto-cpufreq.service </text:p>
      <text:p text:style-name="P26"/>
      <text:p text:style-name="P218">Enabling TLP</text:p>
      <text:p text:style-name="P218"><text:tab/><text:span text:style-name="T96">sudo systemctl enable tlp.service</text:span></text:p>
      <text:p text:style-name="P156"><text:tab/>sudo systemctl start tlp.service</text:p>
      <text:p text:style-name="P218"/>
      <text:p text:style-name="P218">Enabling Trimming</text:p>
      <text:p text:style-name="P218"><text:tab/><text:span text:style-name="T96">sudo systemctl enable fstrim.timer</text:span></text:p>
      <text:p text:style-name="P156"><text:tab/>sudo systemctl start fstrim.timer</text:p>
      <text:p text:style-name="P218"/>
      <text:p text:style-name="P219"/>
      <text:p text:style-name="P189"><text:bookmark-start text:name="4.4.1 Tweak kernel settings"/>Tweak kernel settings<text:bookmark-end text:name="4.4.1 Tweak kernel settings"/></text:p>
      <text:p text:style-name="P190"/>
      <text:p text:style-name="P190"/>
      <text:p text:style-name="P203"><text:span text:style-name="T127">#</text:span><text:span text:style-name="T4">p</text:span>aste into /etc/sysctl.conf</text:p>
      <text:p text:style-name="P29"/>
      <text:p text:style-name="P26">net.ipv6.conf.all.disable_ipv6 = 1</text:p>
      <text:p text:style-name="P26">vm.swappiness = 80</text:p>
      <text:p text:style-name="P26">vm.vfs_cache_pressure = 300</text:p>
      <text:p text:style-name="P26">vm.dirty_background_ratio = 5</text:p>
      <text:p text:style-name="P26">vm.dirty_ratio = 10</text:p>
      <text:p text:style-name="P26">vm.dirty_background_bytes = 4194304</text:p>
      <text:p text:style-name="P26">vm.dirty_bytes = 4194304</text:p>
      <text:p text:style-name="P26">vm.min_free_kbytes = 8192</text:p>
      <text:p text:style-name="P26">kernel.sysrq = 1</text:p>
      <text:p text:style-name="P26"/>
      <text:p text:style-name="P26">#Network tweaks</text:p>
      <text:p text:style-name="P26">net.ipv4.tcp_slow_start_after_idle = 0</text:p>
      <text:p text:style-name="P26">net.core.default_qdisc = cake</text:p>
      <text:p text:style-name="P26">net.ipv4.tcp_congestion_control = bbr</text:p>
      <text:p text:style-name="P26">#Receive queue</text:p>
      <text:p text:style-name="P26">net.core.netdev_max_backlog = 16384</text:p>
      <text:p text:style-name="P26">#Max connections</text:p>
      <text:p text:style-name="P26">net.core.somaxconn = 16384</text:p>
      <text:p text:style-name="P26">#Max memory</text:p>
      <text:p text:style-name="P26">net.core.rmem_default = 1048576</text:p>
      <text:p text:style-name="P26">net.core.rmem_max = 16777216</text:p>
      <text:p text:style-name="P26">net.core.wmem_default = 1048576</text:p>
      <text:p text:style-name="P26">net.core.wmem_max = 16777216</text:p>
      <text:p text:style-name="P26">net.core.optmem_max = 65536</text:p>
      <text:p text:style-name="P26">net.ipv4.tcp_rmem = 4096 1048576 2097152</text:p>
      <text:p text:style-name="P26">net.ipv4.tcp_wmem = 4096 65536 16777216</text:p>
      <text:p text:style-name="P26">#UDP Limit</text:p>
      <text:p text:style-name="P26">net.ipv4.udp_rmem_min = 8192</text:p>
      <text:p text:style-name="P26">net.ipv4.udp_wmem_min = 8192</text:p>
      <text:p text:style-name="P26">#TCP FastOpen feature</text:p>
      <text:p text:style-name="P26">net.ipv4.tcp_fastopen = 1</text:p>
      <text:p text:style-name="P26"/>
      <text:p text:style-name="P26"/>
      <text:p text:style-name="P185"><text:bookmark-start text:name="4.4.2 Using different kernels"/>Using different kernels<text:bookmark-end text:name="4.4.2 Using different kernels"/></text:p>
      <text:p text:style-name="P30"><text:a xlink:type="simple" xlink:href="https://www.linuxfordevices.com/tutorials/linux/linux-kernels" text:style-name="Internet_20_link" text:visited-style-name="Visited_20_Internet_20_Link">Comparing hardened, original, LTS, and zen kernels </text:a></text:p>
      <text:p text:style-name="P27"/>
      <text:p text:style-name="P27"/>
      <text:p text:style-name="P27"><text:a xlink:type="simple" xlink:href="https://thacoon.com/posts/arch-linux-hardened-kernel/" text:style-name="Internet_20_link" text:visited-style-name="Visited_20_Internet_20_Link">Harden kernel (more stable)</text:a></text:p>
      <text:p text:style-name="P27"/>
      <text:p text:style-name="P27"><text:tab/><text:span text:style-name="T96">su</text:span></text:p>
      <text:p text:style-name="P147"><text:tab/>pacman -S linux-hardened linux-hardened-headers</text:p>
      <text:p text:style-name="P147"><text:tab/>mkinitcpio -p linux-hardened</text:p>
      <text:p text:style-name="P147"><text:tab/>grub-mkconfig -o /boot/grub/grub.cfg</text:p>
      <text:p text:style-name="P147"><text:tab/>reboot</text:p>
      <text:p text:style-name="P27"/>
      <text:p text:style-name="P27"/>
      <text:p text:style-name="P27"><text:a xlink:type="simple" xlink:href="https://gist.github.com/sakshatshinde/112f02eda1d442f061df00b42c35a34f" text:style-name="Internet_20_link" text:visited-style-name="Visited_20_Internet_20_Link">Zen kernel (for performance)</text:a></text:p>
      <text:p text:style-name="P27"/>
      <text:p text:style-name="P27"><text:tab/><text:span text:style-name="T96">su</text:span></text:p>
      <text:p text:style-name="P147"><text:tab/>sudo pacman -S linux-zen linux-zen-headers</text:p>
      <text:p text:style-name="P147"><text:tab/>mkinitcpio -p linux-zen</text:p>
      <text:p text:style-name="P147"><text:tab/>grub-mkconfig -o /boot/grub/grub.cfg</text:p>
      <text:p text:style-name="P147"><text:tab/>reboot</text:p>
      <text:p text:style-name="P27"/>
      <text:p text:style-name="P222"><text:a xlink:type="simple" xlink:href="https://www.dwarmstrong.org/arch-lts-kernel/" text:style-name="Internet_20_link" text:visited-style-name="Visited_20_Internet_20_Link">LTS kernel (for long term support)</text:a></text:p>
      <text:p text:style-name="P222"/>
      <text:p text:style-name="P222"><text:tab/><text:span text:style-name="T96">su</text:span></text:p>
      <text:p text:style-name="P158"><text:tab/>sudo pacman -S linux-lts</text:p>
      <text:p text:style-name="P158"><text:tab/>mkinitcpio -p linux-zen</text:p>
      <text:p text:style-name="P158"><text:tab/>grub-mkconfig -o /boot/grub/grub.cfg</text:p>
      <text:p text:style-name="P158"><text:tab/>reboot</text:p>
      <text:p text:style-name="P222"/>
      <text:p text:style-name="P223"/>
      <text:p text:style-name="P32"><text:a xlink:type="simple" xlink:href="https://wiki.archlinux.org/title/GRUB/Tips_and_tricks#Recall_previous_entry" text:style-name="Internet_20_link" text:visited-style-name="Visited_20_Internet_20_Link"><text:span text:style-name="T6">Remember last boot entry</text:span></text:a></text:p>
      <text:p text:style-name="P32"><text:tab/><text:span text:style-name="T96">nano /etc/default/grub</text:span></text:p>
      <text:p text:style-name="P32"><text:tab/><text:span text:style-name="T6">modify:</text:span></text:p>
      <text:p text:style-name="P32"><text:tab/><text:tab/>GRUB_DEFAULT=saved</text:p>
      <text:p text:style-name="P32"><text:tab/><text:span text:style-name="T6">add new line:</text:span></text:p>
      <text:p text:style-name="P32"><text:tab/><text:tab/>GRUB_SAVEDEFAULT=true</text:p>
      <text:p text:style-name="P32"/>
      <text:p text:style-name="P27"/>
      <text:p text:style-name="P27"/>
      <text:p text:style-name="P186"><text:bookmark-start text:name="4.5 Modify GRUB settings"/>Modify GRUB settings<text:bookmark-end text:name="4.5 Modify GRUB settings"/></text:p>
      <text:p text:style-name="P33"/>
      <text:p text:style-name="P33"><text:tab/><text:span text:style-name="T5">Using Octopi download “grub-customizer"</text:span></text:p>
      <text:p text:style-name="P33"><text:tab/>Download distro theme of choice</text:p>
      <text:p text:style-name="P33"><text:tab/><text:tab/><text:a xlink:type="simple" xlink:href="https://www.gnome-look.org/p/1482847" text:style-name="Internet_20_link" text:visited-style-name="Visited_20_Internet_20_Link">https://www.gnome-look.org/p/1482847</text:a></text:p>
      <text:p text:style-name="P33"/>
      <text:p text:style-name="P33"><text:tab/>Open grub customizer</text:p>
      <text:p text:style-name="P33"><text:tab/>Go into General settings<text:tab/></text:p>
      <text:p text:style-name="P33"><text:tab/><text:tab/>Set Boot default entry to 1 second</text:p>
      <text:p text:style-name="P33"><text:tab/><text:tab/><text:span text:style-name="T5">Set kernel parameters to:</text:span></text:p>
      <text:p text:style-name="P33"><text:tab/><text:tab/><text:tab/>quiet apparmor=1 security=apparmor udev.log_priority=3</text:p>
      <text:p text:style-name="P33"><text:tab/>Go into Appearance settings</text:p>
      <text:p text:style-name="P33"><text:tab/><text:tab/>Set theme to arch</text:p>
      <text:p text:style-name="P33"/>
      <text:p text:style-name="P187"><text:bookmark-start text:name="4.6 Customizing .bashrc"/>Customizing .bashrc<text:bookmark-end text:name="4.6 Customizing .bashrc"/></text:p>
      <text:p text:style-name="P34"/>
      <text:p text:style-name="P34">#PS1="\[\033[38;5;1m\]\u\[$(tput sgr0)\] \[$(tput bold)\]\W\[$(tput sgr0)\] \\$ \[$(tput sgr0)\]"</text:p>
      <text:p text:style-name="P34">PS1="\[\033[38;5;51m\]\u\[$(tput sgr0)\] \W \\$ \[$(tput sgr0)\]"</text:p>
      <text:p text:style-name="P34"/>
      <text:p text:style-name="P34">neofetch <text:s/>--ascii_distro archmerge --color_blocks off --cpu_temp C --refresh_rate on --os_arch on --package_managers on --cpu_brand on --cpu_cores on --cpu_speed on --cpu_temp C --speed_type current </text:p>
      <text:p text:style-name="P34">#neofetch <text:s/>--ascii_distro blackarch --color_blocks off --cpu_temp C --refresh_rate on --os_arch on --package_managers on --cpu_brand on --cpu_cores on --cpu_speed on --cpu_temp C --speed_type current </text:p>
      <text:p text:style-name="P34">#Actual used aliases</text:p>
      <text:p text:style-name="P34">alias calculator='bc -l'</text:p>
      <text:p text:style-name="P34">alias yaystat='sudo yay -Ps'</text:p>
      <text:p text:style-name="P34">alias pacman='sudo pacman'</text:p>
      <text:p text:style-name="P34">alias boot='systemd-analyze'</text:p>
      <text:p text:style-name="P34">alias error='sudo journalctl -p 3 -xb'</text:p>
      <text:p text:style-name="P34">alias firewall='sudo ufw status verbose'</text:p>
      <text:p text:style-name="P34">alias bashrc="nano ~/.bashrc &amp;&amp; source ~/.bashrc"</text:p>
      <text:p text:style-name="P34">alias disk=’ncdu’</text:p>
      <text:p text:style-name="P34"/>
      <text:p text:style-name="P34"/>
      <text:p text:style-name="P34">#More readable / nicer look / better usability</text:p>
      <text:p text:style-name="P34">alias vi='nvim'</text:p>
      <text:p text:style-name="P34">alias vim='nvim'</text:p>
      <text:p text:style-name="P34">alias mv='mv -vv'</text:p>
      <text:p text:style-name="P34">alias ping='prettyping'</text:p>
      <text:p text:style-name="P34">alias ls='ls –color=auto'</text:p>
      <text:p text:style-name="P34">alias df='df -h'</text:p>
      <text:p text:style-name="P34">alias diff='diff --color=auto'</text:p>
      <text:p text:style-name="P34">alias free='free -m'</text:p>
      <text:p text:style-name="P34">alias grep='grep --color=auto'</text:p>
      <text:p text:style-name="P34">alias ip='ip -color=auto'</text:p>
      <text:p text:style-name="P34">alias ls='ls --color=auto'</text:p>
      <text:p text:style-name="P34">alias more='less'</text:p>
      <text:p text:style-name="P34">alias nano='sudo nano'</text:p>
      <text:p text:style-name="P34">alias lsblk='lsblk -e 7'</text:p>
      <text:p text:style-name="P34">alias cat='bat'</text:p>
      <text:p text:style-name="P34"/>
      <text:p text:style-name="P34"/>
      <text:p text:style-name="P34">#Are you sure?</text:p>
      <text:p text:style-name="P34">#copy</text:p>
      <text:p text:style-name="P34">alias cp='cp -i'</text:p>
      <text:p text:style-name="P34">#move / rename</text:p>
      <text:p text:style-name="P34">alias mv='mv -i'</text:p>
      <text:p text:style-name="P34">#delete</text:p>
      <text:p text:style-name="P34">alias rm='rm -i'</text:p>
      <text:p text:style-name="P34">untar='tar zxf'</text:p>
      <text:p text:style-name="P34"/>
      <text:p text:style-name="P34"/>
      <text:p text:style-name="P34"/>
      <text:p text:style-name="P34"/>
      <text:p text:style-name="P37">#<text:bookmark-start text:name="Firewall no disturb mode and autologin quick settings:"/><text:span text:style-name="T26">Firewall, no dist</text:span><text:span text:style-name="T27">urb</text:span><text:span text:style-name="T26"> mode and autologin quick settings:</text:span><text:bookmark-end text:name="Firewall no disturb mode and autologin quick settings:"/></text:p>
      <text:p text:style-name="P36">alias home='bash ~/.config/home.sh'</text:p>
      <text:p text:style-name="P36">alias work='bash ~/.config/work.sh'</text:p>
      <text:p text:style-name="P34"/>
      <text:p text:style-name="P188"><text:bookmark-start text:name="4.7 Comfort zone &amp; setting the look"/>Comfort zone &amp; setting the look<text:bookmark-end text:name="4.7 Comfort zone &amp; setting the look"/></text:p>
      <text:p text:style-name="P34"/>
      <text:p text:style-name="P34">Enable auto-login:</text:p>
      <text:p text:style-name="P34"><text:tab/><text:span text:style-name="T96">su</text:span></text:p>
      <text:p text:style-name="P148"><text:tab/>cd /etc/lightdm/</text:p>
      <text:p text:style-name="P148"><text:tab/>rm -rf lightdm.conf</text:p>
      <text:p text:style-name="P3"><text:span text:style-name="T95"><text:tab/></text:span><text:span text:style-name="T98">wget </text:span><text:span text:style-name="T97">https://pastebin.com/raw/R3UqReib</text:span></text:p>
      <text:p text:style-name="P4"><text:span text:style-name="T97"><text:tab/></text:span><text:span text:style-name="T98">mv </text:span><text:span text:style-name="T97">R3UqReib</text:span><text:span text:style-name="T98"> lightdm.conf</text:span></text:p>
      <text:p text:style-name="P34"/>
      <text:p text:style-name="P35"><text:tab/>Revert to original lightdm config file: </text:p>
      <text:p text:style-name="P35"><text:tab/><text:span text:style-name="T110">su</text:span></text:p>
      <text:p text:style-name="P164"><text:tab/>cd /etc/lightdm/</text:p>
      <text:p text:style-name="P164"><text:tab/>rm -rf lightdm.conf</text:p>
      <text:p text:style-name="P164"><text:tab/><text:span text:style-name="T118">wget https://pastebin.com/raw/n8THjn0u</text:span></text:p>
      <text:p text:style-name="P164"><text:tab/><text:span text:style-name="T117">mv </text:span><text:span text:style-name="T118">n8THjn0u</text:span><text:span text:style-name="T117"> lightdm.conf</text:span></text:p>
      <text:p text:style-name="P164"/>
      <text:p text:style-name="P165"><text:tab/><text:span text:style-name="T35">Also for autologin:</text:span></text:p>
      <text:p text:style-name="P65"><text:tab/><text:tab/><text:span text:style-name="T97">sudo groupadd -r autologin</text:span></text:p>
      <text:p text:style-name="P168"><text:tab/><text:tab/>sudo gpasswd -a $USER autologin</text:p>
      <text:p text:style-name="P34"/>
      <text:p text:style-name="P38">Improve look of fonts</text:p>
      <text:p text:style-name="P38"><text:tab/><text:a xlink:type="simple" xlink:href="https://wiki.manjaro.org/index.php/Improve_Font_Rendering" text:style-name="Internet_20_link" text:visited-style-name="Visited_20_Internet_20_Link">Improve look of fonts</text:a></text:p>
      <text:p text:style-name="P85"/>
      <text:p text:style-name="P45"/>
      <text:p text:style-name="P93"><text:a xlink:type="simple" xlink:href="https://www.unixmen.com/top-things-installing-arch-linux/#:~:text=using%20yaourt%20command.-,Remove%20beep%20sound%3A,-After%20we%20installed" text:style-name="Internet_20_link" text:visited-style-name="Visited_20_Internet_20_Link"><text:span text:style-name="T13">Stop beep sound:</text:span></text:a></text:p>
      <text:p text:style-name="P88"><text:tab/><text:span text:style-name="T99">sudo mkdir /etc/modeprobe.d</text:span></text:p>
      <text:p text:style-name="P167"><text:tab/>sudo touch /etc/modeprobe.d/pcbeep.conf </text:p>
      <text:p text:style-name="P167"><text:tab/>nano /etc/modeprobe.d/pcbeep.conf</text:p>
      <text:p text:style-name="P89"><text:tab/><text:tab/>blacklist pcspkr</text:p>
      <text:p text:style-name="P88"><text:tab/><text:span text:style-name="T99">reboot</text:span></text:p>
      <text:p text:style-name="P167"/>
      <text:p text:style-name="P88"><text:span text:style-name="T99"><text:tab/></text:span><text:span text:style-name="T44">Session and Startup → Application autostart → + → Add these:</text:span></text:p>
      <text:p text:style-name="P88"><text:span text:style-name="T99"><text:tab/><text:tab/></text:span><text:span text:style-name="T44">xset b off</text:span></text:p>
      <text:p text:style-name="P64"><text:tab/><text:tab/>xset b 0 0 0</text:p>
      <text:p text:style-name="P166"/>
      <text:p text:style-name="P113">Disable F1 for help and F11 for fullscreen for terminal</text:p>
      <text:p text:style-name="P113"><text:tab/><text:span text:style-name="T109">nano ~/.config/xfce4/terminal/accels.scm</text:span></text:p>
      <text:p text:style-name="P113"><text:tab/><text:span text:style-name="T119">add these lines:</text:span></text:p>
      <text:p text:style-name="P87"><text:span text:style-name="T54"><text:tab/><text:tab/>(gtk_accel_path "&lt;Actions&gt;/terminal-window/fullscreen" "</text:span><text:span text:style-name="T55">F11</text:span><text:span text:style-name="T54">")</text:span></text:p>
      <text:p text:style-name="P115"><text:span text:style-name="T99"><text:tab/><text:tab/>(gtk_accel_path "&lt;Actions&gt;/terminal-window/contents" "</text:span><text:span text:style-name="T100">F1</text:span><text:span text:style-name="T99">")</text:span></text:p>
      <text:p text:style-name="P80"/>
      <text:p text:style-name="P103"><text:a xlink:type="simple" xlink:href="https://wiki.archlinux.org/title/Xfce#Set_keyboard_shortcut_to_launch_whisker_menu" text:style-name="Internet_20_link" text:visited-style-name="Visited_20_Internet_20_Link"><text:span text:style-name="T18">Set keyboard shortcut to launch whisker menu</text:span></text:a></text:p>
      <text:p text:style-name="P103"><text:a xlink:type="simple" xlink:href="https://wiki.archlinux.org/title/Xfce#One_wallpaper_across_multihead" text:style-name="Internet_20_link" text:visited-style-name="Visited_20_Internet_20_Link"><text:span text:style-name="T13">One wallpaper across multihead</text:span></text:a></text:p>
      <text:p text:style-name="P73"><text:a xlink:type="simple" xlink:href="https://wiki.manjaro.org/index.php/Set_all_Java_apps_to_use_GTK%2B_font_%26_theme_settings" text:style-name="Internet_20_link" text:visited-style-name="Visited_20_Internet_20_Link"><text:span text:style-name="T15">Set all java apps to use </text:span></text:a><text:a xlink:type="simple" xlink:href="https://wiki.manjaro.org/index.php/Set_all_Java_apps_to_use_GTK%2B_font_%26_theme_settings" text:style-name="Internet_20_link" text:visited-style-name="Visited_20_Internet_20_Link"><text:span text:style-name="T16">GTK theme settings</text:span></text:a><text:a xlink:type="simple" xlink:href="https://wiki.manjaro.org/index.php/Set_all_Java_apps_to_use_GTK%2B_font_%26_theme_settings" text:style-name="Internet_20_link" text:visited-style-name="Visited_20_Internet_20_Link"><text:span text:style-name="T19"> </text:span></text:a></text:p>
      <text:p text:style-name="P210"><text:a xlink:type="simple" xlink:href="https://wiki.archlinux.org/title/Activating_numlock_on_bootup" text:style-name="Internet_20_link" text:visited-style-name="Visited_20_Internet_20_Link"><text:span text:style-name="T22">Activate numlock on startup</text:span></text:a></text:p>
      <text:p text:style-name="P114"/>
      <text:p text:style-name="P102"><text:a xlink:type="simple" xlink:href="https://wiki.archlinux.org/title/Dual_boot_with_Windows" text:style-name="Internet_20_link" text:visited-style-name="Visited_20_Internet_20_Link"><text:span text:style-name="T53">Dualboot arch with windows</text:span></text:a></text:p>
      <text:p text:style-name="P112"/>
      <text:p text:style-name="P114"/>
      <text:p text:style-name="P191"><text:bookmark-start text:name="4.8 Custom scripts"/>Custom scripts<text:bookmark-end text:name="4.8 Custom scripts"/></text:p>
      <text:p text:style-name="P53"/>
      <text:p text:style-name="P46"><text:bookmark-start text:name="Firewall"/>Firewall, no dist<text:span text:style-name="T47">urb</text:span> mode and auto-login quick settings<text:bookmark-end text:name="Firewall"/></text:p>
      <text:p text:style-name="P44"><text:tab/><text:span text:style-name="T153">curl </text:span><text:span text:style-name="T154">https://pastebin.com/raw/Vna6dNRz</text:span><text:tab/></text:p>
      <text:p text:style-name="P44"><text:span text:style-name="T120"><text:tab/>Alias </text:span><text:span text:style-name="T121">them on page </text:span><text:span text:style-name="T121"><text:bookmark-ref text:reference-format="page" text:ref-name="Firewall no disturb mode and autologin quick settings:">12</text:bookmark-ref></text:span></text:p>
      <text:p text:style-name="P44"/>
      <text:p text:style-name="P44">Custom neofetch</text:p>
      <text:p text:style-name="P127">rm -rf ~/.config/neofetch/config.conf</text:p>
      <text:p text:style-name="P127">cd ~/.config/neofetch/</text:p>
      <text:p text:style-name="P128">wget https://pastebin.com/raw/dWnPDBaX</text:p>
      <text:p text:style-name="P128">mv dWnPDBaX config.conf</text:p>
      <text:p text:style-name="P72"><text:a xlink:type="simple" xlink:href="https://wiki.archlinux.org/title/Activating_numlock_on_bootup" text:style-name="Internet_20_link" text:visited-style-name="Visited_20_Internet_20_Link"><text:span text:style-name="T13"/></text:a></text:p>
      <text:p text:style-name="P74"><text:a xlink:type="simple" xlink:href="https://wiki.archlinux.org/title/Polkit" text:style-name="Internet_20_link" text:visited-style-name="Visited_20_Internet_20_Link"><text:span text:style-name="T13">Custom polkit</text:span></text:a></text:p>
      <text:p text:style-name="P127">su</text:p>
      <text:p text:style-name="P127">mkdir /etc/polkit-1/rules.d/</text:p>
      <text:p text:style-name="P127">cd /etc/polkit-1/rules.d/</text:p>
      <text:p text:style-name="P128">wget https://pastebin.com/raw/144dRAbP</text:p>
      <text:p text:style-name="P52"><text:span text:style-name="T77">mv</text:span><text:span text:style-name="Strong_20_Emphasis"><text:span text:style-name="T77"> </text:span></text:span><text:span text:style-name="Strong_20_Emphasis"><text:span text:style-name="T78">144dRAbP 99-manjaro.rules</text:span></text:span></text:p>
      <text:p text:style-name="P47"><text:tab/></text:p>
      <text:p text:style-name="P47"/>
      <text:p text:style-name="P72"><text:a xlink:type="simple" xlink:href="https://github.com/hakszihu/ArchSettings/blob/main/auto-cpufreq.conf" text:style-name="Internet_20_link" text:visited-style-name="Visited_20_Internet_20_Link"><text:span text:style-name="T17">Auto-cpufreq config</text:span></text:a></text:p>
      <text:p text:style-name="P47"><text:span text:style-name="Strong_20_Emphasis"><text:span text:style-name="T78">cd /etc/</text:span></text:span></text:p>
      <text:p text:style-name="P52"><text:span text:style-name="Strong_20_Emphasis"><text:span text:style-name="T78">wget https://pastebin.com/raw/4ChzT2Tm</text:span></text:span></text:p>
      <text:p text:style-name="P52"><text:span text:style-name="Strong_20_Emphasis"><text:span text:style-name="T78">mv 4ChzT2Tm auto-cpufreq.conf</text:span></text:span></text:p>
      <text:p text:style-name="P42"/>
      <text:p text:style-name="P43"/>
      <text:p text:style-name="P86"/>
      <text:p text:style-name="P192"><text:bookmark-start text:name="4.9 System maintaining"/>System maintaining<text:bookmark-end text:name="4.9 System maintaining"/></text:p>
      <text:p text:style-name="P38"/>
      <text:p text:style-name="P39"><text:a xlink:type="simple" xlink:href="https://unix.stackexchange.com/questions/314974/how-to-delete-broken-symlinks-in-one-go" text:style-name="Internet_20_link" text:visited-style-name="Visited_20_Internet_20_Link">Remove broken symlinks</text:a></text:p>
      <text:p text:style-name="P39"><text:tab/><text:span text:style-name="Strong_20_Emphasis"><text:span text:style-name="T78">find . -xtype l -delete</text:span></text:span></text:p>
      <text:p text:style-name="P38"/>
      <text:p text:style-name="P38">Automate cache clearing</text:p>
      <text:p text:style-name="P38"><text:tab/><text:span text:style-name="Strong_20_Emphasis"><text:span text:style-name="T78">find ~/.cache/ -type f -atime +100 -delete</text:span></text:span></text:p>
      <text:p text:style-name="P92"/>
      <text:p text:style-name="P92">Remove all journalctl older than 2 weeks:</text:p>
      <text:p text:style-name="P92"><text:tab/><text:span text:style-name="Strong_20_Emphasis"><text:span text:style-name="T78">journalctl --vacuum-time=2weeks</text:span></text:span></text:p>
      <text:p text:style-name="P92"><text:span text:style-name="Strong_20_Emphasis"><text:span text:style-name="T78"/></text:span></text:p>
      <text:p text:style-name="P63">Update, upgrade and clear cache</text:p>
      <text:p text:style-name="P159"><text:tab/>sudo pacman -Syu --noconfirm -q</text:p>
      <text:p text:style-name="P159"><text:tab/>sudo pacman -Syyu --noconfirm -q</text:p>
      <text:p text:style-name="P159"><text:tab/>paccache -rvk<text:span text:style-name="T156">1</text:span></text:p>
      <text:p text:style-name="P159"><text:tab/>yay -Syu --noconfirm</text:p>
      <text:p text:style-name="P159"><text:tab/>yay --clean -Sc --noconfirm</text:p>
      <text:p text:style-name="P159"><text:tab/>sudo snap refresh</text:p>
      <text:p text:style-name="P159"><text:tab/><text:span text:style-name="T157">rm -rf /tmp/*</text:span></text:p>
      <text:p text:style-name="P159"><text:span text:style-name="Strong_20_Emphasis"><text:span text:style-name="T79"><text:tab/>reboot</text:span></text:span></text:p>
      <text:p text:style-name="P193"><text:bookmark-start text:name="4.10 Troubleshooting"/>Troubleshooting<text:bookmark-end text:name="4.10 Troubleshooting"/></text:p>
      <text:p text:style-name="P40"/>
      <text:p text:style-name="P81"><text:a xlink:type="simple" xlink:href="https://wiki.archlinux.org/title/bluetooth#Installation" text:style-name="Internet_20_link" text:visited-style-name="Visited_20_Internet_20_Link">If bluet</text:a><text:a xlink:type="simple" xlink:href="https://wiki.archlinux.org/title/bluetooth#Installation" text:style-name="Internet_20_link" text:visited-style-name="Visited_20_Internet_20_Link"><text:span text:style-name="T20">o</text:span></text:a><text:a xlink:type="simple" xlink:href="https://wiki.archlinux.org/title/bluetooth#Installation" text:style-name="Internet_20_link" text:visited-style-name="Visited_20_Internet_20_Link">oth is not working</text:a></text:p>
      <text:p text:style-name="P81"><text:tab/><text:span text:style-name="Strong_20_Emphasis"><text:span text:style-name="T78">sudo systemctl enable bluetooth &amp;&amp; sudo systemctl start bluetooth</text:span></text:span></text:p>
      <text:p text:style-name="P79"/>
      <text:p text:style-name="P79"><text:a xlink:type="simple" xlink:href="https://wiki.archlinux.org/title/Getty#Have_boot_messages_stay_on_tty1" text:style-name="Internet_20_link" text:visited-style-name="Visited_20_Internet_20_Link">Have boot messages stay on </text:a><text:a xlink:type="simple" xlink:href="https://wiki.archlinux.org/title/Getty#Have_boot_messages_stay_on_tty1" text:style-name="Internet_20_link" text:visited-style-name="Visited_20_Internet_20_Link"><text:span text:style-name="T122">screen</text:span></text:a></text:p>
      <text:p text:style-name="P79"><text:tab/><text:span text:style-name="Strong_20_Emphasis"><text:span text:style-name="T78">su</text:span></text:span></text:p>
      <text:p text:style-name="P79"><text:span text:style-name="Strong_20_Emphasis"><text:span text:style-name="T78"><text:tab/>mkdir /etc/systemd/system/getty@tty1.service.d</text:span></text:span></text:p>
      <text:p text:style-name="P79"><text:span text:style-name="Strong_20_Emphasis"><text:span text:style-name="T78"><text:tab/>nano /etc/systemd/system/getty@tty1.service.d/noclear.conf</text:span></text:span></text:p>
      <text:p text:style-name="P79"><text:tab/><text:tab/>[Service]</text:p>
      <text:p text:style-name="P79"><text:tab/><text:tab/>TTYVTDisallocate=no</text:p>
      <text:p text:style-name="P79"/>
      <text:p text:style-name="P91">Unable to make AUR packages</text:p>
      <text:p text:style-name="P90"><text:tab/><text:span text:style-name="T155">Is /tmp full?</text:span></text:p>
      <text:p text:style-name="P90"><text:tab/><text:tab/><text:span text:style-name="Strong_20_Emphasis"><text:span text:style-name="T78">df -h /tmp</text:span></text:span></text:p>
      <text:p text:style-name="P90"><text:tab/><text:span text:style-name="T155">Clear it if it’s full</text:span></text:p>
      <text:p text:style-name="P90"><text:tab/><text:tab/><text:span text:style-name="Strong_20_Emphasis"><text:span text:style-name="T78">rm -rf /tmp/*</text:span></text:span></text:p>
      <text:p text:style-name="P91"><text:tab/><text:tab/>Note: you can do a restart as well to clear this.</text:p>
      <text:p text:style-name="P91"/>
      <text:p text:style-name="P79">Failed services:</text:p>
      <text:p text:style-name="P79"><text:tab/><text:tab/><text:span text:style-name="Strong_20_Emphasis"><text:span text:style-name="T78">systemctl --failed</text:span></text:span></text:p>
      <text:p text:style-name="P79"/>
      <text:p text:style-name="P79">Logfiles:</text:p>
      <text:p text:style-name="P79"><text:tab/><text:tab/><text:span text:style-name="Strong_20_Emphasis"><text:span text:style-name="T78">journalctl -p 3 -b</text:span></text:span></text:p>
      <text:p text:style-name="P79"/>
      <text:p text:style-name="P79"/>
      <text:p text:style-name="P79">Check packages that were installed but no packages depend on them now:</text:p>
      <text:p text:style-name="P79"><text:tab/><text:tab/><text:span text:style-name="Strong_20_Emphasis"><text:span text:style-name="T78">pacman -Qtd</text:span></text:span></text:p>
      <text:p text:style-name="P79"/>
      <text:p text:style-name="P79">Manually installed packages that no package depend on:</text:p>
      <text:p text:style-name="P79"><text:tab/><text:tab/><text:span text:style-name="Strong_20_Emphasis"><text:span text:style-name="T78">pacman -Qm</text:span></text:span></text:p>
      <text:p text:style-name="P79"/>
      <text:p text:style-name="P79">List installed packages:</text:p>
      <text:p text:style-name="P79"><text:tab/><text:span text:style-name="Strong_20_Emphasis"><text:span text:style-name="T78">pacman -Ql</text:span></text:span></text:p>
      <text:p text:style-name="P79"><text:span text:style-name="Strong_20_Emphasis"><text:span text:style-name="T78"><text:tab/>yay -Ql</text:span></text:span></text:p>
      <text:p text:style-name="P79"/>
      <text:p text:style-name="P84">Touchpad not working:<text:span text:style-name="T84"><text:tab/><text:tab/></text:span></text:p>
      <text:p text:style-name="P79"><text:tab/><text:span text:style-name="Strong_20_Emphasis"><text:span text:style-name="T78">yay -S xf86-input-libinput</text:span></text:span></text:p>
      <text:p text:style-name="P79"/>
      <text:p text:style-name="P104"><text:a xlink:type="simple" xlink:href="https://wiki.archlinux.org/title/Libinput#Installation" text:style-name="Internet_20_link" text:visited-style-name="Visited_20_Internet_20_Link">Check connected usb devices:</text:a><text:tab/><text:tab/></text:p>
      <text:p text:style-name="P104"><text:tab/><text:span text:style-name="Strong_20_Emphasis"><text:span text:style-name="T111">yay -S xorg-xinput</text:span></text:span></text:p>
      <text:p text:style-name="P104"><text:span text:style-name="Strong_20_Emphasis"><text:span text:style-name="T111"><text:tab/>xinput</text:span></text:span></text:p>
      <text:p text:style-name="P83"/>
      <text:p text:style-name="P82"><text:a xlink:type="simple" xlink:href="https://wiki.manjaro.org/index.php/How_to_mount_Windows_(NTFS)_filesystem_due_to_hibernation" text:style-name="Internet_20_link" text:visited-style-name="Visited_20_Internet_20_Link"><text:span text:style-name="T41">Windows unmountable due to hibernation</text:span></text:a></text:p>
      <text:p text:style-name="P66"/>
      <text:p text:style-name="P82"><text:span text:style-name="T41">S</text:span><text:span text:style-name="T21">creen tearing</text:span></text:p>
      <text:p text:style-name="P94"><text:span text:style-name="T24"><text:tab/></text:span><text:a xlink:type="simple" xlink:href="https://wiki.manjaro.org/index.php/Using_Compton_for_a_tear-free_experience_in_Xfce" text:style-name="Internet_20_link" text:visited-style-name="Visited_20_Internet_20_Link">Using compton</text:a></text:p>
      <text:p text:style-name="P94"><text:tab/><text:a xlink:type="simple" xlink:href="https://wiki.manjaro.org/index.php/DMenu" text:style-name="Internet_20_link" text:visited-style-name="Visited_20_Internet_20_Link"><text:span text:style-name="T48">Using dmenu</text:span></text:a></text:p>
      <text:p text:style-name="P94"><text:tab/><text:a xlink:type="simple" xlink:href="https://wiki.manjaro.org/index.php/Simple_fix_for_screen_tearing_-_nVidia" text:style-name="Internet_20_link" text:visited-style-name="Visited_20_Internet_20_Link"><text:span text:style-name="T48">Fixes specifically for NVIDIA</text:span></text:a></text:p>
      <text:p text:style-name="P94"/>
      <text:p text:style-name="P95"><text:a xlink:type="simple" xlink:href="https://wiki.manjaro.org/index.php/Volume_Stuck_on_Mute_(XFCE_Desktop)" text:style-name="Internet_20_link" text:visited-style-name="Visited_20_Internet_20_Link"><text:span text:style-name="T23">Volume stuck on mute</text:span></text:a></text:p>
      <text:p text:style-name="P48"/>
      <text:p text:style-name="P96"><text:a xlink:type="simple" xlink:href="https://wiki.manjaro.org/index.php/Reactivating_the_Backlight" text:style-name="Internet_20_link" text:visited-style-name="Visited_20_Internet_20_Link"><text:span text:style-name="T28">Reactivating the screen backlight (BIOS ONLY)</text:span></text:a></text:p>
      <text:p text:style-name="P50"><text:span text:style-name="Strong_20_Emphasis"><text:span text:style-name="T78">sudo sed -i "s/\(GRUB_CMDLINE_LINUX=\)\"\"/\1\"acpi_osi=Linux acpi_backlight=vendor\"/" /etc/default/grub -i</text:span></text:span></text:p>
      <text:p text:style-name="P49"><text:span text:style-name="Strong_20_Emphasis"><text:span text:style-name="T78">sudo update-grub</text:span></text:span></text:p>
      <text:p text:style-name="P49"><text:span text:style-name="Strong_20_Emphasis"><text:span text:style-name="T78"/></text:span></text:p>
      <text:p text:style-name="P49"><text:span text:style-name="Strong_20_Emphasis"><text:span text:style-name="T78"/></text:span></text:p>
      <text:p text:style-name="P51"><text:span text:style-name="Strong_20_Emphasis"><text:span text:style-name="T82">Enable </text:span></text:span><text:span text:style-name="Strong_20_Emphasis"><text:span text:style-name="T83">crontab</text:span></text:span></text:p>
      <text:p text:style-name="P51"><text:span text:style-name="Strong_20_Emphasis"><text:span text:style-name="T83"><text:tab/>sudo pacman -S cronie</text:span></text:span></text:p>
      <text:p text:style-name="P51"><text:span text:style-name="Strong_20_Emphasis"><text:span text:style-name="T83"><text:tab/>sudo systemctl enable cronie.service</text:span></text:span></text:p>
      <text:p text:style-name="P51"><text:span text:style-name="Strong_20_Emphasis"><text:span text:style-name="T83"><text:tab/>sudo systemctl start cronie.service</text:span></text:span></text:p>
      <text:p text:style-name="P51"><text:span text:style-name="Strong_20_Emphasis"><text:span text:style-name="T83"/></text:span></text:p>
      <text:p text:style-name="P194"><text:bookmark-start text:name="5. Useful commands"/>Useful commands<text:bookmark-end text:name="5. Useful commands"/></text:p>
      <text:p text:style-name="P49"/>
      <text:p text:style-name="P97"><text:a xlink:type="simple" xlink:href="https://kifarunix.com/uncomment-lines-in-a-file-using-sed-in-linux/" text:style-name="Internet_20_link" text:visited-style-name="Visited_20_Internet_20_Link"><text:span text:style-name="T49">Using SED to uncomment</text:span></text:a></text:p>
      <text:p text:style-name="P105">Uncomment when text matches:</text:p>
      <text:p text:style-name="P105"><text:tab/><text:span text:style-name="T43">sudo sed -i '/*SEARCH_FOR_THIS*/s/^#/g' WHERE_TO_UNCOMMENT</text:span></text:p>
      <text:p text:style-name="P129"><text:tab/>sudo sed -i '/autologin-user=hakszi/s/^#//g' /etc/lightdm/lightdm.conf</text:p>
      <text:p text:style-name="P105"/>
      <text:p text:style-name="P105">Uncomment at line X:</text:p>
      <text:p text:style-name="P106"><text:s text:c="9"/><text:tab/><text:span text:style-name="T43">sed '*line_number*s/^#//' /etc/pacman.conf</text:span></text:p>
      <text:p text:style-name="P106"><text:span text:style-name="T21"><text:tab/></text:span><text:span text:style-name="T85">sed '93s/^#//' /etc/pacman.conf</text:span></text:p>
      <text:p text:style-name="P116"/>
      <text:p text:style-name="P116">Setup alias SSH connection with password</text:p>
      <text:p text:style-name="P116"><text:tab/><text:span text:style-name="T125">sshpass -p *PASSWORD_HERE* ssh *username*@*ip_address*</text:span></text:p>
      <text:p text:style-name="P116"><text:tab/><text:span text:style-name="T86">sshpass -p hakszi ssh </text:span><text:a xlink:type="simple" xlink:href="mailto:pi@pi.hole" text:style-name="Internet_20_link" text:visited-style-name="Visited_20_Internet_20_Link">pi@pi.hole</text:a></text:p>
      <text:p text:style-name="P130"/>
      <text:p text:style-name="P122">Run the last command with sudo</text:p>
      <text:p text:style-name="P101"><text:span text:style-name="T72"><text:tab/></text:span><text:span text:style-name="T73">s</text:span><text:span text:style-name="T72">udo !!</text:span></text:p>
      <text:p text:style-name="P198"><text:bookmark-start text:name="5.1 Unsafe commands"/>Unsafe commands<text:bookmark-end text:name="5.1 Unsafe commands"/></text:p>
      <text:p text:style-name="P126">(without thinking)</text:p>
      <text:p text:style-name="P199"/>
      <text:list xml:id="list1060277431" text:style-name="L2">
        <text:list-item>
          <text:p text:style-name="P232"><text:span text:style-name="Strong_20_Emphasis"><text:span text:style-name="T112">pacman -Sy</text:span></text:span></text:p>
          <text:list>
            <text:list-item>
              <text:p text:style-name="P235">Note that this is essential when installing the system.</text:p>
            </text:list-item>
            <text:list-item>
              <text:p text:style-name="P236">The bash script checkupdates, included with the pacman package, provides a safe way to check for upgrades to installed packages without running a system update at the same time.</text:p>
            </text:list-item>
            <text:list-item>
              <text:p text:style-name="P237">TLDR: Refreshes package list, without upgrading the system, <text:span text:style-name="T142">and this </text:span>could lead to dependency issues.</text:p>
            </text:list-item>
          </text:list>
        </text:list-item>
        <text:list-item>
          <text:p text:style-name="P233"><text:span text:style-name="Strong_20_Emphasis"><text:span text:style-name="T112">rm -rf</text:span></text:span></text:p>
          <text:list>
            <text:list-item>
              <text:p text:style-name="P237">Doesn’t ask, whether you want to uninstall the files, or not <text:span text:style-name="T139">and deletes everything recursively</text:span>. You can delete essential system files with this. Use safe-rm (<text:span text:style-name="T140">yay -S safe-rm</text:span>).</text:p>
            </text:list-item>
          </text:list>
        </text:list-item>
        <text:list-item>
          <text:p text:style-name="P233"><text:span text:style-name="Strong_20_Emphasis"><text:span text:style-name="T112">dd</text:span></text:span></text:p>
          <text:list>
            <text:list-item>
              <text:p text:style-name="P237">Informally known as disk destroyer (be very careful when using this)</text:p>
            </text:list-item>
          </text:list>
        </text:list-item>
        <text:list-item>
          <text:p text:style-name="P234"><text:span text:style-name="Strong_20_Emphasis"><text:span text:style-name="T112">chmod 777</text:span></text:span></text:p>
          <text:list>
            <text:list-item>
              <text:p text:style-name="P238"><text:a xlink:type="simple" xlink:href="https://linuxize.com/post/what-does-chmod-777-mean/" text:style-name="Internet_20_link" text:visited-style-name="Visited_20_Internet_20_Link"><text:span text:style-name="T74">What does chmod 777 mean?</text:span></text:a></text:p>
            </text:list-item>
            <text:list-item>
              <text:p text:style-name="P239">TLDR: Setting 777 permissions to a file or directory means that it will be readable, writable and executable by all users and may pose a huge security risk.</text:p>
            </text:list-item>
          </text:list>
        </text:list-item>
      </text:list>
      <text:p text:style-name="P125"/>
      <text:p text:style-name="P100"><text:a xlink:type="simple" xlink:href="https://www.tecmint.com/10-most-dangerous-commands-you-should-never-execute-on-linux/" text:style-name="Internet_20_link" text:visited-style-name="Visited_20_Internet_20_Link"><text:span text:style-name="T138">Other dangerous commands</text:span></text:a></text:p>
      <text:p text:style-name="P202"><text:bookmark-start text:name="6. Gaming"/><text:span text:style-name="T124">Gaming</text:span><text:bookmark-end text:name="6. Gaming"/><text:span text:style-name="T52"><text:line-break/></text:span></text:p>
      <text:p text:style-name="P97"><text:a xlink:type="simple" xlink:href="https://www.makeuseof.com/turn-arch-linux-into-a-gaming-system-with-steam/" text:style-name="Internet_20_link" text:visited-style-name="Visited_20_Internet_20_Link"><text:span text:style-name="T87">Getting steam set up:</text:span></text:a></text:p>
      <text:p text:style-name="P97"><text:span text:style-name="Strong_20_Emphasis"><text:span text:style-name="T78">sudo mkdir ~/.fonts/ &amp;&amp; cd ~/.fonts/</text:span></text:span></text:p>
      <text:p text:style-name="P107"><text:span text:style-name="Strong_20_Emphasis"><text:span text:style-name="T111">wget https://support.steampowered.com/downloads/1974-YFKL-4947/SteamFonts.zip</text:span></text:span></text:p>
      <text:p text:style-name="P107"><text:span text:style-name="Strong_20_Emphasis"><text:span text:style-name="T111">unzip SteamFonts.zip &amp;&amp; rm SteamFonts.zip</text:span></text:span></text:p>
      <text:p text:style-name="P107"/>
      <text:p text:style-name="P109"><text:a xlink:type="simple" xlink:href="https://github.com/sammilucia/arch-gaming#update-your-kernel" text:style-name="Internet_20_link" text:visited-style-name="Visited_20_Internet_20_Link">Mouse latency</text:a></text:p>
      <text:p text:style-name="P110"><text:tab/><text:span text:style-name="Strong_20_Emphasis"><text:span text:style-name="T111">sudo nano /etc/default/grub</text:span></text:span></text:p>
      <text:p text:style-name="P110"><text:tab/>add:<text:tab/><text:tab/>usbhid.mousepoll=1 <text:s/></text:p>
      <text:p text:style-name="P109"><text:tab/>to:<text:tab/><text:tab/>GRUB_CMDLINE_LINUX_DEFAULT</text:p>
      <text:p text:style-name="P111"><text:tab/><text:span text:style-name="Strong_20_Emphasis"><text:span text:style-name="T111">update-grub</text:span></text:span></text:p>
      <text:p text:style-name="P109"/>
      <text:p text:style-name="P109"><text:a xlink:type="simple" xlink:href="https://github.com/sammilucia" text:style-name="Internet_20_link" text:visited-style-name="Visited_20_Internet_20_Link"><text:span text:style-name="T88">STEAM</text:span></text:a><text:tab/></text:p>
      <text:p text:style-name="P109"><text:tab/><text:a xlink:type="simple" xlink:href="https://github.com/sammilucia/arch-gaming#steam-configuration" text:style-name="Internet_20_link" text:visited-style-name="Visited_20_Internet_20_Link">Steam configuration</text:a></text:p>
      <text:p text:style-name="P97"><text:span text:style-name="T51"><text:tab/></text:span><text:a xlink:type="simple" xlink:href="https://github.com/sammilucia/arch-gaming#enable-game-mode-scheduling" text:style-name="Internet_20_link" text:visited-style-name="Visited_20_Internet_20_Link">Enable game mode sceduling (performance improvement)</text:a></text:p>
      <text:p text:style-name="P97"><text:span text:style-name="T51"><text:tab/></text:span><text:a xlink:type="simple" xlink:href="https://github.com/sammilucia/arch-gaming#enable-saving-the-shader-cache" text:style-name="Internet_20_link" text:visited-style-name="Visited_20_Internet_20_Link">Enable saving the Shader Cache</text:a></text:p>
      <text:p text:style-name="P97"><text:span text:style-name="T88"><text:tab/></text:span><text:a xlink:type="simple" xlink:href="https://github.com/sammilucia/arch-gaming#fix-laggy-screen-updates" text:style-name="Internet_20_link" text:visited-style-name="Visited_20_Internet_20_Link"><text:span text:style-name="T88">Laggy screen updates</text:span></text:a></text:p>
      <text:p text:style-name="P97"><text:span text:style-name="T88"><text:tab/></text:span><text:a xlink:type="simple" xlink:href="https://github.com/sammilucia/arch-gaming#using-environment-variables-instead" text:style-name="Internet_20_link" text:visited-style-name="Visited_20_Internet_20_Link"><text:span text:style-name="T88">using enviroment variables</text:span></text:a></text:p>
      <text:p text:style-name="P97"/>
      <text:p text:style-name="P97"><text:a xlink:type="simple" xlink:href="https://www.reddit.com/r/archlinux/comments/u9pto2/setup_an_amd_gpu_for_daily_usage/" text:style-name="Internet_20_link" text:visited-style-name="Visited_20_Internet_20_Link"><text:span text:style-name="T89">Set-up an AMD GPU for daily usage (Graphics,Gaming,Compute,etc) in Arch Linux.</text:span></text:a>:</text:p>
      <text:p text:style-name="P99"><text:tab/><text:span text:style-name="Strong_20_Emphasis"><text:span text:style-name="T78">sudo nano /etc/environment<text:tab/></text:span></text:span></text:p>
      <text:p text:style-name="P209"><text:tab/><text:tab/>AMD_VULKAN_ICD=RADV<text:tab/></text:p>
      <text:p text:style-name="P97"/>
      <text:p text:style-name="P97">Complied for certain games:</text:p>
      <text:p text:style-name="P97"><text:tab/><text:span text:style-name="Strong_20_Emphasis"><text:span text:style-name="T78">yay -S wine-ge-custom</text:span></text:span></text:p>
      <text:p text:style-name="P97"/>
      <text:p text:style-name="P131">Java (<text:span text:style-name="T126">if another version is needed</text:span>):</text:p>
      <text:p text:style-name="P131"><text:tab/>Find all available versions</text:p>
      <text:p text:style-name="P131"><text:tab/><text:tab/><text:span text:style-name="Strong_20_Emphasis"><text:span text:style-name="T78">sudo pacman -sS java | grep jdk</text:span></text:span></text:p>
      <text:p text:style-name="P117"><text:tab/>Install the one you want.</text:p>
      <text:p text:style-name="P108"><text:tab/></text:p>
      <text:p text:style-name="P108"><text:a xlink:type="simple" xlink:href="https://wiki.archlinux.org/title/wine#WINEARCH" text:style-name="Internet_20_link" text:visited-style-name="Visited_20_Internet_20_Link">32 bit wine</text:a></text:p>
      <text:p text:style-name="P98"><text:a xlink:type="simple" xlink:href="https://github.com/lutris/docs/blob/master/Origin.md" text:style-name="Internet_20_link" text:visited-style-name="Visited_20_Internet_20_Link"><text:span text:style-name="T50">origin</text:span></text:a></text:p>
      <text:p text:style-name="P98"><text:a xlink:type="simple" xlink:href="https://www.addictivetips.com/ubuntu-linux-tips/how-to-use-ea-origin-on-linux/" text:style-name="Internet_20_link" text:visited-style-name="Visited_20_Internet_20_Link"><text:span text:style-name="T87">origin on linux #2</text:span></text:a></text:p>
      <text:p text:style-name="P98"><text:a xlink:type="simple" xlink:href="https://lutris.net/games/simcity-2013/" text:style-name="Internet_20_link" text:visited-style-name="Visited_20_Internet_20_Link"><text:span text:style-name="T87">Simcity</text:span></text:a></text:p>
      <text:p text:style-name="P118">Lutris install</text:p>
      <text:p text:style-name="P196"><text:bookmark-start text:name="7. Security"/>Security<text:bookmark-end text:name="7. Security"/></text:p>
      <text:p text:style-name="P69"/>
      <text:p text:style-name="P177"><text:a xlink:type="simple" xlink:href="https://wiki.manjaro.org/index.php/Block_Lists_for_Deluge_%26_qBittorrent" text:style-name="Internet_20_link" text:visited-style-name="Visited_20_Internet_20_Link">Block list for qbittorent</text:a><text:span text:style-name="T38"> </text:span><text:span text:style-name="T39">&amp; original list can be found </text:span><text:a xlink:type="simple" xlink:href="http://hostex.de/?hash=MTEwOTIyLWlwZmlsdGVyLnYwMTUyLnppcA==&amp;fid=1316700423&amp;trace=11496907" text:style-name="Internet_20_link" text:visited-style-name="Visited_20_Internet_20_Link">here</text:a></text:p>
      <text:p text:style-name="P68"><text:tab/><text:span text:style-name="Strong_20_Emphasis"><text:span text:style-name="T78">cd ~/.config/qBittorrent/</text:span></text:span></text:p>
      <text:p text:style-name="P70"><text:tab/><text:span text:style-name="T123">download files from </text:span><text:a xlink:type="simple" xlink:href="https://github.com/hakszihu/ArchSettings/blob/main/ipfilter.dat" text:style-name="Internet_20_link" text:visited-style-name="Visited_20_Internet_20_Link"><text:span text:style-name="T123">here</text:span></text:a><text:span text:style-name="T123"> into this folder.</text:span></text:p>
      <text:p text:style-name="P70"/>
      <text:p text:style-name="P71"><text:a xlink:type="simple" xlink:href="https://stafwag.github.io/blog/blog/2018/02/10/update-your-cpu-microcodeon-arch-linux/" text:style-name="Internet_20_link" text:visited-style-name="Visited_20_Internet_20_Link"><text:span text:style-name="T13">Microcode</text:span></text:a></text:p>
      <text:p text:style-name="P41">AMD</text:p>
      <text:p text:style-name="P41"><text:tab/><text:span text:style-name="Strong_20_Emphasis"><text:span text:style-name="T78">sudo pacman -Syy amd-ucode</text:span></text:span></text:p>
      <text:p text:style-name="P41"><text:tab/><text:span text:style-name="Strong_20_Emphasis"><text:span text:style-name="T78">yay -S iucode-tool</text:span></text:span></text:p>
      <text:p text:style-name="P41"><text:span text:style-name="Strong_20_Emphasis"><text:span text:style-name="T78"><text:tab/>sudo update-grub</text:span></text:span></text:p>
      <text:p text:style-name="P41"/>
      <text:p text:style-name="P41">Intel</text:p>
      <text:p text:style-name="P41"><text:tab/><text:span text:style-name="Strong_20_Emphasis"><text:span text:style-name="T78">sudo pacman -Syy intel-ucode</text:span></text:span></text:p>
      <text:p text:style-name="P41"><text:span text:style-name="Strong_20_Emphasis"><text:span text:style-name="T78"><text:tab/>yay -S iucode-tool</text:span></text:span></text:p>
      <text:p text:style-name="P41"><text:span text:style-name="Strong_20_Emphasis"><text:span text:style-name="T78"><text:tab/>sudo update-grub</text:span></text:span></text:p>
      <text:p text:style-name="P67"/>
      <text:p text:style-name="P77"><text:a xlink:type="simple" xlink:href="https://wiki.archlinux.org/title/Security#Enforcing_strong_passwords_with_pam_pwquality" text:style-name="Internet_20_link" text:visited-style-name="Visited_20_Internet_20_Link"><text:span text:style-name="T13">Enforcing strong passwords</text:span></text:a></text:p>
      <text:p text:style-name="P76"><text:a xlink:type="simple" xlink:href="https://wiki.archlinux.org/title/firejail" text:style-name="Internet_20_link" text:visited-style-name="Visited_20_Internet_20_Link"><text:span text:style-name="T13">Running apps in sandbox (firejail)</text:span></text:a></text:p>
      <text:p text:style-name="P76"><text:a xlink:type="simple" xlink:href="https://wiki.manjaro.org/index.php/Firejail" text:style-name="Internet_20_link" text:visited-style-name="Visited_20_Internet_20_Link"><text:span text:style-name="T14">Firejail (manjaro)</text:span></text:a></text:p>
      <text:p text:style-name="P68"><text:a xlink:type="simple" xlink:href="https://wiki.archlinux.org/title/Polkit#Installation" text:style-name="Internet_20_link" text:visited-style-name="Visited_20_Internet_20_Link">Running apps in sandbox (polkit)</text:a></text:p>
      <text:p text:style-name="P68"/>
      <text:p text:style-name="P68"/>
      <text:p text:style-name="P195"><text:bookmark-start text:name="9. Saving &amp; reloading the system"/>Saving &amp; reloading the system<text:bookmark-end text:name="9. Saving &amp; reloading the system"/></text:p>
      <text:p text:style-name="P54"/>
      <text:p text:style-name="P54">Save:</text:p>
      <text:p text:style-name="P54"><text:tab/><text:span text:style-name="T58">fstrim /</text:span></text:p>
      <text:p text:style-name="P55"><text:tab/><text:span text:style-name="T58">dd if=/</text:span><text:span text:style-name="T60">partition/to/be/written/on</text:span><text:span text:style-name="T59"> </text:span><text:span text:style-name="T58">bs=64M status=progress | zstd -q3T2c --adapt - &gt; </text:span><text:span text:style-name="T60">NAME</text:span><text:span text:style-name="T59">.img.zst</text:span></text:p>
      <text:p text:style-name="P231"><text:span text:style-name="T91"><text:tab/></text:span><text:span text:style-name="T66">dd if=/dev/</text:span><text:span text:style-name="T67">sda</text:span><text:span text:style-name="T66"> bs=64M status=progress | zstd -q3T2c --adapt - &gt; </text:span><text:span text:style-name="T64">arch</text:span><text:span text:style-name="T66">.img.</text:span><text:span text:style-name="T63">zst</text:span></text:p>
      <text:p text:style-name="P231"><text:span text:style-name="T62"><text:tab/>dd if=/dev/nvme0n1 bs=64M status=progress | zstd -q3T2c --adapt - &gt; </text:span><text:span text:style-name="T64">arch</text:span><text:span text:style-name="T62">.img.</text:span><text:span text:style-name="T63">zst</text:span></text:p>
      <text:p text:style-name="P54"/>
      <text:p text:style-name="P54">Reload <text:span text:style-name="T93">previous save </text:span><text:span text:style-name="T141">(from a live system)</text:span>:</text:p>
      <text:p text:style-name="P54"><text:tab/><text:span text:style-name="T59">zstd -vkdc /</text:span><text:span text:style-name="T60">backup/file</text:span><text:span text:style-name="T59">.img.zst | dd of=/dev/sdX bs=4M status=progress</text:span></text:p>
      <text:p text:style-name="P230"><text:span text:style-name="T56"><text:tab/></text:span><text:span text:style-name="T64">zstd -vkdc arch.img.zst | dd of=/dev/sda bs=4M status=progress</text:span></text:p>
      <text:p text:style-name="P230"><text:span text:style-name="T64"><text:tab/>zstd -vkdc arch</text:span><text:span text:style-name="T63">.img.zst | dd of=/dev/</text:span><text:span text:style-name="T65">nvme0n1</text:span><text:span text:style-name="T63"> bs=4M status=progress</text:span></text:p>
      <text:p text:style-name="P119"/>
      <text:p text:style-name="P121"><text:span text:style-name="T128">Speed up save and reload</text:span>:</text:p>
      <text:p text:style-name="P121"><text:tab/><text:span text:style-name="Strong_20_Emphasis"><text:span text:style-name="T111">su</text:span></text:span></text:p>
      <text:p text:style-name="P121"><text:tab/><text:span text:style-name="Strong_20_Emphasis"><text:span text:style-name="T111">cd</text:span></text:span> /<text:span text:style-name="T128">where/you/save/or/load/backup/from</text:span></text:p>
      <text:p text:style-name="P56"><text:span text:style-name="T57"><text:tab/></text:span><text:span text:style-name="T56"> </text:span></text:p>
      <text:p text:style-name="P121">Troubleshooting:</text:p>
      <text:p text:style-name="P121"><text:tab/>Problem #1: <text:span text:style-name="T128">Terminal kills program, ram usage at 100%</text:span></text:p>
      <text:p text:style-name="P121"><text:tab/>Solution to #1: <text:span text:style-name="T128">Extend ram</text:span>, <text:span text:style-name="T128">or </text:span><text:span text:style-name="T129">(slower method)</text:span>:</text:p>
      <text:p text:style-name="P132"><text:span text:style-name="T68"><text:tab/><text:tab/></text:span><text:span text:style-name="T69"><text:tab/></text:span><text:span text:style-name="Strong_20_Emphasis"><text:span text:style-name="T78">sudo nano /etc/makepkg.conf</text:span></text:span></text:p>
      <text:p text:style-name="P205"><text:span text:style-name="T1"><text:tab/><text:tab/><text:tab/><text:tab/></text:span><text:span text:style-name="T68">MAKEFLAGS="-j</text:span><text:span text:style-name="T70">2</text:span><text:span text:style-name="T68">"<text:line-break/><text:line-break/></text:span></text:p>
      <text:p text:style-name="P197"><text:bookmark-start text:name="8. Extra productiveness"/>Extra productiveness<text:bookmark-end text:name="8. Extra productiveness"/></text:p>
      <text:p text:style-name="P204"><text:a xlink:type="simple" xlink:href="https://wiki.manjaro.org/index.php/Keyboard_and_Mouse_Sharing" text:style-name="Internet_20_link" text:visited-style-name="Visited_20_Internet_20_Link"><text:span text:style-name="T25"/></text:a></text:p>
      <text:p text:style-name="P205"><text:a xlink:type="simple" xlink:href="https://wiki.manjaro.org/index.php/Keyboard_and_Mouse_Sharing" text:style-name="Internet_20_link" text:visited-style-name="Visited_20_Internet_20_Link"><text:span text:style-name="T40">Control 2 PC with one mouse and keyboard</text:span></text:a></text:p>
      <text:p text:style-name="P205"><text:a xlink:type="simple" xlink:href="https://wiki.manjaro.org/index.php/VirtualBox" text:style-name="Internet_20_link" text:visited-style-name="Visited_20_Internet_20_Link"><text:span text:style-name="T71">Set up virtualbox on arch</text:span></text:a></text:p>
      <text:p text:style-name="P211"><text:span text:style-name="T76">U</text:span><text:span text:style-name="T75">seful things to take a look at later (guessed right, procastination)</text:span></text:p>
      <text:p text:style-name="P124"/>
      <text:p text:style-name="P124">https://wiki.archlinux.org/title/Frequently_asked_questions</text:p>
      <text:p text:style-name="P124">https://wiki.archlinux.org/title/Improving_performance</text:p>
      <text:p text:style-name="P124">https://wiki.archlinux.org/title/Improving_performance/Boot_process</text:p>
      <text:p text:style-name="P124">https://wiki.archlinux.org/title/Security#Enforcing_strong_passwords_with_pam_pwquality</text:p>
      <text:p text:style-name="P124"/>
      <text:p text:style-name="P124">https://wiki.archlinux.org/title/Lenovo_V15_G2-ALC</text:p>
      <text:p text:style-name="P124">https://wiki.archlinux.org/title/Lenovo_V15_G2-ALC#Function_Keys</text:p>
      <text:p text:style-name="P124"/>
      <text:p text:style-name="P124">https://wiki.archlinux.org/title/System_maintenance</text:p>
      <text:p text:style-name="P124">https://wiki.archlinux.org/title/Security</text:p>
      <text:p text:style-name="P124">https://wiki.archlinux.org/title/Domain_name_resolution#Privacy_and_security</text:p>
      <text:p text:style-name="P124">https://wiki.archlinux.org/title/Power_management#Power_management_with_systemd</text:p>
      <text:p text:style-name="P124">https://wiki.archlinux.org/title/CPU_frequency_scaling</text:p>
      <text:p text:style-name="P124">https://wiki.archlinux.org/title/Solid_state_drive</text:p>
      <text:p text:style-name="P124">https://wiki.archlinux.org/title/Uniform_look_for_Qt_and_GTK_applications</text:p>
      <text:p text:style-name="P124"/>
      <text:p text:style-name="P124">https://wiki.archlinux.org/title/Backlight</text:p>
      <text:p text:style-name="P124">https://wiki.archlinux.org/title/Webcam_setup</text:p>
      <text:p text:style-name="P124">https://wiki.archlinux.org/title/Hardware_video_acceleration#NVIDIA</text:p>
      <text:p text:style-name="P124">https://wiki.archlinux.org/title/Acpid</text:p>
      <text:p text:style-name="P124">https://wiki.archlinux.org/title/Extra_keyboard_keys</text:p>
      <text:p text:style-name="P124">https://wiki.archlinux.org/title/Network_configuration/Wireless</text:p>
      <text:p text:style-name="P124">https://wiki.archlinux.org/title/Display_Power_Management_Signaling</text:p>
      <text:p text:style-name="P124">https://wiki.archlinux.org/title/CPU_frequency_scaling</text:p>
      <text:p text:style-name="P123"/>
      <text:p text:style-name="P120"><text:tab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urce Code Pro" svg:font-family="'Source Code Pro'"/>
    <style:font-face style:name="Source Code Pro1" svg:font-family="'Source Code Pro'" style:font-pitch="fixed"/>
    <style:font-face style:name="Source Han Sans CN" svg:font-family="'Source Han Sans CN'" style:font-family-generic="system" style:font-pitch="variable"/>
    <style:font-face style:name="liberation serif" svg:font-family="'liberation serif'" style:font-family-generic="roman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style:style style:name="Foot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Droid Sans Devanagari1" style:font-family-complex="'Droid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Droid Sans Devanagari1" style:font-family-complex="'Droid Sans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6afab5" officeooo:paragraph-rsid="006afab5"/>
    </style:style>
    <style:page-layout style:name="Mpm1">
      <style:page-layout-properties fo:page-width="8.5in" fo:page-height="17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ref text:reference-format="text" text:ref-name="Quick navigation">Quick navigation</text:bookmark-ref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hakszi</meta:initial-creator>
    <meta:creation-date>2022-06-20T13:25:27.618692673</meta:creation-date>
    <dc:date>2022-07-08T16:36:49.173150676</dc:date>
    <meta:editing-duration>PT15H50M17S</meta:editing-duration>
    <meta:editing-cycles>228</meta:editing-cycles>
    <meta:generator>LibreOffice/7.3.4.2$Linux_X86_64 LibreOffice_project/30$Build-2</meta:generator>
    <meta:document-statistic meta:table-count="0" meta:image-count="0" meta:object-count="0" meta:page-count="23" meta:paragraph-count="609" meta:word-count="2439" meta:character-count="19625" meta:non-whitespace-character-count="17417"/>
  </office:meta>
</office:document-meta>
</file>